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Ultrafine_20_Dashed" svg:stroke-color="#808080" draw:fill="solid" draw:fill-color="#ffffff" draw:textarea-horizontal-align="left" draw:textarea-vertical-align="top"/>
    </style:style>
    <style:style style:name="gr3" style:family="graphic" style:parent-style-name="standard">
      <style:graphic-properties draw:stroke="none" draw:stroke-dash="Ultrafine_20_Dashed" svg:stroke-color="#808080" draw:fill-color="#ffffff" draw:textarea-horizontal-align="left"/>
    </style:style>
    <style:style style:name="gr4" style:family="graphic" style:parent-style-name="standard">
      <style:graphic-properties draw:stroke="solid" draw:stroke-dash="Fine_20_Dashed" svg:stroke-width="0cm" svg:stroke-color="#000000" draw:marker-start-width="0.2cm" draw:marker-end-width="0.2cm" draw:fill="none" draw:fill-color="#ffffff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dash" draw:stroke-dash="Ultrafine_20_Dashed" svg:stroke-color="#808080" draw:fill-color="#ffffff" draw:textarea-horizontal-align="left" draw:textarea-vertical-align="middle"/>
    </style:style>
    <style:style style:name="gr6" style:family="graphic" style:parent-style-name="standard">
      <style:graphic-properties draw:stroke="dash" draw:stroke-dash="Ultrafine_20_Dashed" svg:stroke-color="#808080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svg:stroke-color="#808080" draw:fill-color="#ffffff" draw:textarea-horizontal-align="left" draw:textarea-vertical-align="middle"/>
    </style:style>
    <style:style style:name="gr10" style:family="graphic" style:parent-style-name="standard">
      <style:graphic-properties draw:stroke="dash" draw:stroke-dash="Ultrafine_20_Dashed" svg:stroke-color="#808080" draw:fill="solid" draw:fill-color="#ffffff" draw:textarea-horizontal-align="left" draw:textarea-vertical-align="middl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>
      <style:paragraph-properties fo:text-align="center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>
      <style:text-properties fo:font-family="'Courier New'" style:font-family-generic="modern" style:font-pitch="fixed" fo:font-size="10pt" style:font-size-asian="10pt" style:font-size-complex="10pt"/>
    </style:style>
    <style:style style:name="P10" style:family="paragraph">
      <style:paragraph-properties fo:text-align="center"/>
      <style:text-properties fo:font-family="'Courier New'" style:font-family-generic="modern" style:font-pitch="fixed" fo:font-size="10pt" style:font-size-asian="10pt" style:font-size-complex="10pt"/>
    </style:style>
    <style:style style:name="P11" style:family="paragraph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start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Courier New'" style:font-family-generic="modern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family="'Courier New'" style:font-family-generic="modern" style:font-pitch="fixed" fo:font-size="10pt" style:font-size-asian="10pt" style:font-size-complex="10pt"/>
    </style:style>
    <style:style style:name="T8" style:family="text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g>
          <draw:rect draw:style-name="gr1" draw:text-style-name="P2" draw:layer="layout" svg:width="6.5cm" svg:height="1cm" svg:x="1.5cm" svg:y="2cm">
            <text:p text:style-name="P1"><text:span text:style-name="T1">&lt;&lt;enumeration&gt;&gt;</text:span></text:p>
            <text:p text:style-name="P1"><text:span text:style-name="T2">TTreeStates</text:span></text:p>
          </draw:rect>
          <draw:rect draw:style-name="gr2" draw:text-style-name="P4" draw:layer="layout" svg:width="6.5cm" svg:height="0.5cm" svg:x="1.5cm" svg:y="3cm">
            <text:p text:style-name="P3"><text:span text:style-name="T3">tsEmpty</text:span></text:p>
          </draw:rect>
          <draw:rect draw:style-name="gr3" draw:text-style-name="P5" draw:layer="layout" svg:width="6.5cm" svg:height="0.5cm" svg:x="1.5cm" svg:y="3.5cm">
            <text:p><text:span text:style-name="T4">tsCollapsed</text:span></text:p>
          </draw:rect>
          <draw:rect draw:style-name="gr3" draw:text-style-name="P5" draw:layer="layout" svg:width="6.5cm" svg:height="0.5cm" svg:x="1.5cm" svg:y="4cm">
            <text:p><text:span text:style-name="T4">tsExpanded</text:span></text:p>
          </draw:rect>
          <draw:rect draw:style-name="gr3" draw:text-style-name="P5" draw:layer="layout" svg:width="6.5cm" svg:height="0.5cm" svg:x="1.5cm" svg:y="4.5cm">
            <text:p><text:span text:style-name="T4">tsExploring</text:span></text:p>
          </draw:rect>
          <draw:rect draw:style-name="gr3" draw:text-style-name="P5" draw:layer="layout" svg:width="6.5cm" svg:height="0.5cm" svg:x="1.5cm" svg:y="5cm">
            <text:p><text:span text:style-name="T4">tsUnknown</text:span></text:p>
          </draw:rect>
          <draw:rect draw:style-name="gr4" draw:text-style-name="P4" draw:layer="layout" svg:width="6.5cm" svg:height="2.5cm" svg:x="1.5cm" svg:y="3cm">
            <text:p/>
          </draw:rect>
        </draw:g>
        <draw:g>
          <draw:rect draw:style-name="gr1" draw:text-style-name="P2" draw:layer="layout" svg:width="6.5cm" svg:height="1cm" svg:x="1.5cm" svg:y="6cm">
            <text:p text:style-name="P1"><text:span text:style-name="T1">&lt;&lt;enumeration&gt;&gt;</text:span></text:p>
            <text:p text:style-name="P1"><text:span text:style-name="T2">TSDVTreeDirection</text:span></text:p>
          </draw:rect>
          <draw:rect draw:style-name="gr2" draw:text-style-name="P4" draw:layer="layout" svg:width="6.5cm" svg:height="0.5cm" svg:x="1.5cm" svg:y="7cm">
            <text:p text:style-name="P3"><text:span text:style-name="T3">tdStart</text:span></text:p>
          </draw:rect>
          <draw:rect draw:style-name="gr3" draw:text-style-name="P5" draw:layer="layout" svg:width="6.5cm" svg:height="0.5cm" svg:x="1.5cm" svg:y="7.5cm">
            <text:p><text:span text:style-name="T4">tdFinish</text:span></text:p>
          </draw:rect>
          <draw:rect draw:style-name="gr4" draw:text-style-name="P4" draw:layer="layout" svg:width="6.5cm" svg:height="1cm" svg:x="1.5cm" svg:y="7cm">
            <text:p/>
          </draw:rect>
        </draw:g>
      </draw:page>
      <draw:page draw:name="page2" draw:style-name="dp1" draw:master-page-name="Predeterminado">
        <office:forms form:automatic-focus="false" form:apply-design-mode="false"/>
        <draw:rect draw:style-name="gr1" draw:text-style-name="P2" draw:layer="layout" svg:width="24.5cm" svg:height="1.6cm" svg:x="1.5cm" svg:y="1.4cm">
          <text:p text:style-name="P1"><text:span text:style-name="T5">&lt;&lt;class&gt;&gt;</text:span></text:p>
          <text:p text:style-name="P1"><text:span text:style-name="T2">TSDVControlTreeNode</text:span></text:p>
        </draw:rect>
        <draw:rect draw:style-name="gr5" draw:text-style-name="P5" draw:layer="layout" svg:width="5.059cm" svg:height="0.5cm" svg:x="5.5cm" svg:y="4.5cm">
          <text:p><text:span text:style-name="T4">FEnabled</text:span></text:p>
        </draw:rect>
        <draw:rect draw:style-name="gr6" draw:text-style-name="P6" draw:layer="layout" svg:width="0.5cm" svg:height="0.5cm" svg:x="1.5cm" svg:y="4.5cm">
          <text:p text:style-name="P1"><text:span text:style-name="T4">*</text:span></text:p>
        </draw:rect>
        <draw:rect draw:style-name="gr6" draw:text-style-name="P6" draw:layer="layout" svg:width="0.5cm" svg:height="0.5cm" svg:x="2cm" svg:y="4.5cm">
          <text:p text:style-name="P1"><text:span text:style-name="T4">#</text:span></text:p>
        </draw:rect>
        <draw:rect draw:style-name="gr7" draw:text-style-name="P7" draw:layer="layout" svg:width="5.5cm" svg:height="0.5cm" svg:x="10.5cm" svg:y="4.5cm">
          <text:p/>
        </draw:rect>
        <draw:rect draw:style-name="gr8" draw:text-style-name="P8" draw:layer="layout" svg:width="3cm" svg:height="0.5cm" svg:x="2.5cm" svg:y="4.5cm">
          <text:p text:style-name="P1"><text:span text:style-name="T6">variable</text:span></text:p>
        </draw:rect>
        <draw:rect draw:style-name="gr5" draw:text-style-name="P9" draw:layer="layout" svg:width="4cm" svg:height="0.5cm" svg:x="16cm" svg:y="4.5cm">
          <text:p><text:span text:style-name="T7">: Boolean</text:span></text:p>
        </draw:rect>
        <draw:rect draw:style-name="gr9" draw:text-style-name="P9" draw:layer="layout" svg:width="6cm" svg:height="0.5cm" svg:x="20cm" svg:y="4.5cm">
          <text:p/>
        </draw:rect>
        <draw:rect draw:style-name="gr5" draw:text-style-name="P5" draw:layer="layout" svg:width="5.059cm" svg:height="0.5cm" svg:x="5.5cm" svg:y="13.5cm">
          <text:p><text:span text:style-name="T4">Text</text:span></text:p>
        </draw:rect>
        <draw:rect draw:style-name="gr6" draw:text-style-name="P6" draw:layer="layout" svg:width="0.5cm" svg:height="0.5cm" svg:x="1.5cm" svg:y="13.5cm">
          <text:p text:style-name="P1"><text:span text:style-name="T4">.</text:span></text:p>
        </draw:rect>
        <draw:rect draw:style-name="gr6" draw:text-style-name="P6" draw:layer="layout" svg:width="0.5cm" svg:height="0.5cm" svg:x="2cm" svg:y="13.5cm">
          <text:p text:style-name="P1"><text:span text:style-name="T4"><text:s/></text:span><text:span text:style-name="T4">+ </text:span></text:p>
        </draw:rect>
        <draw:rect draw:style-name="gr7" draw:text-style-name="P7" draw:layer="layout" svg:width="5.5cm" svg:height="0.5cm" svg:x="10.5cm" svg:y="13.5cm">
          <text:p/>
        </draw:rect>
        <draw:rect draw:style-name="gr7" draw:text-style-name="P7" draw:layer="layout" svg:width="5.5cm" svg:height="0.5cm" svg:x="10.5cm" svg:y="13.5cm">
          <text:p/>
        </draw:rect>
        <draw:rect draw:style-name="gr6" draw:text-style-name="P10" draw:layer="layout" svg:width="3cm" svg:height="0.5cm" svg:x="2.5cm" svg:y="13.5cm">
          <text:p text:style-name="P1"><text:span text:style-name="T7">property</text:span></text:p>
        </draw:rect>
        <draw:rect draw:style-name="gr5" draw:text-style-name="P9" draw:layer="layout" svg:width="4cm" svg:height="0.5cm" svg:x="16cm" svg:y="13.5cm">
          <text:p><text:span text:style-name="T7">: String</text:span></text:p>
        </draw:rect>
        <draw:rect draw:style-name="gr5" draw:text-style-name="P9" draw:layer="layout" svg:width="6cm" svg:height="0.5cm" svg:x="20cm" svg:y="13.5cm">
          <text:p><text:span text:style-name="T7">&lt;&lt;</text:span><text:span text:style-name="T6">virtual</text:span><text:span text:style-name="T7">&gt;&gt;</text:span></text:p>
        </draw:rect>
        <draw:rect draw:style-name="gr5" draw:text-style-name="P5" draw:layer="layout" svg:width="5.059cm" svg:height="0.5cm" svg:x="5.5cm" svg:y="3.5cm">
          <text:p><text:span text:style-name="T4">Destroy</text:span></text:p>
        </draw:rect>
        <draw:rect draw:style-name="gr10" draw:text-style-name="P4" draw:layer="layout" svg:width="5.059cm" svg:height="0.508cm" svg:x="5.5cm" svg:y="3cm">
          <text:p text:style-name="P3"><text:span text:style-name="T3">Create</text:span></text:p>
        </draw:rect>
        <draw:rect draw:style-name="gr6" draw:text-style-name="P6" draw:layer="layout" svg:width="0.5cm" svg:height="0.5cm" svg:x="1.5cm" svg:y="3cm">
          <text:p text:style-name="P1"><text:span text:style-name="T4">~</text:span></text:p>
        </draw:rect>
        <draw:rect draw:style-name="gr6" draw:text-style-name="P6" draw:layer="layout" svg:width="0.5cm" svg:height="0.5cm" svg:x="2cm" svg:y="3cm">
          <text:p text:style-name="P1"><text:span text:style-name="T4">+</text:span></text:p>
        </draw:rect>
        <draw:rect draw:style-name="gr6" draw:text-style-name="P6" draw:layer="layout" svg:width="0.5cm" svg:height="0.5cm" svg:x="1.5cm" svg:y="3.5cm">
          <text:p text:style-name="P1"><text:span text:style-name="T4">~</text:span></text:p>
        </draw:rect>
        <draw:rect draw:style-name="gr6" draw:text-style-name="P6" draw:layer="layout" svg:width="0.5cm" svg:height="0.5cm" svg:x="2cm" svg:y="3.5cm">
          <text:p text:style-name="P1"><text:span text:style-name="T4">+</text:span></text:p>
        </draw:rect>
        <draw:rect draw:style-name="gr5" draw:text-style-name="P11" draw:layer="layout" svg:width="5.5cm" svg:height="0.5cm" svg:x="10.5cm" svg:y="3.5cm">
          <text:p><text:span text:style-name="T8">()</text:span></text:p>
        </draw:rect>
        <draw:rect draw:style-name="gr5" draw:text-style-name="P11" draw:layer="layout" svg:width="5.5cm" svg:height="0.5cm" svg:x="10.5cm" svg:y="3cm">
          <text:p><text:span text:style-name="T8">(AOwner: TComponent)</text:span></text:p>
        </draw:rect>
        <draw:rect draw:style-name="gr8" draw:text-style-name="P8" draw:layer="layout" svg:width="3cm" svg:height="0.5cm" svg:x="2.5cm" svg:y="3cm">
          <text:p text:style-name="P1"><text:span text:style-name="T6">constructor</text:span></text:p>
        </draw:rect>
        <draw:rect draw:style-name="gr8" draw:text-style-name="P8" draw:layer="layout" svg:width="3cm" svg:height="0.5cm" svg:x="2.5cm" svg:y="3.5cm">
          <text:p text:style-name="P1"><text:span text:style-name="T6">destructor</text:span></text:p>
        </draw:rect>
        <draw:rect draw:style-name="gr10" draw:text-style-name="P12" draw:layer="layout" svg:width="4cm" svg:height="0.5cm" svg:x="16cm" svg:y="3cm">
          <text:p text:style-name="P3"><text:span text:style-name="T6">: void</text:span></text:p>
        </draw:rect>
        <draw:rect draw:style-name="gr5" draw:text-style-name="P9" draw:layer="layout" svg:width="4cm" svg:height="0.5cm" svg:x="16cm" svg:y="3.5cm">
          <text:p><text:span text:style-name="T7">: void</text:span></text:p>
        </draw:rect>
        <draw:rect draw:style-name="gr10" draw:text-style-name="P12" draw:layer="layout" svg:width="6cm" svg:height="0.5cm" svg:x="20cm" svg:y="3cm">
          <text:p text:style-name="P3"><text:span text:style-name="T6">&lt;&lt;constructor,virtual&gt;&gt;</text:span></text:p>
        </draw:rect>
        <draw:rect draw:style-name="gr5" draw:text-style-name="P9" draw:layer="layout" svg:width="6cm" svg:height="0.5cm" svg:x="20cm" svg:y="3.5cm">
          <text:p><text:span text:style-name="T7">&lt;&lt;destructor</text:span><text:span text:style-name="T6">,virtual</text:span><text:span text:style-name="T7">&gt;&gt;</text:span></text:p>
        </draw:rect>
        <draw:rect draw:style-name="gr5" draw:text-style-name="P5" draw:layer="layout" svg:width="5.059cm" svg:height="0.5cm" svg:x="5.5cm" svg:y="11.8cm">
          <text:p><text:span text:style-name="T4">Clear</text:span></text:p>
        </draw:rect>
        <draw:rect draw:style-name="gr6" draw:text-style-name="P6" draw:layer="layout" svg:width="0.5cm" svg:height="0.5cm" svg:x="1.5cm" svg:y="11.8cm">
          <text:p text:style-name="P1"><text:span text:style-name="T4">*</text:span></text:p>
        </draw:rect>
        <draw:rect draw:style-name="gr6" draw:text-style-name="P6" draw:layer="layout" svg:width="0.5cm" svg:height="0.5cm" svg:x="2cm" svg:y="11.8cm">
          <text:p text:style-name="P1"><text:span text:style-name="T4">+</text:span></text:p>
        </draw:rect>
        <draw:rect draw:style-name="gr5" draw:text-style-name="P9" draw:layer="layout" svg:width="5.5cm" svg:height="0.5cm" svg:x="10.5cm" svg:y="11.8cm">
          <text:p><text:span text:style-name="T7">()</text:span></text:p>
        </draw:rect>
        <draw:rect draw:style-name="gr6" draw:text-style-name="P10" draw:layer="layout" svg:width="3cm" svg:height="0.5cm" svg:x="2.5cm" svg:y="11.8cm">
          <text:p text:style-name="P1"><text:span text:style-name="T7">procedure</text:span></text:p>
        </draw:rect>
        <draw:rect draw:style-name="gr5" draw:text-style-name="P9" draw:layer="layout" svg:width="4cm" svg:height="0.5cm" svg:x="16cm" svg:y="11.8cm">
          <text:p><text:span text:style-name="T7">: void</text:span></text:p>
        </draw:rect>
        <draw:rect draw:style-name="gr9" draw:text-style-name="P9" draw:layer="layout" svg:width="6cm" svg:height="0.5cm" svg:x="20cm" svg:y="11.8cm">
          <text:p/>
        </draw:rect>
        <draw:rect draw:style-name="gr5" draw:text-style-name="P5" draw:layer="layout" svg:width="5.059cm" svg:height="0.5cm" svg:x="5.5cm" svg:y="9.3cm">
          <text:p><text:span text:style-name="T4">IsEmpty</text:span></text:p>
        </draw:rect>
        <draw:rect draw:style-name="gr6" draw:text-style-name="P6" draw:layer="layout" svg:width="0.5cm" svg:height="0.5cm" svg:x="1.5cm" svg:y="9.3cm">
          <text:p text:style-name="P1"><text:span text:style-name="T4">*</text:span></text:p>
        </draw:rect>
        <draw:rect draw:style-name="gr6" draw:text-style-name="P6" draw:layer="layout" svg:width="0.5cm" svg:height="0.5cm" svg:x="2cm" svg:y="9.3cm">
          <text:p text:style-name="P1"><text:span text:style-name="T4">+</text:span></text:p>
        </draw:rect>
        <draw:rect draw:style-name="gr5" draw:text-style-name="P9" draw:layer="layout" svg:width="5.5cm" svg:height="0.5cm" svg:x="10.5cm" svg:y="9.3cm">
          <text:p><text:span text:style-name="T7">()</text:span></text:p>
        </draw:rect>
        <draw:rect draw:style-name="gr6" draw:text-style-name="P10" draw:layer="layout" svg:width="3cm" svg:height="0.5cm" svg:x="2.5cm" svg:y="9.3cm">
          <text:p text:style-name="P1"><text:span text:style-name="T7">function</text:span></text:p>
        </draw:rect>
        <draw:rect draw:style-name="gr5" draw:text-style-name="P9" draw:layer="layout" svg:width="4cm" svg:height="0.5cm" svg:x="16cm" svg:y="9.3cm">
          <text:p><text:span text:style-name="T7">: Integer</text:span></text:p>
        </draw:rect>
        <draw:rect draw:style-name="gr5" draw:text-style-name="P9" draw:layer="layout" svg:width="6cm" svg:height="0.5cm" svg:x="20cm" svg:y="9.3cm">
          <text:p><text:span text:style-name="T7">&lt;&lt;read-only-property&gt;&gt;</text:span></text:p>
        </draw:rect>
        <draw:rect draw:style-name="gr5" draw:text-style-name="P5" draw:layer="layout" svg:width="5.059cm" svg:height="0.5cm" svg:x="5.5cm" svg:y="10.3cm">
          <text:p><text:span text:style-name="T4">SameAs</text:span></text:p>
        </draw:rect>
        <draw:rect draw:style-name="gr6" draw:text-style-name="P6" draw:layer="layout" svg:width="0.5cm" svg:height="0.5cm" svg:x="1.5cm" svg:y="10.3cm">
          <text:p text:style-name="P1"><text:span text:style-name="T4">*</text:span></text:p>
        </draw:rect>
        <draw:rect draw:style-name="gr6" draw:text-style-name="P6" draw:layer="layout" svg:width="0.5cm" svg:height="0.5cm" svg:x="2cm" svg:y="10.3cm">
          <text:p text:style-name="P1"><text:span text:style-name="T4">+</text:span></text:p>
        </draw:rect>
        <draw:rect draw:style-name="gr5" draw:text-style-name="P9" draw:layer="layout" svg:width="5.5cm" svg:height="0.5cm" svg:x="10.5cm" svg:y="10.3cm">
          <text:p><text:span text:style-name="T7">(const AStr: string)</text:span></text:p>
        </draw:rect>
        <draw:rect draw:style-name="gr6" draw:text-style-name="P10" draw:layer="layout" svg:width="3cm" svg:height="0.5cm" svg:x="2.5cm" svg:y="10.3cm">
          <text:p text:style-name="P1"><text:span text:style-name="T7">function</text:span></text:p>
        </draw:rect>
        <draw:rect draw:style-name="gr5" draw:text-style-name="P9" draw:layer="layout" svg:width="4cm" svg:height="0.5cm" svg:x="16cm" svg:y="10.3cm">
          <text:p><text:span text:style-name="T7">: Boolean</text:span></text:p>
        </draw:rect>
        <draw:rect draw:style-name="gr9" draw:text-style-name="P9" draw:layer="layout" svg:width="6cm" svg:height="0.5cm" svg:x="20cm" svg:y="10.3cm">
          <text:p/>
        </draw:rect>
        <draw:rect draw:style-name="gr5" draw:text-style-name="P5" draw:layer="layout" svg:width="5.059cm" svg:height="0.5cm" svg:x="5.5cm" svg:y="10.8cm">
          <text:p><text:span text:style-name="T4">StartsWith</text:span></text:p>
        </draw:rect>
        <draw:rect draw:style-name="gr6" draw:text-style-name="P6" draw:layer="layout" svg:width="0.5cm" svg:height="0.5cm" svg:x="1.5cm" svg:y="10.8cm">
          <text:p text:style-name="P1"><text:span text:style-name="T4">*</text:span></text:p>
        </draw:rect>
        <draw:rect draw:style-name="gr6" draw:text-style-name="P6" draw:layer="layout" svg:width="0.5cm" svg:height="0.5cm" svg:x="2cm" svg:y="10.8cm">
          <text:p text:style-name="P1"><text:span text:style-name="T4">+</text:span></text:p>
        </draw:rect>
        <draw:rect draw:style-name="gr5" draw:text-style-name="P9" draw:layer="layout" svg:width="5.5cm" svg:height="0.5cm" svg:x="10.5cm" svg:y="10.8cm">
          <text:p><text:span text:style-name="T7">(const AStr: string)</text:span></text:p>
        </draw:rect>
        <draw:rect draw:style-name="gr6" draw:text-style-name="P10" draw:layer="layout" svg:width="3cm" svg:height="0.5cm" svg:x="2.5cm" svg:y="10.8cm">
          <text:p text:style-name="P1"><text:span text:style-name="T7">function</text:span></text:p>
        </draw:rect>
        <draw:rect draw:style-name="gr5" draw:text-style-name="P9" draw:layer="layout" svg:width="4cm" svg:height="0.5cm" svg:x="16cm" svg:y="10.8cm">
          <text:p><text:span text:style-name="T7">: Boolean</text:span></text:p>
        </draw:rect>
        <draw:rect draw:style-name="gr9" draw:text-style-name="P9" draw:layer="layout" svg:width="6cm" svg:height="0.5cm" svg:x="20cm" svg:y="10.8cm">
          <text:p/>
        </draw:rect>
        <draw:rect draw:style-name="gr5" draw:text-style-name="P5" draw:layer="layout" svg:width="5.059cm" svg:height="0.5cm" svg:x="5.5cm" svg:y="11.3cm">
          <text:p><text:span text:style-name="T4">FinishesWith</text:span></text:p>
        </draw:rect>
        <draw:rect draw:style-name="gr6" draw:text-style-name="P6" draw:layer="layout" svg:width="0.5cm" svg:height="0.5cm" svg:x="1.5cm" svg:y="11.3cm">
          <text:p text:style-name="P1"><text:span text:style-name="T4">*</text:span></text:p>
        </draw:rect>
        <draw:rect draw:style-name="gr6" draw:text-style-name="P6" draw:layer="layout" svg:width="0.5cm" svg:height="0.5cm" svg:x="2cm" svg:y="11.3cm">
          <text:p text:style-name="P1"><text:span text:style-name="T4">+</text:span></text:p>
        </draw:rect>
        <draw:rect draw:style-name="gr5" draw:text-style-name="P9" draw:layer="layout" svg:width="5.5cm" svg:height="0.5cm" svg:x="10.5cm" svg:y="11.3cm">
          <text:p><text:span text:style-name="T7">(const AStr: string)</text:span></text:p>
        </draw:rect>
        <draw:rect draw:style-name="gr6" draw:text-style-name="P10" draw:layer="layout" svg:width="3cm" svg:height="0.5cm" svg:x="2.5cm" svg:y="11.3cm">
          <text:p text:style-name="P1"><text:span text:style-name="T7">function</text:span></text:p>
        </draw:rect>
        <draw:rect draw:style-name="gr5" draw:text-style-name="P9" draw:layer="layout" svg:width="4cm" svg:height="0.5cm" svg:x="16cm" svg:y="11.3cm">
          <text:p><text:span text:style-name="T7">: Boolean</text:span></text:p>
        </draw:rect>
        <draw:rect draw:style-name="gr9" draw:text-style-name="P9" draw:layer="layout" svg:width="6cm" svg:height="0.5cm" svg:x="20cm" svg:y="11.3cm">
          <text:p/>
        </draw:rect>
        <draw:rect draw:style-name="gr5" draw:text-style-name="P5" draw:layer="layout" svg:width="5.059cm" svg:height="0.5cm" svg:x="5.5cm" svg:y="9.8cm">
          <text:p><text:span text:style-name="T4">ConfirmedChangeText</text:span></text:p>
        </draw:rect>
        <draw:rect draw:style-name="gr6" draw:text-style-name="P6" draw:layer="layout" svg:width="0.5cm" svg:height="0.5cm" svg:x="1.5cm" svg:y="9.8cm">
          <text:p text:style-name="P1"><text:span text:style-name="T4">*</text:span></text:p>
        </draw:rect>
        <draw:rect draw:style-name="gr6" draw:text-style-name="P6" draw:layer="layout" svg:width="0.5cm" svg:height="0.5cm" svg:x="2cm" svg:y="9.8cm">
          <text:p text:style-name="P1"><text:span text:style-name="T4">##</text:span></text:p>
        </draw:rect>
        <draw:rect draw:style-name="gr5" draw:text-style-name="P9" draw:layer="layout" svg:width="5.5cm" svg:height="0.5cm" svg:x="10.5cm" svg:y="9.8cm">
          <text:p><text:span text:style-name="T7">(const AText: string)</text:span></text:p>
        </draw:rect>
        <draw:rect draw:style-name="gr6" draw:text-style-name="P10" draw:layer="layout" svg:width="3cm" svg:height="0.5cm" svg:x="2.5cm" svg:y="9.8cm">
          <text:p text:style-name="P1"><text:span text:style-name="T7">procedure</text:span></text:p>
        </draw:rect>
        <draw:rect draw:style-name="gr5" draw:text-style-name="P9" draw:layer="layout" svg:width="4cm" svg:height="0.5cm" svg:x="16cm" svg:y="9.8cm">
          <text:p><text:span text:style-name="T7">: void</text:span></text:p>
        </draw:rect>
        <draw:rect draw:style-name="gr5" draw:text-style-name="P9" draw:layer="layout" svg:width="6cm" svg:height="0.5cm" svg:x="20cm" svg:y="9.8cm">
          <text:p><text:span text:style-name="T7">&lt;&lt;dynamic&gt;&gt;</text:span></text:p>
        </draw:rect>
        <draw:rect draw:style-name="gr11" draw:text-style-name="P1" draw:layer="layout" svg:width="24.5cm" svg:height="2cm" svg:x="1.5cm" svg:y="10.3cm">
          <text:p/>
        </draw:rect>
        <draw:rect draw:style-name="gr5" draw:text-style-name="P5" draw:layer="layout" svg:width="5.059cm" svg:height="0.5cm" svg:x="5.5cm" svg:y="5cm">
          <text:p><text:span text:style-name="T4">FFocused</text:span></text:p>
        </draw:rect>
        <draw:rect draw:style-name="gr6" draw:text-style-name="P6" draw:layer="layout" svg:width="0.5cm" svg:height="0.5cm" svg:x="1.5cm" svg:y="5cm">
          <text:p text:style-name="P1"><text:span text:style-name="T4">*</text:span></text:p>
        </draw:rect>
        <draw:rect draw:style-name="gr6" draw:text-style-name="P6" draw:layer="layout" svg:width="0.5cm" svg:height="0.5cm" svg:x="2cm" svg:y="5cm">
          <text:p text:style-name="P1"><text:span text:style-name="T4">#</text:span></text:p>
        </draw:rect>
        <draw:rect draw:style-name="gr7" draw:text-style-name="P7" draw:layer="layout" svg:width="5.5cm" svg:height="0.5cm" svg:x="10.5cm" svg:y="5cm">
          <text:p/>
        </draw:rect>
        <draw:rect draw:style-name="gr8" draw:text-style-name="P8" draw:layer="layout" svg:width="3cm" svg:height="0.5cm" svg:x="2.5cm" svg:y="5cm">
          <text:p text:style-name="P1"><text:span text:style-name="T6">variable</text:span></text:p>
        </draw:rect>
        <draw:rect draw:style-name="gr5" draw:text-style-name="P9" draw:layer="layout" svg:width="4cm" svg:height="0.5cm" svg:x="16cm" svg:y="5cm">
          <text:p><text:span text:style-name="T7">: Boolean</text:span></text:p>
        </draw:rect>
        <draw:rect draw:style-name="gr9" draw:text-style-name="P9" draw:layer="layout" svg:width="6cm" svg:height="0.5cm" svg:x="20cm" svg:y="5cm">
          <text:p/>
        </draw:rect>
        <draw:rect draw:style-name="gr5" draw:text-style-name="P5" draw:layer="layout" svg:width="5.059cm" svg:height="0.5cm" svg:x="5.5cm" svg:y="5.5cm">
          <text:p><text:span text:style-name="T4">FSelected</text:span></text:p>
        </draw:rect>
        <draw:rect draw:style-name="gr6" draw:text-style-name="P6" draw:layer="layout" svg:width="0.5cm" svg:height="0.5cm" svg:x="1.5cm" svg:y="5.5cm">
          <text:p text:style-name="P1"><text:span text:style-name="T4">*</text:span></text:p>
        </draw:rect>
        <draw:rect draw:style-name="gr6" draw:text-style-name="P6" draw:layer="layout" svg:width="0.5cm" svg:height="0.5cm" svg:x="2cm" svg:y="5.5cm">
          <text:p text:style-name="P1"><text:span text:style-name="T4">#</text:span></text:p>
        </draw:rect>
        <draw:rect draw:style-name="gr7" draw:text-style-name="P7" draw:layer="layout" svg:width="5.5cm" svg:height="0.5cm" svg:x="10.5cm" svg:y="5.5cm">
          <text:p/>
        </draw:rect>
        <draw:rect draw:style-name="gr8" draw:text-style-name="P8" draw:layer="layout" svg:width="3cm" svg:height="0.5cm" svg:x="2.5cm" svg:y="5.5cm">
          <text:p text:style-name="P1"><text:span text:style-name="T6">variable</text:span></text:p>
        </draw:rect>
        <draw:rect draw:style-name="gr5" draw:text-style-name="P9" draw:layer="layout" svg:width="4cm" svg:height="0.5cm" svg:x="16cm" svg:y="5.5cm">
          <text:p><text:span text:style-name="T7">: Boolean</text:span></text:p>
        </draw:rect>
        <draw:rect draw:style-name="gr9" draw:text-style-name="P9" draw:layer="layout" svg:width="6cm" svg:height="0.5cm" svg:x="20cm" svg:y="5.5cm">
          <text:p/>
        </draw:rect>
        <draw:rect draw:style-name="gr5" draw:text-style-name="P5" draw:layer="layout" svg:width="5.059cm" svg:height="0.5cm" svg:x="5.5cm" svg:y="6cm">
          <text:p><text:span text:style-name="T4">FVisible</text:span></text:p>
        </draw:rect>
        <draw:rect draw:style-name="gr6" draw:text-style-name="P6" draw:layer="layout" svg:width="0.5cm" svg:height="0.5cm" svg:x="1.5cm" svg:y="6cm">
          <text:p text:style-name="P1"><text:span text:style-name="T4">*</text:span></text:p>
        </draw:rect>
        <draw:rect draw:style-name="gr6" draw:text-style-name="P6" draw:layer="layout" svg:width="0.5cm" svg:height="0.5cm" svg:x="2cm" svg:y="6cm">
          <text:p text:style-name="P1"><text:span text:style-name="T4">#</text:span></text:p>
        </draw:rect>
        <draw:rect draw:style-name="gr7" draw:text-style-name="P7" draw:layer="layout" svg:width="5.5cm" svg:height="0.5cm" svg:x="10.5cm" svg:y="6cm">
          <text:p/>
        </draw:rect>
        <draw:rect draw:style-name="gr8" draw:text-style-name="P8" draw:layer="layout" svg:width="3cm" svg:height="0.5cm" svg:x="2.5cm" svg:y="6cm">
          <text:p text:style-name="P1"><text:span text:style-name="T6">variable</text:span></text:p>
        </draw:rect>
        <draw:rect draw:style-name="gr5" draw:text-style-name="P9" draw:layer="layout" svg:width="4cm" svg:height="0.5cm" svg:x="16cm" svg:y="6cm">
          <text:p><text:span text:style-name="T7">: Boolean</text:span></text:p>
        </draw:rect>
        <draw:rect draw:style-name="gr9" draw:text-style-name="P9" draw:layer="layout" svg:width="6cm" svg:height="0.5cm" svg:x="20cm" svg:y="6cm">
          <text:p/>
        </draw:rect>
        <draw:rect draw:style-name="gr5" draw:text-style-name="P5" draw:layer="layout" svg:width="5.059cm" svg:height="0.5cm" svg:x="5.5cm" svg:y="6.5cm">
          <text:p><text:span text:style-name="T4">FImageIndex</text:span></text:p>
        </draw:rect>
        <draw:rect draw:style-name="gr6" draw:text-style-name="P6" draw:layer="layout" svg:width="0.5cm" svg:height="0.5cm" svg:x="1.5cm" svg:y="6.5cm">
          <text:p text:style-name="P1"><text:span text:style-name="T4">*</text:span></text:p>
        </draw:rect>
        <draw:rect draw:style-name="gr6" draw:text-style-name="P6" draw:layer="layout" svg:width="0.5cm" svg:height="0.5cm" svg:x="2cm" svg:y="6.5cm">
          <text:p text:style-name="P1"><text:span text:style-name="T4">#</text:span></text:p>
        </draw:rect>
        <draw:rect draw:style-name="gr7" draw:text-style-name="P7" draw:layer="layout" svg:width="5.5cm" svg:height="0.5cm" svg:x="10.5cm" svg:y="6.5cm">
          <text:p/>
        </draw:rect>
        <draw:rect draw:style-name="gr8" draw:text-style-name="P8" draw:layer="layout" svg:width="3cm" svg:height="0.5cm" svg:x="2.5cm" svg:y="6.5cm">
          <text:p text:style-name="P1"><text:span text:style-name="T6">variable</text:span></text:p>
        </draw:rect>
        <draw:rect draw:style-name="gr5" draw:text-style-name="P9" draw:layer="layout" svg:width="4cm" svg:height="0.5cm" svg:x="16cm" svg:y="6.5cm">
          <text:p><text:span text:style-name="T7">: Integer</text:span></text:p>
        </draw:rect>
        <draw:rect draw:style-name="gr9" draw:text-style-name="P9" draw:layer="layout" svg:width="6cm" svg:height="0.5cm" svg:x="20cm" svg:y="6.5cm">
          <text:p/>
        </draw:rect>
        <draw:rect draw:style-name="gr5" draw:text-style-name="P5" draw:layer="layout" svg:width="5.059cm" svg:height="0.5cm" svg:x="5.5cm" svg:y="7cm">
          <text:p><text:span text:style-name="T4">FFocusedIndex</text:span></text:p>
        </draw:rect>
        <draw:rect draw:style-name="gr6" draw:text-style-name="P6" draw:layer="layout" svg:width="0.5cm" svg:height="0.5cm" svg:x="1.5cm" svg:y="7cm">
          <text:p text:style-name="P1"><text:span text:style-name="T4">*</text:span></text:p>
        </draw:rect>
        <draw:rect draw:style-name="gr6" draw:text-style-name="P6" draw:layer="layout" svg:width="0.5cm" svg:height="0.5cm" svg:x="2cm" svg:y="7cm">
          <text:p text:style-name="P1"><text:span text:style-name="T4">#</text:span></text:p>
        </draw:rect>
        <draw:rect draw:style-name="gr7" draw:text-style-name="P7" draw:layer="layout" svg:width="5.5cm" svg:height="0.5cm" svg:x="10.5cm" svg:y="7cm">
          <text:p/>
        </draw:rect>
        <draw:rect draw:style-name="gr8" draw:text-style-name="P8" draw:layer="layout" svg:width="3cm" svg:height="0.5cm" svg:x="2.5cm" svg:y="7cm">
          <text:p text:style-name="P1"><text:span text:style-name="T6">variable</text:span></text:p>
        </draw:rect>
        <draw:rect draw:style-name="gr5" draw:text-style-name="P9" draw:layer="layout" svg:width="4cm" svg:height="0.5cm" svg:x="16cm" svg:y="7cm">
          <text:p><text:span text:style-name="T7">: Integer</text:span></text:p>
        </draw:rect>
        <draw:rect draw:style-name="gr9" draw:text-style-name="P9" draw:layer="layout" svg:width="6cm" svg:height="0.5cm" svg:x="20cm" svg:y="7cm">
          <text:p/>
        </draw:rect>
        <draw:rect draw:style-name="gr5" draw:text-style-name="P5" draw:layer="layout" svg:width="5.059cm" svg:height="0.5cm" svg:x="5.5cm" svg:y="7.5cm">
          <text:p><text:span text:style-name="T4">FDisabledIndex</text:span></text:p>
        </draw:rect>
        <draw:rect draw:style-name="gr6" draw:text-style-name="P6" draw:layer="layout" svg:width="0.5cm" svg:height="0.5cm" svg:x="1.5cm" svg:y="7.5cm">
          <text:p text:style-name="P1"><text:span text:style-name="T4">*</text:span></text:p>
        </draw:rect>
        <draw:rect draw:style-name="gr6" draw:text-style-name="P6" draw:layer="layout" svg:width="0.5cm" svg:height="0.5cm" svg:x="2cm" svg:y="7.5cm">
          <text:p text:style-name="P1"><text:span text:style-name="T4">#</text:span></text:p>
        </draw:rect>
        <draw:rect draw:style-name="gr7" draw:text-style-name="P7" draw:layer="layout" svg:width="5.5cm" svg:height="0.5cm" svg:x="10.5cm" svg:y="7.5cm">
          <text:p/>
        </draw:rect>
        <draw:rect draw:style-name="gr8" draw:text-style-name="P8" draw:layer="layout" svg:width="3cm" svg:height="0.5cm" svg:x="2.5cm" svg:y="7.5cm">
          <text:p text:style-name="P1"><text:span text:style-name="T6">variable</text:span></text:p>
        </draw:rect>
        <draw:rect draw:style-name="gr5" draw:text-style-name="P9" draw:layer="layout" svg:width="4cm" svg:height="0.5cm" svg:x="16cm" svg:y="7.5cm">
          <text:p><text:span text:style-name="T7">: Integer</text:span></text:p>
        </draw:rect>
        <draw:rect draw:style-name="gr9" draw:text-style-name="P9" draw:layer="layout" svg:width="6cm" svg:height="0.5cm" svg:x="20cm" svg:y="7.5cm">
          <text:p/>
        </draw:rect>
        <draw:rect draw:style-name="gr5" draw:text-style-name="P5" draw:layer="layout" svg:width="5.059cm" svg:height="0.5cm" svg:x="5.5cm" svg:y="8cm">
          <text:p><text:span text:style-name="T4">FKeepIndex</text:span></text:p>
        </draw:rect>
        <draw:rect draw:style-name="gr6" draw:text-style-name="P6" draw:layer="layout" svg:width="0.5cm" svg:height="0.5cm" svg:x="1.5cm" svg:y="8cm">
          <text:p text:style-name="P1"><text:span text:style-name="T4">*</text:span></text:p>
        </draw:rect>
        <draw:rect draw:style-name="gr6" draw:text-style-name="P6" draw:layer="layout" svg:width="0.5cm" svg:height="0.5cm" svg:x="2cm" svg:y="8cm">
          <text:p text:style-name="P1"><text:span text:style-name="T4">#</text:span></text:p>
        </draw:rect>
        <draw:rect draw:style-name="gr7" draw:text-style-name="P7" draw:layer="layout" svg:width="5.5cm" svg:height="0.5cm" svg:x="10.5cm" svg:y="8cm">
          <text:p/>
        </draw:rect>
        <draw:rect draw:style-name="gr8" draw:text-style-name="P8" draw:layer="layout" svg:width="3cm" svg:height="0.5cm" svg:x="2.5cm" svg:y="8cm">
          <text:p text:style-name="P1"><text:span text:style-name="T6">variable</text:span></text:p>
        </draw:rect>
        <draw:rect draw:style-name="gr5" draw:text-style-name="P9" draw:layer="layout" svg:width="4cm" svg:height="0.5cm" svg:x="16cm" svg:y="8cm">
          <text:p><text:span text:style-name="T7">: Integer</text:span></text:p>
        </draw:rect>
        <draw:rect draw:style-name="gr9" draw:text-style-name="P9" draw:layer="layout" svg:width="6cm" svg:height="0.5cm" svg:x="20cm" svg:y="8cm">
          <text:p/>
        </draw:rect>
        <draw:rect draw:style-name="gr11" draw:text-style-name="P1" draw:layer="layout" svg:width="-24.5cm" svg:height="-4cm" svg:x="26cm" svg:y="8.5cm">
          <text:p/>
        </draw:rect>
        <draw:rect draw:style-name="gr5" draw:text-style-name="P5" draw:layer="layout" svg:width="5.059cm" svg:height="0.5cm" svg:x="5.5cm" svg:y="14cm">
          <text:p><text:span text:style-name="T4">Enabled</text:span></text:p>
        </draw:rect>
        <draw:rect draw:style-name="gr6" draw:text-style-name="P6" draw:layer="layout" svg:width="0.5cm" svg:height="0.5cm" svg:x="1.5cm" svg:y="14cm">
          <text:p text:style-name="P1"><text:span text:style-name="T4">*</text:span></text:p>
        </draw:rect>
        <draw:rect draw:style-name="gr6" draw:text-style-name="P6" draw:layer="layout" svg:width="0.5cm" svg:height="0.5cm" svg:x="2cm" svg:y="14cm">
          <text:p text:style-name="P1"><text:span text:style-name="T4">+</text:span></text:p>
        </draw:rect>
        <draw:rect draw:style-name="gr7" draw:text-style-name="P7" draw:layer="layout" svg:width="5.5cm" svg:height="0.5cm" svg:x="10.5cm" svg:y="14cm">
          <text:p/>
        </draw:rect>
        <draw:rect draw:style-name="gr8" draw:text-style-name="P8" draw:layer="layout" svg:width="3cm" svg:height="0.5cm" svg:x="2.5cm" svg:y="14cm">
          <text:p text:style-name="P1"><text:span text:style-name="T6">property</text:span></text:p>
        </draw:rect>
        <draw:rect draw:style-name="gr5" draw:text-style-name="P9" draw:layer="layout" svg:width="4cm" svg:height="0.5cm" svg:x="16cm" svg:y="14cm">
          <text:p><text:span text:style-name="T7">: Boolean</text:span></text:p>
        </draw:rect>
        <draw:rect draw:style-name="gr5" draw:text-style-name="P9" draw:layer="layout" svg:width="6cm" svg:height="0.5cm" svg:x="20cm" svg:y="14cm">
          <text:p><text:span text:style-name="T7">&lt;&lt;</text:span><text:span text:style-name="T6">virtual</text:span><text:span text:style-name="T7">&gt;&gt;</text:span></text:p>
        </draw:rect>
        <draw:rect draw:style-name="gr5" draw:text-style-name="P5" draw:layer="layout" svg:width="5.059cm" svg:height="0.5cm" svg:x="5.5cm" svg:y="14.5cm">
          <text:p><text:span text:style-name="T4">Focused</text:span></text:p>
        </draw:rect>
        <draw:rect draw:style-name="gr6" draw:text-style-name="P6" draw:layer="layout" svg:width="0.5cm" svg:height="0.5cm" svg:x="1.5cm" svg:y="14.5cm">
          <text:p text:style-name="P1"><text:span text:style-name="T4">*</text:span></text:p>
        </draw:rect>
        <draw:rect draw:style-name="gr6" draw:text-style-name="P6" draw:layer="layout" svg:width="0.5cm" svg:height="0.5cm" svg:x="2cm" svg:y="14.5cm">
          <text:p text:style-name="P1"><text:span text:style-name="T4">+</text:span></text:p>
        </draw:rect>
        <draw:rect draw:style-name="gr7" draw:text-style-name="P7" draw:layer="layout" svg:width="5.5cm" svg:height="0.5cm" svg:x="10.5cm" svg:y="14.5cm">
          <text:p/>
        </draw:rect>
        <draw:rect draw:style-name="gr8" draw:text-style-name="P8" draw:layer="layout" svg:width="3cm" svg:height="0.5cm" svg:x="2.5cm" svg:y="14.5cm">
          <text:p text:style-name="P1"><text:span text:style-name="T6">property</text:span></text:p>
        </draw:rect>
        <draw:rect draw:style-name="gr5" draw:text-style-name="P9" draw:layer="layout" svg:width="4cm" svg:height="0.5cm" svg:x="16cm" svg:y="14.5cm">
          <text:p><text:span text:style-name="T7">: Boolean</text:span></text:p>
        </draw:rect>
        <draw:rect draw:style-name="gr5" draw:text-style-name="P9" draw:layer="layout" svg:width="6cm" svg:height="0.5cm" svg:x="20cm" svg:y="14.5cm">
          <text:p><text:span text:style-name="T7">&lt;&lt;</text:span><text:span text:style-name="T6">virtual</text:span><text:span text:style-name="T7">&gt;&gt;</text:span></text:p>
        </draw:rect>
        <draw:rect draw:style-name="gr5" draw:text-style-name="P5" draw:layer="layout" svg:width="5.059cm" svg:height="0.5cm" svg:x="5.5cm" svg:y="15cm">
          <text:p><text:span text:style-name="T4">Selected</text:span></text:p>
        </draw:rect>
        <draw:rect draw:style-name="gr6" draw:text-style-name="P6" draw:layer="layout" svg:width="0.5cm" svg:height="0.5cm" svg:x="1.5cm" svg:y="15cm">
          <text:p text:style-name="P1"><text:span text:style-name="T4">*</text:span></text:p>
        </draw:rect>
        <draw:rect draw:style-name="gr6" draw:text-style-name="P6" draw:layer="layout" svg:width="0.5cm" svg:height="0.5cm" svg:x="2cm" svg:y="15cm">
          <text:p text:style-name="P1"><text:span text:style-name="T4">+</text:span></text:p>
        </draw:rect>
        <draw:rect draw:style-name="gr7" draw:text-style-name="P7" draw:layer="layout" svg:width="5.5cm" svg:height="0.5cm" svg:x="10.5cm" svg:y="15cm">
          <text:p/>
        </draw:rect>
        <draw:rect draw:style-name="gr8" draw:text-style-name="P8" draw:layer="layout" svg:width="3cm" svg:height="0.5cm" svg:x="2.5cm" svg:y="15cm">
          <text:p text:style-name="P1"><text:span text:style-name="T6">property</text:span></text:p>
        </draw:rect>
        <draw:rect draw:style-name="gr5" draw:text-style-name="P9" draw:layer="layout" svg:width="4cm" svg:height="0.5cm" svg:x="16cm" svg:y="15cm">
          <text:p><text:span text:style-name="T7">: Boolean</text:span></text:p>
        </draw:rect>
        <draw:rect draw:style-name="gr5" draw:text-style-name="P9" draw:layer="layout" svg:width="6cm" svg:height="0.5cm" svg:x="20cm" svg:y="15cm">
          <text:p><text:span text:style-name="T7">&lt;&lt;</text:span><text:span text:style-name="T6">virtual</text:span><text:span text:style-name="T7">&gt;&gt;</text:span></text:p>
        </draw:rect>
        <draw:rect draw:style-name="gr5" draw:text-style-name="P5" draw:layer="layout" svg:width="5.059cm" svg:height="0.5cm" svg:x="5.5cm" svg:y="15.5cm">
          <text:p><text:span text:style-name="T4">Visible</text:span></text:p>
        </draw:rect>
        <draw:rect draw:style-name="gr6" draw:text-style-name="P6" draw:layer="layout" svg:width="0.5cm" svg:height="0.5cm" svg:x="1.5cm" svg:y="15.5cm">
          <text:p text:style-name="P1"><text:span text:style-name="T4">*</text:span></text:p>
        </draw:rect>
        <draw:rect draw:style-name="gr6" draw:text-style-name="P6" draw:layer="layout" svg:width="0.5cm" svg:height="0.5cm" svg:x="2cm" svg:y="15.5cm">
          <text:p text:style-name="P1"><text:span text:style-name="T4">+</text:span></text:p>
        </draw:rect>
        <draw:rect draw:style-name="gr7" draw:text-style-name="P7" draw:layer="layout" svg:width="5.5cm" svg:height="0.5cm" svg:x="10.5cm" svg:y="15.5cm">
          <text:p/>
        </draw:rect>
        <draw:rect draw:style-name="gr8" draw:text-style-name="P8" draw:layer="layout" svg:width="3cm" svg:height="0.5cm" svg:x="2.5cm" svg:y="15.5cm">
          <text:p text:style-name="P1"><text:span text:style-name="T6">property</text:span></text:p>
        </draw:rect>
        <draw:rect draw:style-name="gr5" draw:text-style-name="P9" draw:layer="layout" svg:width="4cm" svg:height="0.5cm" svg:x="16cm" svg:y="15.5cm">
          <text:p><text:span text:style-name="T7">: Boolean</text:span></text:p>
        </draw:rect>
        <draw:rect draw:style-name="gr5" draw:text-style-name="P9" draw:layer="layout" svg:width="6cm" svg:height="0.5cm" svg:x="20cm" svg:y="15.5cm">
          <text:p><text:span text:style-name="T7">&lt;&lt;</text:span><text:span text:style-name="T6">virtual</text:span><text:span text:style-name="T7">&gt;&gt;</text:span></text:p>
        </draw:rect>
        <draw:rect draw:style-name="gr5" draw:text-style-name="P5" draw:layer="layout" svg:width="5.059cm" svg:height="0.5cm" svg:x="5.5cm" svg:y="16cm">
          <text:p><text:span text:style-name="T4">ImageIndex</text:span></text:p>
        </draw:rect>
        <draw:rect draw:style-name="gr6" draw:text-style-name="P6" draw:layer="layout" svg:width="0.5cm" svg:height="0.5cm" svg:x="1.5cm" svg:y="16cm">
          <text:p text:style-name="P1"><text:span text:style-name="T4">*</text:span></text:p>
        </draw:rect>
        <draw:rect draw:style-name="gr6" draw:text-style-name="P6" draw:layer="layout" svg:width="0.5cm" svg:height="0.5cm" svg:x="2cm" svg:y="16cm">
          <text:p text:style-name="P1"><text:span text:style-name="T4">+</text:span></text:p>
        </draw:rect>
        <draw:rect draw:style-name="gr7" draw:text-style-name="P7" draw:layer="layout" svg:width="5.5cm" svg:height="0.5cm" svg:x="10.5cm" svg:y="16cm">
          <text:p/>
        </draw:rect>
        <draw:rect draw:style-name="gr8" draw:text-style-name="P8" draw:layer="layout" svg:width="3cm" svg:height="0.5cm" svg:x="2.5cm" svg:y="16cm">
          <text:p text:style-name="P1"><text:span text:style-name="T6">property</text:span></text:p>
        </draw:rect>
        <draw:rect draw:style-name="gr5" draw:text-style-name="P9" draw:layer="layout" svg:width="4cm" svg:height="0.5cm" svg:x="16cm" svg:y="16cm">
          <text:p><text:span text:style-name="T7">: Integer</text:span></text:p>
        </draw:rect>
        <draw:rect draw:style-name="gr5" draw:text-style-name="P9" draw:layer="layout" svg:width="6cm" svg:height="0.5cm" svg:x="20cm" svg:y="16cm">
          <text:p><text:span text:style-name="T7">&lt;&lt;</text:span><text:span text:style-name="T6">virtual</text:span><text:span text:style-name="T7">&gt;&gt;</text:span></text:p>
        </draw:rect>
        <draw:rect draw:style-name="gr5" draw:text-style-name="P5" draw:layer="layout" svg:width="5.059cm" svg:height="0.5cm" svg:x="5.5cm" svg:y="16.5cm">
          <text:p><text:span text:style-name="T4">FocusedIndex</text:span></text:p>
        </draw:rect>
        <draw:rect draw:style-name="gr6" draw:text-style-name="P6" draw:layer="layout" svg:width="0.5cm" svg:height="0.5cm" svg:x="1.5cm" svg:y="16.5cm">
          <text:p text:style-name="P1"><text:span text:style-name="T4">*</text:span></text:p>
        </draw:rect>
        <draw:rect draw:style-name="gr6" draw:text-style-name="P6" draw:layer="layout" svg:width="0.5cm" svg:height="0.5cm" svg:x="2cm" svg:y="16.5cm">
          <text:p text:style-name="P1"><text:span text:style-name="T4">+</text:span></text:p>
        </draw:rect>
        <draw:rect draw:style-name="gr7" draw:text-style-name="P7" draw:layer="layout" svg:width="5.5cm" svg:height="0.5cm" svg:x="10.5cm" svg:y="16.5cm">
          <text:p/>
        </draw:rect>
        <draw:rect draw:style-name="gr8" draw:text-style-name="P8" draw:layer="layout" svg:width="3cm" svg:height="0.5cm" svg:x="2.5cm" svg:y="16.5cm">
          <text:p text:style-name="P1"><text:span text:style-name="T6">property</text:span></text:p>
        </draw:rect>
        <draw:rect draw:style-name="gr5" draw:text-style-name="P9" draw:layer="layout" svg:width="4cm" svg:height="0.5cm" svg:x="16cm" svg:y="16.5cm">
          <text:p><text:span text:style-name="T7">: Integer</text:span></text:p>
        </draw:rect>
        <draw:rect draw:style-name="gr5" draw:text-style-name="P9" draw:layer="layout" svg:width="6cm" svg:height="0.5cm" svg:x="20cm" svg:y="16.5cm">
          <text:p><text:span text:style-name="T7">&lt;&lt;</text:span><text:span text:style-name="T6">virtual</text:span><text:span text:style-name="T7">&gt;&gt;</text:span></text:p>
        </draw:rect>
        <draw:rect draw:style-name="gr5" draw:text-style-name="P5" draw:layer="layout" svg:width="5.059cm" svg:height="0.5cm" svg:x="5.5cm" svg:y="17cm">
          <text:p><text:span text:style-name="T4">DisabledIndex</text:span></text:p>
        </draw:rect>
        <draw:rect draw:style-name="gr6" draw:text-style-name="P6" draw:layer="layout" svg:width="0.5cm" svg:height="0.5cm" svg:x="1.5cm" svg:y="17cm">
          <text:p text:style-name="P1"><text:span text:style-name="T4">*</text:span></text:p>
        </draw:rect>
        <draw:rect draw:style-name="gr6" draw:text-style-name="P6" draw:layer="layout" svg:width="0.5cm" svg:height="0.5cm" svg:x="2cm" svg:y="17cm">
          <text:p text:style-name="P1"><text:span text:style-name="T4">+</text:span></text:p>
        </draw:rect>
        <draw:rect draw:style-name="gr7" draw:text-style-name="P7" draw:layer="layout" svg:width="5.5cm" svg:height="0.5cm" svg:x="10.5cm" svg:y="17cm">
          <text:p/>
        </draw:rect>
        <draw:rect draw:style-name="gr8" draw:text-style-name="P8" draw:layer="layout" svg:width="3cm" svg:height="0.5cm" svg:x="2.5cm" svg:y="17cm">
          <text:p text:style-name="P1"><text:span text:style-name="T6">property</text:span></text:p>
        </draw:rect>
        <draw:rect draw:style-name="gr5" draw:text-style-name="P9" draw:layer="layout" svg:width="4cm" svg:height="0.5cm" svg:x="16cm" svg:y="17cm">
          <text:p><text:span text:style-name="T7">: Integer</text:span></text:p>
        </draw:rect>
        <draw:rect draw:style-name="gr5" draw:text-style-name="P9" draw:layer="layout" svg:width="6cm" svg:height="0.5cm" svg:x="20cm" svg:y="17cm">
          <text:p><text:span text:style-name="T7">&lt;&lt;</text:span><text:span text:style-name="T6">virtual</text:span><text:span text:style-name="T7">&gt;&gt;</text:span></text:p>
        </draw:rect>
        <draw:rect draw:style-name="gr5" draw:text-style-name="P5" draw:layer="layout" svg:width="5.059cm" svg:height="0.5cm" svg:x="5.5cm" svg:y="17.5cm">
          <text:p><text:span text:style-name="T4">KeepIndex</text:span></text:p>
        </draw:rect>
        <draw:rect draw:style-name="gr6" draw:text-style-name="P6" draw:layer="layout" svg:width="0.5cm" svg:height="0.5cm" svg:x="1.5cm" svg:y="17.5cm">
          <text:p text:style-name="P1"><text:span text:style-name="T4">*</text:span></text:p>
        </draw:rect>
        <draw:rect draw:style-name="gr6" draw:text-style-name="P6" draw:layer="layout" svg:width="0.5cm" svg:height="0.5cm" svg:x="2cm" svg:y="17.5cm">
          <text:p text:style-name="P1"><text:span text:style-name="T4">+</text:span></text:p>
        </draw:rect>
        <draw:rect draw:style-name="gr7" draw:text-style-name="P7" draw:layer="layout" svg:width="5.5cm" svg:height="0.5cm" svg:x="10.5cm" svg:y="17.5cm">
          <text:p/>
        </draw:rect>
        <draw:rect draw:style-name="gr8" draw:text-style-name="P8" draw:layer="layout" svg:width="3cm" svg:height="0.5cm" svg:x="2.5cm" svg:y="17.5cm">
          <text:p text:style-name="P1"><text:span text:style-name="T6">property</text:span></text:p>
        </draw:rect>
        <draw:rect draw:style-name="gr5" draw:text-style-name="P9" draw:layer="layout" svg:width="4cm" svg:height="0.5cm" svg:x="16cm" svg:y="17.5cm">
          <text:p><text:span text:style-name="T7">: Integer</text:span></text:p>
        </draw:rect>
        <draw:rect draw:style-name="gr5" draw:text-style-name="P9" draw:layer="layout" svg:width="6cm" svg:height="0.5cm" svg:x="20cm" svg:y="17.5cm">
          <text:p><text:span text:style-name="T7">&lt;&lt;</text:span><text:span text:style-name="T6">virtual</text:span><text:span text:style-name="T7">&gt;&gt;</text:span></text:p>
        </draw:rect>
        <draw:rect draw:style-name="gr5" draw:text-style-name="P5" draw:layer="layout" svg:width="5.059cm" svg:height="0.5cm" svg:x="5.5cm" svg:y="4.5cm">
          <text:p><text:span text:style-name="T4">FEnabled</text:span></text:p>
        </draw:rect>
        <draw:rect draw:style-name="gr6" draw:text-style-name="P6" draw:layer="layout" svg:width="0.5cm" svg:height="0.5cm" svg:x="1.5cm" svg:y="4.5cm">
          <text:p text:style-name="P1"><text:span text:style-name="T4">*</text:span></text:p>
        </draw:rect>
        <draw:rect draw:style-name="gr6" draw:text-style-name="P6" draw:layer="layout" svg:width="0.5cm" svg:height="0.5cm" svg:x="2cm" svg:y="4.5cm">
          <text:p text:style-name="P1"><text:span text:style-name="T4">#</text:span></text:p>
        </draw:rect>
        <draw:rect draw:style-name="gr7" draw:text-style-name="P7" draw:layer="layout" svg:width="5.5cm" svg:height="0.5cm" svg:x="10.5cm" svg:y="4.5cm">
          <text:p/>
        </draw:rect>
        <draw:rect draw:style-name="gr8" draw:text-style-name="P8" draw:layer="layout" svg:width="3cm" svg:height="0.5cm" svg:x="2.5cm" svg:y="4.5cm">
          <text:p text:style-name="P1"><text:span text:style-name="T6">variable</text:span></text:p>
        </draw:rect>
        <draw:rect draw:style-name="gr5" draw:text-style-name="P9" draw:layer="layout" svg:width="4cm" svg:height="0.5cm" svg:x="16cm" svg:y="4.5cm">
          <text:p><text:span text:style-name="T7">: Boolean</text:span></text:p>
        </draw:rect>
        <draw:rect draw:style-name="gr9" draw:text-style-name="P9" draw:layer="layout" svg:width="6cm" svg:height="0.5cm" svg:x="20cm" svg:y="4.5cm">
          <text:p/>
        </draw:rect>
        <draw:rect draw:style-name="gr5" draw:text-style-name="P5" draw:layer="layout" svg:width="5.059cm" svg:height="0.5cm" svg:x="5.5cm" svg:y="5cm">
          <text:p><text:span text:style-name="T4">FFocused</text:span></text:p>
        </draw:rect>
        <draw:rect draw:style-name="gr6" draw:text-style-name="P6" draw:layer="layout" svg:width="0.5cm" svg:height="0.5cm" svg:x="1.5cm" svg:y="5cm">
          <text:p text:style-name="P1"><text:span text:style-name="T4">*</text:span></text:p>
        </draw:rect>
        <draw:rect draw:style-name="gr6" draw:text-style-name="P6" draw:layer="layout" svg:width="0.5cm" svg:height="0.5cm" svg:x="2cm" svg:y="5cm">
          <text:p text:style-name="P1"><text:span text:style-name="T4">#</text:span></text:p>
        </draw:rect>
        <draw:rect draw:style-name="gr7" draw:text-style-name="P7" draw:layer="layout" svg:width="5.5cm" svg:height="0.5cm" svg:x="10.5cm" svg:y="5cm">
          <text:p/>
        </draw:rect>
        <draw:rect draw:style-name="gr8" draw:text-style-name="P8" draw:layer="layout" svg:width="3cm" svg:height="0.5cm" svg:x="2.5cm" svg:y="5cm">
          <text:p text:style-name="P1"><text:span text:style-name="T6">variable</text:span></text:p>
        </draw:rect>
        <draw:rect draw:style-name="gr5" draw:text-style-name="P9" draw:layer="layout" svg:width="4cm" svg:height="0.5cm" svg:x="16cm" svg:y="5cm">
          <text:p><text:span text:style-name="T7">: Boolean</text:span></text:p>
        </draw:rect>
        <draw:rect draw:style-name="gr9" draw:text-style-name="P9" draw:layer="layout" svg:width="6cm" svg:height="0.5cm" svg:x="20cm" svg:y="5cm">
          <text:p/>
        </draw:rect>
        <draw:rect draw:style-name="gr5" draw:text-style-name="P5" draw:layer="layout" svg:width="5.059cm" svg:height="0.5cm" svg:x="5.5cm" svg:y="5.5cm">
          <text:p><text:span text:style-name="T4">FSelected</text:span></text:p>
        </draw:rect>
        <draw:rect draw:style-name="gr6" draw:text-style-name="P6" draw:layer="layout" svg:width="0.5cm" svg:height="0.5cm" svg:x="1.5cm" svg:y="5.5cm">
          <text:p text:style-name="P1"><text:span text:style-name="T4">*</text:span></text:p>
        </draw:rect>
        <draw:rect draw:style-name="gr6" draw:text-style-name="P6" draw:layer="layout" svg:width="0.5cm" svg:height="0.5cm" svg:x="2cm" svg:y="5.5cm">
          <text:p text:style-name="P1"><text:span text:style-name="T4">#</text:span></text:p>
        </draw:rect>
        <draw:rect draw:style-name="gr7" draw:text-style-name="P7" draw:layer="layout" svg:width="5.5cm" svg:height="0.5cm" svg:x="10.5cm" svg:y="5.5cm">
          <text:p/>
        </draw:rect>
        <draw:rect draw:style-name="gr8" draw:text-style-name="P8" draw:layer="layout" svg:width="3cm" svg:height="0.5cm" svg:x="2.5cm" svg:y="5.5cm">
          <text:p text:style-name="P1"><text:span text:style-name="T6">variable</text:span></text:p>
        </draw:rect>
        <draw:rect draw:style-name="gr5" draw:text-style-name="P9" draw:layer="layout" svg:width="4cm" svg:height="0.5cm" svg:x="16cm" svg:y="5.5cm">
          <text:p><text:span text:style-name="T7">: Boolean</text:span></text:p>
        </draw:rect>
        <draw:rect draw:style-name="gr9" draw:text-style-name="P9" draw:layer="layout" svg:width="6cm" svg:height="0.5cm" svg:x="20cm" svg:y="5.5cm">
          <text:p/>
        </draw:rect>
        <draw:rect draw:style-name="gr5" draw:text-style-name="P5" draw:layer="layout" svg:width="5.059cm" svg:height="0.5cm" svg:x="5.5cm" svg:y="6cm">
          <text:p><text:span text:style-name="T4">FVisible</text:span></text:p>
        </draw:rect>
        <draw:rect draw:style-name="gr6" draw:text-style-name="P6" draw:layer="layout" svg:width="0.5cm" svg:height="0.5cm" svg:x="1.5cm" svg:y="6cm">
          <text:p text:style-name="P1"><text:span text:style-name="T4">*</text:span></text:p>
        </draw:rect>
        <draw:rect draw:style-name="gr6" draw:text-style-name="P6" draw:layer="layout" svg:width="0.5cm" svg:height="0.5cm" svg:x="2cm" svg:y="6cm">
          <text:p text:style-name="P1"><text:span text:style-name="T4">#</text:span></text:p>
        </draw:rect>
        <draw:rect draw:style-name="gr7" draw:text-style-name="P7" draw:layer="layout" svg:width="5.5cm" svg:height="0.5cm" svg:x="10.5cm" svg:y="6cm">
          <text:p/>
        </draw:rect>
        <draw:rect draw:style-name="gr8" draw:text-style-name="P8" draw:layer="layout" svg:width="3cm" svg:height="0.5cm" svg:x="2.5cm" svg:y="6cm">
          <text:p text:style-name="P1"><text:span text:style-name="T6">variable</text:span></text:p>
        </draw:rect>
        <draw:rect draw:style-name="gr5" draw:text-style-name="P9" draw:layer="layout" svg:width="4cm" svg:height="0.5cm" svg:x="16cm" svg:y="6cm">
          <text:p><text:span text:style-name="T7">: Boolean</text:span></text:p>
        </draw:rect>
        <draw:rect draw:style-name="gr9" draw:text-style-name="P9" draw:layer="layout" svg:width="6cm" svg:height="0.5cm" svg:x="20cm" svg:y="6cm">
          <text:p/>
        </draw:rect>
        <draw:rect draw:style-name="gr5" draw:text-style-name="P5" draw:layer="layout" svg:width="5.059cm" svg:height="0.5cm" svg:x="5.5cm" svg:y="6.5cm">
          <text:p><text:span text:style-name="T4">FImageIndex</text:span></text:p>
        </draw:rect>
        <draw:rect draw:style-name="gr6" draw:text-style-name="P6" draw:layer="layout" svg:width="0.5cm" svg:height="0.5cm" svg:x="1.5cm" svg:y="6.5cm">
          <text:p text:style-name="P1"><text:span text:style-name="T4">*</text:span></text:p>
        </draw:rect>
        <draw:rect draw:style-name="gr6" draw:text-style-name="P6" draw:layer="layout" svg:width="0.5cm" svg:height="0.5cm" svg:x="2cm" svg:y="6.5cm">
          <text:p text:style-name="P1"><text:span text:style-name="T4">#</text:span></text:p>
        </draw:rect>
        <draw:rect draw:style-name="gr7" draw:text-style-name="P7" draw:layer="layout" svg:width="5.5cm" svg:height="0.5cm" svg:x="10.5cm" svg:y="6.5cm">
          <text:p/>
        </draw:rect>
        <draw:rect draw:style-name="gr8" draw:text-style-name="P8" draw:layer="layout" svg:width="3cm" svg:height="0.5cm" svg:x="2.5cm" svg:y="6.5cm">
          <text:p text:style-name="P1"><text:span text:style-name="T6">variable</text:span></text:p>
        </draw:rect>
        <draw:rect draw:style-name="gr5" draw:text-style-name="P9" draw:layer="layout" svg:width="4cm" svg:height="0.5cm" svg:x="16cm" svg:y="6.5cm">
          <text:p><text:span text:style-name="T7">: Integer</text:span></text:p>
        </draw:rect>
        <draw:rect draw:style-name="gr9" draw:text-style-name="P9" draw:layer="layout" svg:width="6cm" svg:height="0.5cm" svg:x="20cm" svg:y="6.5cm">
          <text:p/>
        </draw:rect>
        <draw:rect draw:style-name="gr5" draw:text-style-name="P5" draw:layer="layout" svg:width="5.059cm" svg:height="0.5cm" svg:x="5.5cm" svg:y="7cm">
          <text:p><text:span text:style-name="T4">FFocusedIndex</text:span></text:p>
        </draw:rect>
        <draw:rect draw:style-name="gr6" draw:text-style-name="P6" draw:layer="layout" svg:width="0.5cm" svg:height="0.5cm" svg:x="1.5cm" svg:y="7cm">
          <text:p text:style-name="P1"><text:span text:style-name="T4">*</text:span></text:p>
        </draw:rect>
        <draw:rect draw:style-name="gr6" draw:text-style-name="P6" draw:layer="layout" svg:width="0.5cm" svg:height="0.5cm" svg:x="2cm" svg:y="7cm">
          <text:p text:style-name="P1"><text:span text:style-name="T4">#</text:span></text:p>
        </draw:rect>
        <draw:rect draw:style-name="gr7" draw:text-style-name="P7" draw:layer="layout" svg:width="5.5cm" svg:height="0.5cm" svg:x="10.5cm" svg:y="7cm">
          <text:p/>
        </draw:rect>
        <draw:rect draw:style-name="gr8" draw:text-style-name="P8" draw:layer="layout" svg:width="3cm" svg:height="0.5cm" svg:x="2.5cm" svg:y="7cm">
          <text:p text:style-name="P1"><text:span text:style-name="T6">variable</text:span></text:p>
        </draw:rect>
        <draw:rect draw:style-name="gr5" draw:text-style-name="P9" draw:layer="layout" svg:width="4cm" svg:height="0.5cm" svg:x="16cm" svg:y="7cm">
          <text:p><text:span text:style-name="T7">: Integer</text:span></text:p>
        </draw:rect>
        <draw:rect draw:style-name="gr9" draw:text-style-name="P9" draw:layer="layout" svg:width="6cm" svg:height="0.5cm" svg:x="20cm" svg:y="7cm">
          <text:p/>
        </draw:rect>
        <draw:rect draw:style-name="gr5" draw:text-style-name="P5" draw:layer="layout" svg:width="5.059cm" svg:height="0.5cm" svg:x="5.5cm" svg:y="7.5cm">
          <text:p><text:span text:style-name="T4">FDisabledIndex</text:span></text:p>
        </draw:rect>
        <draw:rect draw:style-name="gr6" draw:text-style-name="P6" draw:layer="layout" svg:width="0.5cm" svg:height="0.5cm" svg:x="1.5cm" svg:y="7.5cm">
          <text:p text:style-name="P1"><text:span text:style-name="T4">*</text:span></text:p>
        </draw:rect>
        <draw:rect draw:style-name="gr6" draw:text-style-name="P6" draw:layer="layout" svg:width="0.5cm" svg:height="0.5cm" svg:x="2cm" svg:y="7.5cm">
          <text:p text:style-name="P1"><text:span text:style-name="T4">#</text:span></text:p>
        </draw:rect>
        <draw:rect draw:style-name="gr7" draw:text-style-name="P7" draw:layer="layout" svg:width="5.5cm" svg:height="0.5cm" svg:x="10.5cm" svg:y="7.5cm">
          <text:p/>
        </draw:rect>
        <draw:rect draw:style-name="gr8" draw:text-style-name="P8" draw:layer="layout" svg:width="3cm" svg:height="0.5cm" svg:x="2.5cm" svg:y="7.5cm">
          <text:p text:style-name="P1"><text:span text:style-name="T6">variable</text:span></text:p>
        </draw:rect>
        <draw:rect draw:style-name="gr5" draw:text-style-name="P9" draw:layer="layout" svg:width="4cm" svg:height="0.5cm" svg:x="16cm" svg:y="7.5cm">
          <text:p><text:span text:style-name="T7">: Integer</text:span></text:p>
        </draw:rect>
        <draw:rect draw:style-name="gr9" draw:text-style-name="P9" draw:layer="layout" svg:width="6cm" svg:height="0.5cm" svg:x="20cm" svg:y="7.5cm">
          <text:p/>
        </draw:rect>
        <draw:rect draw:style-name="gr5" draw:text-style-name="P5" draw:layer="layout" svg:width="5.059cm" svg:height="0.5cm" svg:x="5.5cm" svg:y="8cm">
          <text:p><text:span text:style-name="T4">FKeepIndex</text:span></text:p>
        </draw:rect>
        <draw:rect draw:style-name="gr6" draw:text-style-name="P6" draw:layer="layout" svg:width="0.5cm" svg:height="0.5cm" svg:x="1.5cm" svg:y="8cm">
          <text:p text:style-name="P1"><text:span text:style-name="T4">*</text:span></text:p>
        </draw:rect>
        <draw:rect draw:style-name="gr6" draw:text-style-name="P6" draw:layer="layout" svg:width="0.5cm" svg:height="0.5cm" svg:x="2cm" svg:y="8cm">
          <text:p text:style-name="P1"><text:span text:style-name="T4">#</text:span></text:p>
        </draw:rect>
        <draw:rect draw:style-name="gr7" draw:text-style-name="P7" draw:layer="layout" svg:width="5.5cm" svg:height="0.5cm" svg:x="10.5cm" svg:y="8cm">
          <text:p/>
        </draw:rect>
        <draw:rect draw:style-name="gr8" draw:text-style-name="P8" draw:layer="layout" svg:width="3cm" svg:height="0.5cm" svg:x="2.5cm" svg:y="8cm">
          <text:p text:style-name="P1"><text:span text:style-name="T6">variable</text:span></text:p>
        </draw:rect>
        <draw:rect draw:style-name="gr5" draw:text-style-name="P9" draw:layer="layout" svg:width="4cm" svg:height="0.5cm" svg:x="16cm" svg:y="8cm">
          <text:p><text:span text:style-name="T7">: Integer</text:span></text:p>
        </draw:rect>
        <draw:rect draw:style-name="gr9" draw:text-style-name="P9" draw:layer="layout" svg:width="6cm" svg:height="0.5cm" svg:x="20cm" svg:y="8cm">
          <text:p/>
        </draw:rect>
        <draw:rect draw:style-name="gr11" draw:text-style-name="P1" draw:layer="layout" svg:width="-24.5cm" svg:height="-4cm" svg:x="26cm" svg:y="8.5cm">
          <text:p/>
        </draw:rect>
        <draw:rect draw:style-name="gr5" draw:text-style-name="P5" draw:layer="layout" svg:width="5.059cm" svg:height="0.5cm" svg:x="5.5cm" svg:y="4.5cm">
          <text:p><text:span text:style-name="T4">FEnabled</text:span></text:p>
        </draw:rect>
        <draw:rect draw:style-name="gr6" draw:text-style-name="P6" draw:layer="layout" svg:width="0.5cm" svg:height="0.5cm" svg:x="1.5cm" svg:y="4.5cm">
          <text:p text:style-name="P1"><text:span text:style-name="T4">*</text:span></text:p>
        </draw:rect>
        <draw:rect draw:style-name="gr6" draw:text-style-name="P6" draw:layer="layout" svg:width="0.5cm" svg:height="0.5cm" svg:x="2cm" svg:y="4.5cm">
          <text:p text:style-name="P1"><text:span text:style-name="T4">#</text:span></text:p>
        </draw:rect>
        <draw:rect draw:style-name="gr7" draw:text-style-name="P7" draw:layer="layout" svg:width="5.5cm" svg:height="0.5cm" svg:x="10.5cm" svg:y="4.5cm">
          <text:p/>
        </draw:rect>
        <draw:rect draw:style-name="gr8" draw:text-style-name="P8" draw:layer="layout" svg:width="3cm" svg:height="0.5cm" svg:x="2.5cm" svg:y="4.5cm">
          <text:p text:style-name="P1"><text:span text:style-name="T6">variable</text:span></text:p>
        </draw:rect>
        <draw:rect draw:style-name="gr5" draw:text-style-name="P9" draw:layer="layout" svg:width="4cm" svg:height="0.5cm" svg:x="16cm" svg:y="4.5cm">
          <text:p><text:span text:style-name="T7">: Boolean</text:span></text:p>
        </draw:rect>
        <draw:rect draw:style-name="gr9" draw:text-style-name="P9" draw:layer="layout" svg:width="6cm" svg:height="0.5cm" svg:x="20cm" svg:y="4.5cm">
          <text:p/>
        </draw:rect>
        <draw:rect draw:style-name="gr5" draw:text-style-name="P5" draw:layer="layout" svg:width="5.059cm" svg:height="0.5cm" svg:x="5.5cm" svg:y="5cm">
          <text:p><text:span text:style-name="T4">FFocused</text:span></text:p>
        </draw:rect>
        <draw:rect draw:style-name="gr6" draw:text-style-name="P6" draw:layer="layout" svg:width="0.5cm" svg:height="0.5cm" svg:x="1.5cm" svg:y="5cm">
          <text:p text:style-name="P1"><text:span text:style-name="T4">*</text:span></text:p>
        </draw:rect>
        <draw:rect draw:style-name="gr6" draw:text-style-name="P6" draw:layer="layout" svg:width="0.5cm" svg:height="0.5cm" svg:x="2cm" svg:y="5cm">
          <text:p text:style-name="P1"><text:span text:style-name="T4">#</text:span></text:p>
        </draw:rect>
        <draw:rect draw:style-name="gr7" draw:text-style-name="P7" draw:layer="layout" svg:width="5.5cm" svg:height="0.5cm" svg:x="10.5cm" svg:y="5cm">
          <text:p/>
        </draw:rect>
        <draw:rect draw:style-name="gr8" draw:text-style-name="P8" draw:layer="layout" svg:width="3cm" svg:height="0.5cm" svg:x="2.5cm" svg:y="5cm">
          <text:p text:style-name="P1"><text:span text:style-name="T6">variable</text:span></text:p>
        </draw:rect>
        <draw:rect draw:style-name="gr5" draw:text-style-name="P9" draw:layer="layout" svg:width="4cm" svg:height="0.5cm" svg:x="16cm" svg:y="5cm">
          <text:p><text:span text:style-name="T7">: Boolean</text:span></text:p>
        </draw:rect>
        <draw:rect draw:style-name="gr9" draw:text-style-name="P9" draw:layer="layout" svg:width="6cm" svg:height="0.5cm" svg:x="20cm" svg:y="5cm">
          <text:p/>
        </draw:rect>
        <draw:rect draw:style-name="gr5" draw:text-style-name="P5" draw:layer="layout" svg:width="5.059cm" svg:height="0.5cm" svg:x="5.5cm" svg:y="5.5cm">
          <text:p><text:span text:style-name="T4">FSelected</text:span></text:p>
        </draw:rect>
        <draw:rect draw:style-name="gr6" draw:text-style-name="P6" draw:layer="layout" svg:width="0.5cm" svg:height="0.5cm" svg:x="1.5cm" svg:y="5.5cm">
          <text:p text:style-name="P1"><text:span text:style-name="T4">*</text:span></text:p>
        </draw:rect>
        <draw:rect draw:style-name="gr6" draw:text-style-name="P6" draw:layer="layout" svg:width="0.5cm" svg:height="0.5cm" svg:x="2cm" svg:y="5.5cm">
          <text:p text:style-name="P1"><text:span text:style-name="T4">#</text:span></text:p>
        </draw:rect>
        <draw:rect draw:style-name="gr7" draw:text-style-name="P7" draw:layer="layout" svg:width="5.5cm" svg:height="0.5cm" svg:x="10.5cm" svg:y="5.5cm">
          <text:p/>
        </draw:rect>
        <draw:rect draw:style-name="gr8" draw:text-style-name="P8" draw:layer="layout" svg:width="3cm" svg:height="0.5cm" svg:x="2.5cm" svg:y="5.5cm">
          <text:p text:style-name="P1"><text:span text:style-name="T6">variable</text:span></text:p>
        </draw:rect>
        <draw:rect draw:style-name="gr5" draw:text-style-name="P9" draw:layer="layout" svg:width="4cm" svg:height="0.5cm" svg:x="16cm" svg:y="5.5cm">
          <text:p><text:span text:style-name="T7">: Boolean</text:span></text:p>
        </draw:rect>
        <draw:rect draw:style-name="gr9" draw:text-style-name="P9" draw:layer="layout" svg:width="6cm" svg:height="0.5cm" svg:x="20cm" svg:y="5.5cm">
          <text:p/>
        </draw:rect>
        <draw:rect draw:style-name="gr5" draw:text-style-name="P5" draw:layer="layout" svg:width="5.059cm" svg:height="0.5cm" svg:x="5.5cm" svg:y="6cm">
          <text:p><text:span text:style-name="T4">FVisible</text:span></text:p>
        </draw:rect>
        <draw:rect draw:style-name="gr6" draw:text-style-name="P6" draw:layer="layout" svg:width="0.5cm" svg:height="0.5cm" svg:x="1.5cm" svg:y="6cm">
          <text:p text:style-name="P1"><text:span text:style-name="T4">*</text:span></text:p>
        </draw:rect>
        <draw:rect draw:style-name="gr6" draw:text-style-name="P6" draw:layer="layout" svg:width="0.5cm" svg:height="0.5cm" svg:x="2cm" svg:y="6cm">
          <text:p text:style-name="P1"><text:span text:style-name="T4">#</text:span></text:p>
        </draw:rect>
        <draw:rect draw:style-name="gr7" draw:text-style-name="P7" draw:layer="layout" svg:width="5.5cm" svg:height="0.5cm" svg:x="10.5cm" svg:y="6cm">
          <text:p/>
        </draw:rect>
        <draw:rect draw:style-name="gr8" draw:text-style-name="P8" draw:layer="layout" svg:width="3cm" svg:height="0.5cm" svg:x="2.5cm" svg:y="6cm">
          <text:p text:style-name="P1"><text:span text:style-name="T6">variable</text:span></text:p>
        </draw:rect>
        <draw:rect draw:style-name="gr5" draw:text-style-name="P9" draw:layer="layout" svg:width="4cm" svg:height="0.5cm" svg:x="16cm" svg:y="6cm">
          <text:p><text:span text:style-name="T7">: Boolean</text:span></text:p>
        </draw:rect>
        <draw:rect draw:style-name="gr9" draw:text-style-name="P9" draw:layer="layout" svg:width="6cm" svg:height="0.5cm" svg:x="20cm" svg:y="6cm">
          <text:p/>
        </draw:rect>
        <draw:rect draw:style-name="gr5" draw:text-style-name="P5" draw:layer="layout" svg:width="5.059cm" svg:height="0.5cm" svg:x="5.5cm" svg:y="6.5cm">
          <text:p><text:span text:style-name="T4">FImageIndex</text:span></text:p>
        </draw:rect>
        <draw:rect draw:style-name="gr6" draw:text-style-name="P6" draw:layer="layout" svg:width="0.5cm" svg:height="0.5cm" svg:x="1.5cm" svg:y="6.5cm">
          <text:p text:style-name="P1"><text:span text:style-name="T4">*</text:span></text:p>
        </draw:rect>
        <draw:rect draw:style-name="gr6" draw:text-style-name="P6" draw:layer="layout" svg:width="0.5cm" svg:height="0.5cm" svg:x="2cm" svg:y="6.5cm">
          <text:p text:style-name="P1"><text:span text:style-name="T4">#</text:span></text:p>
        </draw:rect>
        <draw:rect draw:style-name="gr7" draw:text-style-name="P7" draw:layer="layout" svg:width="5.5cm" svg:height="0.5cm" svg:x="10.5cm" svg:y="6.5cm">
          <text:p/>
        </draw:rect>
        <draw:rect draw:style-name="gr8" draw:text-style-name="P8" draw:layer="layout" svg:width="3cm" svg:height="0.5cm" svg:x="2.5cm" svg:y="6.5cm">
          <text:p text:style-name="P1"><text:span text:style-name="T6">variable</text:span></text:p>
        </draw:rect>
        <draw:rect draw:style-name="gr5" draw:text-style-name="P9" draw:layer="layout" svg:width="4cm" svg:height="0.5cm" svg:x="16cm" svg:y="6.5cm">
          <text:p><text:span text:style-name="T7">: Integer</text:span></text:p>
        </draw:rect>
        <draw:rect draw:style-name="gr9" draw:text-style-name="P9" draw:layer="layout" svg:width="6cm" svg:height="0.5cm" svg:x="20cm" svg:y="6.5cm">
          <text:p/>
        </draw:rect>
        <draw:rect draw:style-name="gr5" draw:text-style-name="P5" draw:layer="layout" svg:width="5.059cm" svg:height="0.5cm" svg:x="5.5cm" svg:y="7cm">
          <text:p><text:span text:style-name="T4">FFocusedIndex</text:span></text:p>
        </draw:rect>
        <draw:rect draw:style-name="gr6" draw:text-style-name="P6" draw:layer="layout" svg:width="0.5cm" svg:height="0.5cm" svg:x="1.5cm" svg:y="7cm">
          <text:p text:style-name="P1"><text:span text:style-name="T4">*</text:span></text:p>
        </draw:rect>
        <draw:rect draw:style-name="gr6" draw:text-style-name="P6" draw:layer="layout" svg:width="0.5cm" svg:height="0.5cm" svg:x="2cm" svg:y="7cm">
          <text:p text:style-name="P1"><text:span text:style-name="T4">#</text:span></text:p>
        </draw:rect>
        <draw:rect draw:style-name="gr7" draw:text-style-name="P7" draw:layer="layout" svg:width="5.5cm" svg:height="0.5cm" svg:x="10.5cm" svg:y="7cm">
          <text:p/>
        </draw:rect>
        <draw:rect draw:style-name="gr8" draw:text-style-name="P8" draw:layer="layout" svg:width="3cm" svg:height="0.5cm" svg:x="2.5cm" svg:y="7cm">
          <text:p text:style-name="P1"><text:span text:style-name="T6">variable</text:span></text:p>
        </draw:rect>
        <draw:rect draw:style-name="gr5" draw:text-style-name="P9" draw:layer="layout" svg:width="4cm" svg:height="0.5cm" svg:x="16cm" svg:y="7cm">
          <text:p><text:span text:style-name="T7">: Integer</text:span></text:p>
        </draw:rect>
        <draw:rect draw:style-name="gr9" draw:text-style-name="P9" draw:layer="layout" svg:width="6cm" svg:height="0.5cm" svg:x="20cm" svg:y="7cm">
          <text:p/>
        </draw:rect>
        <draw:rect draw:style-name="gr5" draw:text-style-name="P5" draw:layer="layout" svg:width="5.059cm" svg:height="0.5cm" svg:x="5.5cm" svg:y="7.5cm">
          <text:p><text:span text:style-name="T4">FDisabledIndex</text:span></text:p>
        </draw:rect>
        <draw:rect draw:style-name="gr6" draw:text-style-name="P6" draw:layer="layout" svg:width="0.5cm" svg:height="0.5cm" svg:x="1.5cm" svg:y="7.5cm">
          <text:p text:style-name="P1"><text:span text:style-name="T4">*</text:span></text:p>
        </draw:rect>
        <draw:rect draw:style-name="gr6" draw:text-style-name="P6" draw:layer="layout" svg:width="0.5cm" svg:height="0.5cm" svg:x="2cm" svg:y="7.5cm">
          <text:p text:style-name="P1"><text:span text:style-name="T4">#</text:span></text:p>
        </draw:rect>
        <draw:rect draw:style-name="gr7" draw:text-style-name="P7" draw:layer="layout" svg:width="5.5cm" svg:height="0.5cm" svg:x="10.5cm" svg:y="7.5cm">
          <text:p/>
        </draw:rect>
        <draw:rect draw:style-name="gr8" draw:text-style-name="P8" draw:layer="layout" svg:width="3cm" svg:height="0.5cm" svg:x="2.5cm" svg:y="7.5cm">
          <text:p text:style-name="P1"><text:span text:style-name="T6">variable</text:span></text:p>
        </draw:rect>
        <draw:rect draw:style-name="gr5" draw:text-style-name="P9" draw:layer="layout" svg:width="4cm" svg:height="0.5cm" svg:x="16cm" svg:y="7.5cm">
          <text:p><text:span text:style-name="T7">: Integer</text:span></text:p>
        </draw:rect>
        <draw:rect draw:style-name="gr9" draw:text-style-name="P9" draw:layer="layout" svg:width="6cm" svg:height="0.5cm" svg:x="20cm" svg:y="7.5cm">
          <text:p/>
        </draw:rect>
        <draw:rect draw:style-name="gr5" draw:text-style-name="P5" draw:layer="layout" svg:width="5.059cm" svg:height="0.5cm" svg:x="5.5cm" svg:y="8cm">
          <text:p><text:span text:style-name="T4">FKeepIndex</text:span></text:p>
        </draw:rect>
        <draw:rect draw:style-name="gr6" draw:text-style-name="P6" draw:layer="layout" svg:width="0.5cm" svg:height="0.5cm" svg:x="1.5cm" svg:y="8cm">
          <text:p text:style-name="P1"><text:span text:style-name="T4">*</text:span></text:p>
        </draw:rect>
        <draw:rect draw:style-name="gr6" draw:text-style-name="P6" draw:layer="layout" svg:width="0.5cm" svg:height="0.5cm" svg:x="2cm" svg:y="8cm">
          <text:p text:style-name="P1"><text:span text:style-name="T4">#</text:span></text:p>
        </draw:rect>
        <draw:rect draw:style-name="gr7" draw:text-style-name="P7" draw:layer="layout" svg:width="5.5cm" svg:height="0.5cm" svg:x="10.5cm" svg:y="8cm">
          <text:p/>
        </draw:rect>
        <draw:rect draw:style-name="gr8" draw:text-style-name="P8" draw:layer="layout" svg:width="3cm" svg:height="0.5cm" svg:x="2.5cm" svg:y="8cm">
          <text:p text:style-name="P1"><text:span text:style-name="T6">variable</text:span></text:p>
        </draw:rect>
        <draw:rect draw:style-name="gr5" draw:text-style-name="P9" draw:layer="layout" svg:width="4cm" svg:height="0.5cm" svg:x="16cm" svg:y="8cm">
          <text:p><text:span text:style-name="T7">: Integer</text:span></text:p>
        </draw:rect>
        <draw:rect draw:style-name="gr9" draw:text-style-name="P9" draw:layer="layout" svg:width="6cm" svg:height="0.5cm" svg:x="20cm" svg:y="8cm">
          <text:p/>
        </draw:rect>
        <draw:rect draw:style-name="gr5" draw:text-style-name="P5" draw:layer="layout" svg:width="5.059cm" svg:height="0.5cm" svg:x="5.5cm" svg:y="13cm">
          <text:p><text:span text:style-name="T4">InternalState</text:span></text:p>
        </draw:rect>
        <draw:rect draw:style-name="gr6" draw:text-style-name="P6" draw:layer="layout" svg:width="0.5cm" svg:height="0.5cm" svg:x="1.5cm" svg:y="13cm">
          <text:p text:style-name="P1"><text:span text:style-name="T4">*</text:span></text:p>
        </draw:rect>
        <draw:rect draw:style-name="gr6" draw:text-style-name="P6" draw:layer="layout" svg:width="0.5cm" svg:height="0.5cm" svg:x="2cm" svg:y="13cm">
          <text:p text:style-name="P1"><text:span text:style-name="T4"><text:s/></text:span><text:span text:style-name="T4">## </text:span></text:p>
        </draw:rect>
        <draw:rect draw:style-name="gr7" draw:text-style-name="P7" draw:layer="layout" svg:width="5.5cm" svg:height="0.5cm" svg:x="10.5cm" svg:y="13cm">
          <text:p/>
        </draw:rect>
        <draw:rect draw:style-name="gr7" draw:text-style-name="P7" draw:layer="layout" svg:width="5.5cm" svg:height="0.5cm" svg:x="10.5cm" svg:y="13cm">
          <text:p/>
        </draw:rect>
        <draw:rect draw:style-name="gr6" draw:text-style-name="P10" draw:layer="layout" svg:width="3cm" svg:height="0.5cm" svg:x="2.5cm" svg:y="13cm">
          <text:p text:style-name="P1"><text:span text:style-name="T7">property</text:span></text:p>
        </draw:rect>
        <draw:rect draw:style-name="gr5" draw:text-style-name="P9" draw:layer="layout" svg:width="4cm" svg:height="0.5cm" svg:x="16cm" svg:y="13cm">
          <text:p><text:span text:style-name="T7">: TreeStates</text:span></text:p>
        </draw:rect>
        <draw:rect draw:style-name="gr5" draw:text-style-name="P9" draw:layer="layout" svg:width="6cm" svg:height="0.5cm" svg:x="20cm" svg:y="13cm">
          <text:p><text:span text:style-name="T7">&lt;&lt;</text:span><text:span text:style-name="T6">virtual</text:span><text:span text:style-name="T7">&gt;&gt;</text:span></text:p>
        </draw:rect>
        <draw:rect draw:style-name="gr5" draw:text-style-name="P5" draw:layer="layout" svg:width="5.059cm" svg:height="0.5cm" svg:x="5.5cm" svg:y="18cm">
          <text:p><text:span text:style-name="T4">State</text:span></text:p>
        </draw:rect>
        <draw:rect draw:style-name="gr6" draw:text-style-name="P6" draw:layer="layout" svg:width="0.5cm" svg:height="0.5cm" svg:x="1.5cm" svg:y="18cm">
          <text:p text:style-name="P1"><text:span text:style-name="T4">*</text:span></text:p>
        </draw:rect>
        <draw:rect draw:style-name="gr6" draw:text-style-name="P6" draw:layer="layout" svg:width="0.5cm" svg:height="0.5cm" svg:x="2cm" svg:y="18cm">
          <text:p text:style-name="P1"><text:span text:style-name="T4">+</text:span></text:p>
        </draw:rect>
        <draw:rect draw:style-name="gr7" draw:text-style-name="P7" draw:layer="layout" svg:width="5.5cm" svg:height="0.5cm" svg:x="10.5cm" svg:y="18cm">
          <text:p/>
        </draw:rect>
        <draw:rect draw:style-name="gr7" draw:text-style-name="P7" draw:layer="layout" svg:width="5.5cm" svg:height="0.5cm" svg:x="10.5cm" svg:y="18cm">
          <text:p/>
        </draw:rect>
        <draw:rect draw:style-name="gr6" draw:text-style-name="P10" draw:layer="layout" svg:width="3cm" svg:height="0.5cm" svg:x="2.5cm" svg:y="18cm">
          <text:p text:style-name="P1"><text:span text:style-name="T7">property</text:span></text:p>
        </draw:rect>
        <draw:rect draw:style-name="gr5" draw:text-style-name="P9" draw:layer="layout" svg:width="4cm" svg:height="0.5cm" svg:x="16cm" svg:y="18cm">
          <text:p><text:span text:style-name="T7">: TreeStates</text:span></text:p>
        </draw:rect>
        <draw:rect draw:style-name="gr5" draw:text-style-name="P9" draw:layer="layout" svg:width="6cm" svg:height="0.5cm" svg:x="20cm" svg:y="18cm">
          <text:p><text:span text:style-name="T7">&lt;&lt;</text:span><text:span text:style-name="T6">virtual</text:span><text:span text:style-name="T7">&gt;&gt;</text:span></text:p>
        </draw:rect>
        <draw:rect draw:style-name="gr11" draw:text-style-name="P1" draw:layer="layout" svg:width="-24.5cm" svg:height="-5.5cm" svg:x="26cm" svg:y="18.5cm">
          <text:p/>
        </draw:rect>
        <draw:rect draw:style-name="gr5" draw:text-style-name="P5" draw:layer="layout" svg:width="5.059cm" svg:height="0.5cm" svg:x="5.5cm" svg:y="4cm">
          <text:p><text:span text:style-name="T4">FEnabled</text:span></text:p>
        </draw:rect>
        <draw:rect draw:style-name="gr6" draw:text-style-name="P6" draw:layer="layout" svg:width="0.5cm" svg:height="0.5cm" svg:x="1.5cm" svg:y="4cm">
          <text:p text:style-name="P1"><text:span text:style-name="T4">*</text:span></text:p>
        </draw:rect>
        <draw:rect draw:style-name="gr6" draw:text-style-name="P6" draw:layer="layout" svg:width="0.5cm" svg:height="0.5cm" svg:x="2cm" svg:y="4cm">
          <text:p text:style-name="P1"><text:span text:style-name="T4">#</text:span></text:p>
        </draw:rect>
        <draw:rect draw:style-name="gr7" draw:text-style-name="P7" draw:layer="layout" svg:width="5.5cm" svg:height="0.5cm" svg:x="10.5cm" svg:y="4cm">
          <text:p/>
        </draw:rect>
        <draw:rect draw:style-name="gr8" draw:text-style-name="P8" draw:layer="layout" svg:width="3cm" svg:height="0.5cm" svg:x="2.5cm" svg:y="4cm">
          <text:p text:style-name="P1"><text:span text:style-name="T6">variable</text:span></text:p>
        </draw:rect>
        <draw:rect draw:style-name="gr5" draw:text-style-name="P9" draw:layer="layout" svg:width="4cm" svg:height="0.5cm" svg:x="16cm" svg:y="4cm">
          <text:p><text:span text:style-name="T7">: Boolean</text:span></text:p>
        </draw:rect>
        <draw:rect draw:style-name="gr9" draw:text-style-name="P9" draw:layer="layout" svg:width="6cm" svg:height="0.5cm" svg:x="20cm" svg:y="4cm">
          <text:p/>
        </draw:rect>
        <draw:rect draw:style-name="gr5" draw:text-style-name="P5" draw:layer="layout" svg:width="5.059cm" svg:height="0.5cm" svg:x="5.5cm" svg:y="4cm">
          <text:p><text:span text:style-name="T4">FEnabled</text:span></text:p>
        </draw:rect>
        <draw:rect draw:style-name="gr6" draw:text-style-name="P6" draw:layer="layout" svg:width="0.5cm" svg:height="0.5cm" svg:x="1.5cm" svg:y="4cm">
          <text:p text:style-name="P1"><text:span text:style-name="T4">*</text:span></text:p>
        </draw:rect>
        <draw:rect draw:style-name="gr6" draw:text-style-name="P6" draw:layer="layout" svg:width="0.5cm" svg:height="0.5cm" svg:x="2cm" svg:y="4cm">
          <text:p text:style-name="P1"><text:span text:style-name="T4">#</text:span></text:p>
        </draw:rect>
        <draw:rect draw:style-name="gr7" draw:text-style-name="P7" draw:layer="layout" svg:width="5.5cm" svg:height="0.5cm" svg:x="10.5cm" svg:y="4cm">
          <text:p/>
        </draw:rect>
        <draw:rect draw:style-name="gr8" draw:text-style-name="P8" draw:layer="layout" svg:width="3cm" svg:height="0.5cm" svg:x="2.5cm" svg:y="4cm">
          <text:p text:style-name="P1"><text:span text:style-name="T6">variable</text:span></text:p>
        </draw:rect>
        <draw:rect draw:style-name="gr5" draw:text-style-name="P9" draw:layer="layout" svg:width="4cm" svg:height="0.5cm" svg:x="16cm" svg:y="4cm">
          <text:p><text:span text:style-name="T7">: Boolean</text:span></text:p>
        </draw:rect>
        <draw:rect draw:style-name="gr9" draw:text-style-name="P9" draw:layer="layout" svg:width="6cm" svg:height="0.5cm" svg:x="20cm" svg:y="4cm">
          <text:p/>
        </draw:rect>
        <draw:rect draw:style-name="gr5" draw:text-style-name="P5" draw:layer="layout" svg:width="5.059cm" svg:height="0.5cm" svg:x="5.5cm" svg:y="4cm">
          <text:p><text:span text:style-name="T4">FInternalState</text:span></text:p>
        </draw:rect>
        <draw:rect draw:style-name="gr6" draw:text-style-name="P6" draw:layer="layout" svg:width="0.5cm" svg:height="0.5cm" svg:x="1.5cm" svg:y="4cm">
          <text:p text:style-name="P1"><text:span text:style-name="T4">*</text:span></text:p>
        </draw:rect>
        <draw:rect draw:style-name="gr6" draw:text-style-name="P6" draw:layer="layout" svg:width="0.5cm" svg:height="0.5cm" svg:x="2cm" svg:y="4cm">
          <text:p text:style-name="P1"><text:span text:style-name="T4">#</text:span></text:p>
        </draw:rect>
        <draw:rect draw:style-name="gr7" draw:text-style-name="P7" draw:layer="layout" svg:width="5.5cm" svg:height="0.5cm" svg:x="10.5cm" svg:y="4cm">
          <text:p/>
        </draw:rect>
        <draw:rect draw:style-name="gr8" draw:text-style-name="P8" draw:layer="layout" svg:width="3cm" svg:height="0.5cm" svg:x="2.5cm" svg:y="4cm">
          <text:p text:style-name="P1"><text:span text:style-name="T6">variable</text:span></text:p>
        </draw:rect>
        <draw:rect draw:style-name="gr5" draw:text-style-name="P9" draw:layer="layout" svg:width="4cm" svg:height="0.5cm" svg:x="16cm" svg:y="4cm">
          <text:p><text:span text:style-name="T7">: TreeStates</text:span></text:p>
        </draw:rect>
        <draw:rect draw:style-name="gr9" draw:text-style-name="P9" draw:layer="layout" svg:width="6cm" svg:height="0.5cm" svg:x="20cm" svg:y="4cm">
          <text:p/>
        </draw:rect>
        <draw:rect draw:style-name="gr11" draw:text-style-name="P1" draw:layer="layout" svg:width="24.5cm" svg:height="1cm" svg:x="1.5cm" svg:y="3cm">
          <text:p/>
        </draw:rect>
        <draw:rect draw:style-name="gr11" draw:text-style-name="P1" draw:layer="layout" svg:width="-24.5cm" svg:height="-4.5cm" svg:x="26cm" svg:y="8.5cm">
          <text:p/>
        </draw:rect>
      </draw:page>
      <draw:page draw:name="page3" draw:style-name="dp1" draw:master-page-name="Predeterminado">
        <office:forms form:automatic-focus="false" form:apply-design-mode="false"/>
        <draw:rect draw:style-name="gr5" draw:text-style-name="P5" draw:layer="layout" svg:width="5.059cm" svg:height="0.5cm" svg:x="5.5cm" svg:y="9.5cm">
          <text:p><text:span text:style-name="T4">InternalExplore</text:span></text:p>
        </draw:rect>
        <draw:rect draw:style-name="gr6" draw:text-style-name="P6" draw:layer="layout" svg:width="0.5cm" svg:height="0.5cm" svg:x="1.5cm" svg:y="9.5cm">
          <text:p text:style-name="P1"><text:span text:style-name="T4">*</text:span></text:p>
        </draw:rect>
        <draw:rect draw:style-name="gr6" draw:text-style-name="P6" draw:layer="layout" svg:width="0.5cm" svg:height="0.5cm" svg:x="2cm" svg:y="9.5cm">
          <text:p text:style-name="P1"><text:span text:style-name="T4">##</text:span></text:p>
        </draw:rect>
        <draw:rect draw:style-name="gr5" draw:text-style-name="P9" draw:layer="layout" svg:width="5.5cm" svg:height="0.5cm" svg:x="10.5cm" svg:y="9.5cm">
          <text:p><text:span text:style-name="T7">()</text:span></text:p>
        </draw:rect>
        <draw:rect draw:style-name="gr6" draw:text-style-name="P10" draw:layer="layout" svg:width="3cm" svg:height="0.5cm" svg:x="2.5cm" svg:y="9.5cm">
          <text:p text:style-name="P1"><text:span text:style-name="T7">procedure</text:span></text:p>
        </draw:rect>
        <draw:rect draw:style-name="gr5" draw:text-style-name="P9" draw:layer="layout" svg:width="4cm" svg:height="0.5cm" svg:x="16cm" svg:y="9.5cm">
          <text:p><text:span text:style-name="T7">: void</text:span></text:p>
        </draw:rect>
        <draw:rect draw:style-name="gr5" draw:text-style-name="P9" draw:layer="layout" svg:width="6cm" svg:height="0.5cm" svg:x="20cm" svg:y="9.5cm">
          <text:p><text:span text:style-name="T7">&lt;&lt;dynamic&gt;&gt;</text:span></text:p>
        </draw:rect>
        <draw:rect draw:style-name="gr5" draw:text-style-name="P5" draw:layer="layout" svg:width="5.059cm" svg:height="0.5cm" svg:x="5.5cm" svg:y="10cm">
          <text:p><text:span text:style-name="T4">InternalCollapse</text:span></text:p>
        </draw:rect>
        <draw:rect draw:style-name="gr6" draw:text-style-name="P6" draw:layer="layout" svg:width="0.5cm" svg:height="0.5cm" svg:x="1.5cm" svg:y="10cm">
          <text:p text:style-name="P1"><text:span text:style-name="T4">*</text:span></text:p>
        </draw:rect>
        <draw:rect draw:style-name="gr6" draw:text-style-name="P6" draw:layer="layout" svg:width="0.5cm" svg:height="0.5cm" svg:x="2cm" svg:y="10cm">
          <text:p text:style-name="P1"><text:span text:style-name="T4">##</text:span></text:p>
        </draw:rect>
        <draw:rect draw:style-name="gr5" draw:text-style-name="P9" draw:layer="layout" svg:width="5.5cm" svg:height="0.5cm" svg:x="10.5cm" svg:y="10cm">
          <text:p><text:span text:style-name="T7">()</text:span></text:p>
        </draw:rect>
        <draw:rect draw:style-name="gr6" draw:text-style-name="P10" draw:layer="layout" svg:width="3cm" svg:height="0.5cm" svg:x="2.5cm" svg:y="10cm">
          <text:p text:style-name="P1"><text:span text:style-name="T7">procedure</text:span></text:p>
        </draw:rect>
        <draw:rect draw:style-name="gr5" draw:text-style-name="P9" draw:layer="layout" svg:width="4cm" svg:height="0.5cm" svg:x="16cm" svg:y="10cm">
          <text:p><text:span text:style-name="T7">: void</text:span></text:p>
        </draw:rect>
        <draw:rect draw:style-name="gr5" draw:text-style-name="P9" draw:layer="layout" svg:width="6cm" svg:height="0.5cm" svg:x="20cm" svg:y="10cm">
          <text:p><text:span text:style-name="T7">&lt;&lt;dynamic&gt;&gt;</text:span></text:p>
        </draw:rect>
        <draw:rect draw:style-name="gr5" draw:text-style-name="P5" draw:layer="layout" svg:width="5.059cm" svg:height="0.5cm" svg:x="5.5cm" svg:y="10.5cm">
          <text:p><text:span text:style-name="T4">InternalExpand</text:span></text:p>
        </draw:rect>
        <draw:rect draw:style-name="gr6" draw:text-style-name="P6" draw:layer="layout" svg:width="0.5cm" svg:height="0.5cm" svg:x="1.5cm" svg:y="10.5cm">
          <text:p text:style-name="P1"><text:span text:style-name="T4">*</text:span></text:p>
        </draw:rect>
        <draw:rect draw:style-name="gr6" draw:text-style-name="P6" draw:layer="layout" svg:width="0.5cm" svg:height="0.5cm" svg:x="2cm" svg:y="10.5cm">
          <text:p text:style-name="P1"><text:span text:style-name="T4">##</text:span></text:p>
        </draw:rect>
        <draw:rect draw:style-name="gr5" draw:text-style-name="P9" draw:layer="layout" svg:width="5.5cm" svg:height="0.5cm" svg:x="10.5cm" svg:y="10.5cm">
          <text:p><text:span text:style-name="T7">()</text:span></text:p>
        </draw:rect>
        <draw:rect draw:style-name="gr6" draw:text-style-name="P10" draw:layer="layout" svg:width="3cm" svg:height="0.5cm" svg:x="2.5cm" svg:y="10.5cm">
          <text:p text:style-name="P1"><text:span text:style-name="T7">procedure</text:span></text:p>
        </draw:rect>
        <draw:rect draw:style-name="gr5" draw:text-style-name="P9" draw:layer="layout" svg:width="4cm" svg:height="0.5cm" svg:x="16cm" svg:y="10.5cm">
          <text:p><text:span text:style-name="T7">: void</text:span></text:p>
        </draw:rect>
        <draw:rect draw:style-name="gr5" draw:text-style-name="P9" draw:layer="layout" svg:width="6cm" svg:height="0.5cm" svg:x="20cm" svg:y="10.5cm">
          <text:p><text:span text:style-name="T7">&lt;&lt;dynamic&gt;&gt;</text:span></text:p>
        </draw:rect>
        <draw:rect draw:style-name="gr5" draw:text-style-name="P5" draw:layer="layout" svg:width="5.059cm" svg:height="0.5cm" svg:x="5.5cm" svg:y="11cm">
          <text:p><text:span text:style-name="T4">InternalEmpty</text:span></text:p>
        </draw:rect>
        <draw:rect draw:style-name="gr6" draw:text-style-name="P6" draw:layer="layout" svg:width="0.5cm" svg:height="0.5cm" svg:x="1.5cm" svg:y="11cm">
          <text:p text:style-name="P1"><text:span text:style-name="T4">*</text:span></text:p>
        </draw:rect>
        <draw:rect draw:style-name="gr6" draw:text-style-name="P6" draw:layer="layout" svg:width="0.5cm" svg:height="0.5cm" svg:x="2cm" svg:y="11cm">
          <text:p text:style-name="P1"><text:span text:style-name="T4">##</text:span></text:p>
        </draw:rect>
        <draw:rect draw:style-name="gr5" draw:text-style-name="P9" draw:layer="layout" svg:width="5.5cm" svg:height="0.5cm" svg:x="10.5cm" svg:y="11cm">
          <text:p><text:span text:style-name="T7">()</text:span></text:p>
        </draw:rect>
        <draw:rect draw:style-name="gr6" draw:text-style-name="P10" draw:layer="layout" svg:width="3cm" svg:height="0.5cm" svg:x="2.5cm" svg:y="11cm">
          <text:p text:style-name="P1"><text:span text:style-name="T7">procedure</text:span></text:p>
        </draw:rect>
        <draw:rect draw:style-name="gr5" draw:text-style-name="P9" draw:layer="layout" svg:width="4cm" svg:height="0.5cm" svg:x="16cm" svg:y="11cm">
          <text:p><text:span text:style-name="T7">: void</text:span></text:p>
        </draw:rect>
        <draw:rect draw:style-name="gr5" draw:text-style-name="P9" draw:layer="layout" svg:width="6cm" svg:height="0.5cm" svg:x="20cm" svg:y="11cm">
          <text:p><text:span text:style-name="T7">&lt;&lt;dynamic&gt;&gt;</text:span></text:p>
        </draw:rect>
        <draw:rect draw:style-name="gr5" draw:text-style-name="P5" draw:layer="layout" svg:width="5.059cm" svg:height="0.5cm" svg:x="5.5cm" svg:y="11.5cm">
          <text:p><text:span text:style-name="T4">InternalHide</text:span></text:p>
        </draw:rect>
        <draw:rect draw:style-name="gr6" draw:text-style-name="P6" draw:layer="layout" svg:width="0.5cm" svg:height="0.5cm" svg:x="1.5cm" svg:y="11.5cm">
          <text:p text:style-name="P1"><text:span text:style-name="T4">*</text:span></text:p>
        </draw:rect>
        <draw:rect draw:style-name="gr6" draw:text-style-name="P6" draw:layer="layout" svg:width="0.5cm" svg:height="0.5cm" svg:x="2cm" svg:y="11.5cm">
          <text:p text:style-name="P1"><text:span text:style-name="T4">##</text:span></text:p>
        </draw:rect>
        <draw:rect draw:style-name="gr5" draw:text-style-name="P9" draw:layer="layout" svg:width="5.5cm" svg:height="0.5cm" svg:x="10.5cm" svg:y="11.5cm">
          <text:p><text:span text:style-name="T7">()</text:span></text:p>
        </draw:rect>
        <draw:rect draw:style-name="gr6" draw:text-style-name="P10" draw:layer="layout" svg:width="3cm" svg:height="0.5cm" svg:x="2.5cm" svg:y="11.5cm">
          <text:p text:style-name="P1"><text:span text:style-name="T7">procedure</text:span></text:p>
        </draw:rect>
        <draw:rect draw:style-name="gr5" draw:text-style-name="P9" draw:layer="layout" svg:width="4cm" svg:height="0.5cm" svg:x="16cm" svg:y="11.5cm">
          <text:p><text:span text:style-name="T7">: void</text:span></text:p>
        </draw:rect>
        <draw:rect draw:style-name="gr5" draw:text-style-name="P9" draw:layer="layout" svg:width="6cm" svg:height="0.5cm" svg:x="20cm" svg:y="11.5cm">
          <text:p><text:span text:style-name="T7">&lt;&lt;dynamic&gt;&gt;</text:span></text:p>
        </draw:rect>
        <draw:rect draw:style-name="gr1" draw:text-style-name="P2" draw:layer="layout" svg:width="24.5cm" svg:height="1.6cm" svg:x="1.5cm" svg:y="1.4cm">
          <text:p text:style-name="P1"><text:span text:style-name="T5">&lt;&lt;class&gt;&gt;</text:span></text:p>
          <text:p text:style-name="P1"><text:span text:style-name="T2">TSDVControlTreeCollection</text:span></text:p>
        </draw:rect>
        <draw:rect draw:style-name="gr5" draw:text-style-name="P5" draw:layer="layout" svg:width="5.059cm" svg:height="0.5cm" svg:x="5.5cm" svg:y="13cm">
          <text:p><text:span text:style-name="T4">Explore</text:span></text:p>
        </draw:rect>
        <draw:rect draw:style-name="gr6" draw:text-style-name="P6" draw:layer="layout" svg:width="0.5cm" svg:height="0.5cm" svg:x="1.5cm" svg:y="13cm">
          <text:p text:style-name="P1"><text:span text:style-name="T4">*</text:span></text:p>
        </draw:rect>
        <draw:rect draw:style-name="gr6" draw:text-style-name="P6" draw:layer="layout" svg:width="0.5cm" svg:height="0.5cm" svg:x="2cm" svg:y="13cm">
          <text:p text:style-name="P1"><text:span text:style-name="T4">+</text:span></text:p>
        </draw:rect>
        <draw:rect draw:style-name="gr5" draw:text-style-name="P9" draw:layer="layout" svg:width="5.5cm" svg:height="0.5cm" svg:x="10.5cm" svg:y="13cm">
          <text:p><text:span text:style-name="T7">()</text:span></text:p>
        </draw:rect>
        <draw:rect draw:style-name="gr6" draw:text-style-name="P10" draw:layer="layout" svg:width="3cm" svg:height="0.5cm" svg:x="2.5cm" svg:y="13cm">
          <text:p text:style-name="P1"><text:span text:style-name="T7">procedure</text:span></text:p>
        </draw:rect>
        <draw:rect draw:style-name="gr5" draw:text-style-name="P9" draw:layer="layout" svg:width="4cm" svg:height="0.5cm" svg:x="16cm" svg:y="13cm">
          <text:p><text:span text:style-name="T7">: void</text:span></text:p>
        </draw:rect>
        <draw:rect draw:style-name="gr9" draw:text-style-name="P9" draw:layer="layout" svg:width="6cm" svg:height="0.5cm" svg:x="20cm" svg:y="13cm">
          <text:p/>
        </draw:rect>
        <draw:rect draw:style-name="gr5" draw:text-style-name="P5" draw:layer="layout" svg:width="5.059cm" svg:height="0.5cm" svg:x="5.5cm" svg:y="13.5cm">
          <text:p><text:span text:style-name="T4">Collapse</text:span></text:p>
        </draw:rect>
        <draw:rect draw:style-name="gr6" draw:text-style-name="P6" draw:layer="layout" svg:width="0.5cm" svg:height="0.5cm" svg:x="1.5cm" svg:y="13.5cm">
          <text:p text:style-name="P1"><text:span text:style-name="T4">*</text:span></text:p>
        </draw:rect>
        <draw:rect draw:style-name="gr6" draw:text-style-name="P6" draw:layer="layout" svg:width="0.5cm" svg:height="0.5cm" svg:x="2cm" svg:y="13.5cm">
          <text:p text:style-name="P1"><text:span text:style-name="T4">+</text:span></text:p>
        </draw:rect>
        <draw:rect draw:style-name="gr5" draw:text-style-name="P9" draw:layer="layout" svg:width="5.5cm" svg:height="0.5cm" svg:x="10.5cm" svg:y="13.5cm">
          <text:p><text:span text:style-name="T7">()</text:span></text:p>
        </draw:rect>
        <draw:rect draw:style-name="gr6" draw:text-style-name="P10" draw:layer="layout" svg:width="3cm" svg:height="0.5cm" svg:x="2.5cm" svg:y="13.5cm">
          <text:p text:style-name="P1"><text:span text:style-name="T7">procedure</text:span></text:p>
        </draw:rect>
        <draw:rect draw:style-name="gr5" draw:text-style-name="P9" draw:layer="layout" svg:width="4cm" svg:height="0.5cm" svg:x="16cm" svg:y="13.5cm">
          <text:p><text:span text:style-name="T7">: void</text:span></text:p>
        </draw:rect>
        <draw:rect draw:style-name="gr9" draw:text-style-name="P9" draw:layer="layout" svg:width="6cm" svg:height="0.5cm" svg:x="20cm" svg:y="13.5cm">
          <text:p/>
        </draw:rect>
        <draw:rect draw:style-name="gr5" draw:text-style-name="P5" draw:layer="layout" svg:width="5.059cm" svg:height="0.5cm" svg:x="5.5cm" svg:y="14cm">
          <text:p><text:span text:style-name="T4">Expand</text:span></text:p>
        </draw:rect>
        <draw:rect draw:style-name="gr6" draw:text-style-name="P6" draw:layer="layout" svg:width="0.5cm" svg:height="0.5cm" svg:x="1.5cm" svg:y="14cm">
          <text:p text:style-name="P1"><text:span text:style-name="T4">*</text:span></text:p>
        </draw:rect>
        <draw:rect draw:style-name="gr6" draw:text-style-name="P6" draw:layer="layout" svg:width="0.5cm" svg:height="0.5cm" svg:x="2cm" svg:y="14cm">
          <text:p text:style-name="P1"><text:span text:style-name="T4">+</text:span></text:p>
        </draw:rect>
        <draw:rect draw:style-name="gr5" draw:text-style-name="P9" draw:layer="layout" svg:width="5.5cm" svg:height="0.5cm" svg:x="10.5cm" svg:y="14cm">
          <text:p><text:span text:style-name="T7">()</text:span></text:p>
        </draw:rect>
        <draw:rect draw:style-name="gr6" draw:text-style-name="P10" draw:layer="layout" svg:width="3cm" svg:height="0.5cm" svg:x="2.5cm" svg:y="14cm">
          <text:p text:style-name="P1"><text:span text:style-name="T7">procedure</text:span></text:p>
        </draw:rect>
        <draw:rect draw:style-name="gr5" draw:text-style-name="P9" draw:layer="layout" svg:width="4cm" svg:height="0.5cm" svg:x="16cm" svg:y="14cm">
          <text:p><text:span text:style-name="T7">: void</text:span></text:p>
        </draw:rect>
        <draw:rect draw:style-name="gr9" draw:text-style-name="P9" draw:layer="layout" svg:width="6cm" svg:height="0.5cm" svg:x="20cm" svg:y="14cm">
          <text:p/>
        </draw:rect>
        <draw:rect draw:style-name="gr5" draw:text-style-name="P5" draw:layer="layout" svg:width="5.059cm" svg:height="0.5cm" svg:x="5.5cm" svg:y="14.5cm">
          <text:p><text:span text:style-name="T4">Empty</text:span></text:p>
        </draw:rect>
        <draw:rect draw:style-name="gr6" draw:text-style-name="P6" draw:layer="layout" svg:width="0.5cm" svg:height="0.5cm" svg:x="1.5cm" svg:y="14.5cm">
          <text:p text:style-name="P1"><text:span text:style-name="T4">*</text:span></text:p>
        </draw:rect>
        <draw:rect draw:style-name="gr6" draw:text-style-name="P6" draw:layer="layout" svg:width="0.5cm" svg:height="0.5cm" svg:x="2cm" svg:y="14.5cm">
          <text:p text:style-name="P1"><text:span text:style-name="T4">+</text:span></text:p>
        </draw:rect>
        <draw:rect draw:style-name="gr5" draw:text-style-name="P9" draw:layer="layout" svg:width="5.5cm" svg:height="0.5cm" svg:x="10.5cm" svg:y="14.5cm">
          <text:p><text:span text:style-name="T7">()</text:span></text:p>
        </draw:rect>
        <draw:rect draw:style-name="gr6" draw:text-style-name="P10" draw:layer="layout" svg:width="3cm" svg:height="0.5cm" svg:x="2.5cm" svg:y="14.5cm">
          <text:p text:style-name="P1"><text:span text:style-name="T7">procedure</text:span></text:p>
        </draw:rect>
        <draw:rect draw:style-name="gr5" draw:text-style-name="P9" draw:layer="layout" svg:width="4cm" svg:height="0.5cm" svg:x="16cm" svg:y="14.5cm">
          <text:p><text:span text:style-name="T7">: void</text:span></text:p>
        </draw:rect>
        <draw:rect draw:style-name="gr9" draw:text-style-name="P9" draw:layer="layout" svg:width="6cm" svg:height="0.5cm" svg:x="20cm" svg:y="14.5cm">
          <text:p/>
        </draw:rect>
        <draw:rect draw:style-name="gr11" draw:text-style-name="P1" draw:layer="layout" svg:width="-24.5cm" svg:height="-2.5cm" svg:x="26cm" svg:y="12cm">
          <text:p/>
        </draw:rect>
        <draw:rect draw:style-name="gr5" draw:text-style-name="P5" draw:layer="measurelines" svg:width="5.059cm" svg:height="0.5cm" svg:x="5.5cm" svg:y="15cm">
          <text:p><text:span text:style-name="T4">Hide</text:span></text:p>
        </draw:rect>
        <draw:rect draw:style-name="gr6" draw:text-style-name="P6" draw:layer="measurelines" svg:width="0.5cm" svg:height="0.5cm" svg:x="1.5cm" svg:y="15cm">
          <text:p text:style-name="P1"><text:span text:style-name="T4">*</text:span></text:p>
        </draw:rect>
        <draw:rect draw:style-name="gr6" draw:text-style-name="P6" draw:layer="measurelines" svg:width="0.5cm" svg:height="0.5cm" svg:x="2cm" svg:y="15cm">
          <text:p text:style-name="P1"><text:span text:style-name="T4">+</text:span></text:p>
        </draw:rect>
        <draw:rect draw:style-name="gr5" draw:text-style-name="P9" draw:layer="measurelines" svg:width="5.5cm" svg:height="0.5cm" svg:x="10.5cm" svg:y="15cm">
          <text:p><text:span text:style-name="T7">()</text:span></text:p>
        </draw:rect>
        <draw:rect draw:style-name="gr6" draw:text-style-name="P10" draw:layer="measurelines" svg:width="3cm" svg:height="0.5cm" svg:x="2.5cm" svg:y="15cm">
          <text:p text:style-name="P1"><text:span text:style-name="T7">procedure</text:span></text:p>
        </draw:rect>
        <draw:rect draw:style-name="gr5" draw:text-style-name="P9" draw:layer="measurelines" svg:width="4cm" svg:height="0.5cm" svg:x="16cm" svg:y="15cm">
          <text:p><text:span text:style-name="T7">: void</text:span></text:p>
        </draw:rect>
        <draw:rect draw:style-name="gr9" draw:text-style-name="P9" draw:layer="measurelines" svg:width="6cm" svg:height="0.5cm" svg:x="20cm" svg:y="15cm">
          <text:p/>
        </draw:rect>
        <draw:rect draw:style-name="gr11" draw:text-style-name="P1" draw:layer="measurelines" svg:width="-24.5cm" svg:height="-2.5cm" svg:x="26cm" svg:y="15.5cm">
          <text:p/>
        </draw:rect>
        <draw:rect draw:style-name="gr5" draw:text-style-name="P5" draw:layer="measurelines" svg:width="5.059cm" svg:height="0.5cm" svg:x="5.5cm" svg:y="3cm">
          <text:p><text:span text:style-name="T4">FEnabled</text:span></text:p>
        </draw:rect>
        <draw:rect draw:style-name="gr6" draw:text-style-name="P6" draw:layer="measurelines" svg:width="0.5cm" svg:height="0.5cm" svg:x="1.5cm" svg:y="3cm">
          <text:p text:style-name="P1"><text:span text:style-name="T4">*</text:span></text:p>
        </draw:rect>
        <draw:rect draw:style-name="gr6" draw:text-style-name="P6" draw:layer="measurelines" svg:width="0.5cm" svg:height="0.5cm" svg:x="2cm" svg:y="3cm">
          <text:p text:style-name="P1"><text:span text:style-name="T4">#</text:span></text:p>
        </draw:rect>
        <draw:rect draw:style-name="gr7" draw:text-style-name="P7" draw:layer="measurelines" svg:width="5.5cm" svg:height="0.5cm" svg:x="10.5cm" svg:y="3cm">
          <text:p/>
        </draw:rect>
        <draw:rect draw:style-name="gr8" draw:text-style-name="P8" draw:layer="measurelines" svg:width="3cm" svg:height="0.5cm" svg:x="2.5cm" svg:y="3cm">
          <text:p text:style-name="P1"><text:span text:style-name="T6">variable</text:span></text:p>
        </draw:rect>
        <draw:rect draw:style-name="gr5" draw:text-style-name="P9" draw:layer="measurelines" svg:width="4cm" svg:height="0.5cm" svg:x="16cm" svg:y="3cm">
          <text:p><text:span text:style-name="T7">: Boolean</text:span></text:p>
        </draw:rect>
        <draw:rect draw:style-name="gr9" draw:text-style-name="P9" draw:layer="measurelines" svg:width="6cm" svg:height="0.5cm" svg:x="20cm" svg:y="3cm">
          <text:p/>
        </draw:rect>
        <draw:rect draw:style-name="gr5" draw:text-style-name="P5" draw:layer="measurelines" svg:width="5.059cm" svg:height="0.5cm" svg:x="5.5cm" svg:y="3cm">
          <text:p><text:span text:style-name="T4">FEnabled</text:span></text:p>
        </draw:rect>
        <draw:rect draw:style-name="gr6" draw:text-style-name="P6" draw:layer="measurelines" svg:width="0.5cm" svg:height="0.5cm" svg:x="1.5cm" svg:y="3cm">
          <text:p text:style-name="P1"><text:span text:style-name="T4">*</text:span></text:p>
        </draw:rect>
        <draw:rect draw:style-name="gr6" draw:text-style-name="P6" draw:layer="measurelines" svg:width="0.5cm" svg:height="0.5cm" svg:x="2cm" svg:y="3cm">
          <text:p text:style-name="P1"><text:span text:style-name="T4">#</text:span></text:p>
        </draw:rect>
        <draw:rect draw:style-name="gr7" draw:text-style-name="P7" draw:layer="measurelines" svg:width="5.5cm" svg:height="0.5cm" svg:x="10.5cm" svg:y="3cm">
          <text:p/>
        </draw:rect>
        <draw:rect draw:style-name="gr8" draw:text-style-name="P8" draw:layer="measurelines" svg:width="3cm" svg:height="0.5cm" svg:x="2.5cm" svg:y="3cm">
          <text:p text:style-name="P1"><text:span text:style-name="T6">variable</text:span></text:p>
        </draw:rect>
        <draw:rect draw:style-name="gr5" draw:text-style-name="P9" draw:layer="measurelines" svg:width="4cm" svg:height="0.5cm" svg:x="16cm" svg:y="3cm">
          <text:p><text:span text:style-name="T7">: Boolean</text:span></text:p>
        </draw:rect>
        <draw:rect draw:style-name="gr9" draw:text-style-name="P9" draw:layer="measurelines" svg:width="6cm" svg:height="0.5cm" svg:x="20cm" svg:y="3cm">
          <text:p/>
        </draw:rect>
        <draw:rect draw:style-name="gr5" draw:text-style-name="P5" draw:layer="measurelines" svg:width="5.059cm" svg:height="0.5cm" svg:x="5.5cm" svg:y="3cm">
          <text:p><text:span text:style-name="T4">FBeforeExplore</text:span></text:p>
        </draw:rect>
        <draw:rect draw:style-name="gr6" draw:text-style-name="P6" draw:layer="measurelines" svg:width="0.5cm" svg:height="0.5cm" svg:x="1.5cm" svg:y="3cm">
          <text:p text:style-name="P1"><text:span text:style-name="T4">*</text:span></text:p>
        </draw:rect>
        <draw:rect draw:style-name="gr6" draw:text-style-name="P6" draw:layer="measurelines" svg:width="0.5cm" svg:height="0.5cm" svg:x="2cm" svg:y="3cm">
          <text:p text:style-name="P1"><text:span text:style-name="T4">#</text:span></text:p>
        </draw:rect>
        <draw:rect draw:style-name="gr7" draw:text-style-name="P7" draw:layer="measurelines" svg:width="5.5cm" svg:height="0.5cm" svg:x="10.5cm" svg:y="3cm">
          <text:p/>
        </draw:rect>
        <draw:rect draw:style-name="gr8" draw:text-style-name="P8" draw:layer="measurelines" svg:width="3cm" svg:height="0.5cm" svg:x="2.5cm" svg:y="3cm">
          <text:p text:style-name="P1"><text:span text:style-name="T6">variable</text:span></text:p>
        </draw:rect>
        <draw:rect draw:style-name="gr5" draw:text-style-name="P9" draw:layer="measurelines" svg:width="4cm" svg:height="0.5cm" svg:x="16cm" svg:y="3cm">
          <text:p><text:span text:style-name="T7">: TOnSDVControlTreeNodeEvent</text:span></text:p>
        </draw:rect>
        <draw:rect draw:style-name="gr5" draw:text-style-name="P9" draw:layer="measurelines" svg:width="6cm" svg:height="0.5cm" svg:x="20cm" svg:y="3cm">
          <text:p><text:span text:style-name="T7">&lt;&lt;functor&gt;&gt;</text:span></text:p>
        </draw:rect>
        <draw:rect draw:style-name="gr5" draw:text-style-name="P5" draw:layer="measurelines" svg:width="5.059cm" svg:height="0.5cm" svg:x="5.5cm" svg:y="3.5cm">
          <text:p><text:span text:style-name="T4">FEnabled</text:span></text:p>
        </draw:rect>
        <draw:rect draw:style-name="gr6" draw:text-style-name="P6" draw:layer="measurelines" svg:width="0.5cm" svg:height="0.5cm" svg:x="1.5cm" svg:y="3.5cm">
          <text:p text:style-name="P1"><text:span text:style-name="T4">*</text:span></text:p>
        </draw:rect>
        <draw:rect draw:style-name="gr6" draw:text-style-name="P6" draw:layer="measurelines" svg:width="0.5cm" svg:height="0.5cm" svg:x="2cm" svg:y="3.5cm">
          <text:p text:style-name="P1"><text:span text:style-name="T4">#</text:span></text:p>
        </draw:rect>
        <draw:rect draw:style-name="gr7" draw:text-style-name="P7" draw:layer="measurelines" svg:width="5.5cm" svg:height="0.5cm" svg:x="10.5cm" svg:y="3.5cm">
          <text:p/>
        </draw:rect>
        <draw:rect draw:style-name="gr8" draw:text-style-name="P8" draw:layer="measurelines" svg:width="3cm" svg:height="0.5cm" svg:x="2.5cm" svg:y="3.5cm">
          <text:p text:style-name="P1"><text:span text:style-name="T6">variable</text:span></text:p>
        </draw:rect>
        <draw:rect draw:style-name="gr5" draw:text-style-name="P9" draw:layer="measurelines" svg:width="4cm" svg:height="0.5cm" svg:x="16cm" svg:y="3.5cm">
          <text:p><text:span text:style-name="T7">: Boolean</text:span></text:p>
        </draw:rect>
        <draw:rect draw:style-name="gr9" draw:text-style-name="P9" draw:layer="measurelines" svg:width="6cm" svg:height="0.5cm" svg:x="20cm" svg:y="3.5cm">
          <text:p/>
        </draw:rect>
        <draw:rect draw:style-name="gr5" draw:text-style-name="P5" draw:layer="measurelines" svg:width="5.059cm" svg:height="0.5cm" svg:x="5.5cm" svg:y="3.5cm">
          <text:p><text:span text:style-name="T4">FEnabled</text:span></text:p>
        </draw:rect>
        <draw:rect draw:style-name="gr6" draw:text-style-name="P6" draw:layer="measurelines" svg:width="0.5cm" svg:height="0.5cm" svg:x="1.5cm" svg:y="3.5cm">
          <text:p text:style-name="P1"><text:span text:style-name="T4">*</text:span></text:p>
        </draw:rect>
        <draw:rect draw:style-name="gr6" draw:text-style-name="P6" draw:layer="measurelines" svg:width="0.5cm" svg:height="0.5cm" svg:x="2cm" svg:y="3.5cm">
          <text:p text:style-name="P1"><text:span text:style-name="T4">#</text:span></text:p>
        </draw:rect>
        <draw:rect draw:style-name="gr7" draw:text-style-name="P7" draw:layer="measurelines" svg:width="5.5cm" svg:height="0.5cm" svg:x="10.5cm" svg:y="3.5cm">
          <text:p/>
        </draw:rect>
        <draw:rect draw:style-name="gr8" draw:text-style-name="P8" draw:layer="measurelines" svg:width="3cm" svg:height="0.5cm" svg:x="2.5cm" svg:y="3.5cm">
          <text:p text:style-name="P1"><text:span text:style-name="T6">variable</text:span></text:p>
        </draw:rect>
        <draw:rect draw:style-name="gr5" draw:text-style-name="P9" draw:layer="measurelines" svg:width="4cm" svg:height="0.5cm" svg:x="16cm" svg:y="3.5cm">
          <text:p><text:span text:style-name="T7">: Boolean</text:span></text:p>
        </draw:rect>
        <draw:rect draw:style-name="gr9" draw:text-style-name="P9" draw:layer="measurelines" svg:width="6cm" svg:height="0.5cm" svg:x="20cm" svg:y="3.5cm">
          <text:p/>
        </draw:rect>
        <draw:rect draw:style-name="gr5" draw:text-style-name="P5" draw:layer="measurelines" svg:width="5.059cm" svg:height="0.5cm" svg:x="5.5cm" svg:y="3.5cm">
          <text:p><text:span text:style-name="T4">FBeforeCollapse</text:span></text:p>
        </draw:rect>
        <draw:rect draw:style-name="gr6" draw:text-style-name="P6" draw:layer="measurelines" svg:width="0.5cm" svg:height="0.5cm" svg:x="1.5cm" svg:y="3.5cm">
          <text:p text:style-name="P1"><text:span text:style-name="T4">*</text:span></text:p>
        </draw:rect>
        <draw:rect draw:style-name="gr6" draw:text-style-name="P6" draw:layer="measurelines" svg:width="0.5cm" svg:height="0.5cm" svg:x="2cm" svg:y="3.5cm">
          <text:p text:style-name="P1"><text:span text:style-name="T4">#</text:span></text:p>
        </draw:rect>
        <draw:rect draw:style-name="gr7" draw:text-style-name="P7" draw:layer="measurelines" svg:width="5.5cm" svg:height="0.5cm" svg:x="10.5cm" svg:y="3.5cm">
          <text:p/>
        </draw:rect>
        <draw:rect draw:style-name="gr8" draw:text-style-name="P8" draw:layer="measurelines" svg:width="3cm" svg:height="0.5cm" svg:x="2.5cm" svg:y="3.5cm">
          <text:p text:style-name="P1"><text:span text:style-name="T6">variable</text:span></text:p>
        </draw:rect>
        <draw:rect draw:style-name="gr5" draw:text-style-name="P9" draw:layer="measurelines" svg:width="4cm" svg:height="0.5cm" svg:x="16cm" svg:y="3.5cm">
          <text:p><text:span text:style-name="T7">: TOnSDVControlTreeNodeEvent</text:span></text:p>
        </draw:rect>
        <draw:rect draw:style-name="gr5" draw:text-style-name="P9" draw:layer="measurelines" svg:width="6cm" svg:height="0.5cm" svg:x="20cm" svg:y="3.5cm">
          <text:p><text:span text:style-name="T7">&lt;&lt;functor&gt;&gt;</text:span></text:p>
        </draw:rect>
        <draw:rect draw:style-name="gr5" draw:text-style-name="P5" draw:layer="measurelines" svg:width="5.059cm" svg:height="0.5cm" svg:x="5.5cm" svg:y="4cm">
          <text:p><text:span text:style-name="T4">FEnabled</text:span></text:p>
        </draw:rect>
        <draw:rect draw:style-name="gr6" draw:text-style-name="P6" draw:layer="measurelines" svg:width="0.5cm" svg:height="0.5cm" svg:x="1.5cm" svg:y="4cm">
          <text:p text:style-name="P1"><text:span text:style-name="T4">*</text:span></text:p>
        </draw:rect>
        <draw:rect draw:style-name="gr6" draw:text-style-name="P6" draw:layer="measurelines" svg:width="0.5cm" svg:height="0.5cm" svg:x="2cm" svg:y="4cm">
          <text:p text:style-name="P1"><text:span text:style-name="T4">#</text:span></text:p>
        </draw:rect>
        <draw:rect draw:style-name="gr7" draw:text-style-name="P7" draw:layer="measurelines" svg:width="5.5cm" svg:height="0.5cm" svg:x="10.5cm" svg:y="4cm">
          <text:p/>
        </draw:rect>
        <draw:rect draw:style-name="gr8" draw:text-style-name="P8" draw:layer="measurelines" svg:width="3cm" svg:height="0.5cm" svg:x="2.5cm" svg:y="4cm">
          <text:p text:style-name="P1"><text:span text:style-name="T6">variable</text:span></text:p>
        </draw:rect>
        <draw:rect draw:style-name="gr5" draw:text-style-name="P9" draw:layer="measurelines" svg:width="4cm" svg:height="0.5cm" svg:x="16cm" svg:y="4cm">
          <text:p><text:span text:style-name="T7">: Boolean</text:span></text:p>
        </draw:rect>
        <draw:rect draw:style-name="gr9" draw:text-style-name="P9" draw:layer="measurelines" svg:width="6cm" svg:height="0.5cm" svg:x="20cm" svg:y="4cm">
          <text:p/>
        </draw:rect>
        <draw:rect draw:style-name="gr5" draw:text-style-name="P5" draw:layer="measurelines" svg:width="5.059cm" svg:height="0.5cm" svg:x="5.5cm" svg:y="4cm">
          <text:p><text:span text:style-name="T4">FEnabled</text:span></text:p>
        </draw:rect>
        <draw:rect draw:style-name="gr6" draw:text-style-name="P6" draw:layer="measurelines" svg:width="0.5cm" svg:height="0.5cm" svg:x="1.5cm" svg:y="4cm">
          <text:p text:style-name="P1"><text:span text:style-name="T4">*</text:span></text:p>
        </draw:rect>
        <draw:rect draw:style-name="gr6" draw:text-style-name="P6" draw:layer="measurelines" svg:width="0.5cm" svg:height="0.5cm" svg:x="2cm" svg:y="4cm">
          <text:p text:style-name="P1"><text:span text:style-name="T4">#</text:span></text:p>
        </draw:rect>
        <draw:rect draw:style-name="gr7" draw:text-style-name="P7" draw:layer="measurelines" svg:width="5.5cm" svg:height="0.5cm" svg:x="10.5cm" svg:y="4cm">
          <text:p/>
        </draw:rect>
        <draw:rect draw:style-name="gr8" draw:text-style-name="P8" draw:layer="measurelines" svg:width="3cm" svg:height="0.5cm" svg:x="2.5cm" svg:y="4cm">
          <text:p text:style-name="P1"><text:span text:style-name="T6">variable</text:span></text:p>
        </draw:rect>
        <draw:rect draw:style-name="gr5" draw:text-style-name="P9" draw:layer="measurelines" svg:width="4cm" svg:height="0.5cm" svg:x="16cm" svg:y="4cm">
          <text:p><text:span text:style-name="T7">: Boolean</text:span></text:p>
        </draw:rect>
        <draw:rect draw:style-name="gr9" draw:text-style-name="P9" draw:layer="measurelines" svg:width="6cm" svg:height="0.5cm" svg:x="20cm" svg:y="4cm">
          <text:p/>
        </draw:rect>
        <draw:rect draw:style-name="gr5" draw:text-style-name="P5" draw:layer="measurelines" svg:width="5.059cm" svg:height="0.5cm" svg:x="5.5cm" svg:y="4cm">
          <text:p><text:span text:style-name="T4">FBeforeExpand</text:span></text:p>
        </draw:rect>
        <draw:rect draw:style-name="gr6" draw:text-style-name="P6" draw:layer="measurelines" svg:width="0.5cm" svg:height="0.5cm" svg:x="1.5cm" svg:y="4cm">
          <text:p text:style-name="P1"><text:span text:style-name="T4">*</text:span></text:p>
        </draw:rect>
        <draw:rect draw:style-name="gr6" draw:text-style-name="P6" draw:layer="measurelines" svg:width="0.5cm" svg:height="0.5cm" svg:x="2cm" svg:y="4cm">
          <text:p text:style-name="P1"><text:span text:style-name="T4">#</text:span></text:p>
        </draw:rect>
        <draw:rect draw:style-name="gr7" draw:text-style-name="P7" draw:layer="measurelines" svg:width="5.5cm" svg:height="0.5cm" svg:x="10.5cm" svg:y="4cm">
          <text:p/>
        </draw:rect>
        <draw:rect draw:style-name="gr8" draw:text-style-name="P8" draw:layer="measurelines" svg:width="3cm" svg:height="0.5cm" svg:x="2.5cm" svg:y="4cm">
          <text:p text:style-name="P1"><text:span text:style-name="T6">variable</text:span></text:p>
        </draw:rect>
        <draw:rect draw:style-name="gr5" draw:text-style-name="P9" draw:layer="measurelines" svg:width="4cm" svg:height="0.5cm" svg:x="16cm" svg:y="4cm">
          <text:p><text:span text:style-name="T7">: TOnSDVControlTreeNodeEvent</text:span></text:p>
        </draw:rect>
        <draw:rect draw:style-name="gr5" draw:text-style-name="P9" draw:layer="measurelines" svg:width="6cm" svg:height="0.5cm" svg:x="20cm" svg:y="4cm">
          <text:p><text:span text:style-name="T7">&lt;&lt;functor&gt;&gt;</text:span></text:p>
        </draw:rect>
        <draw:rect draw:style-name="gr5" draw:text-style-name="P5" draw:layer="measurelines" svg:width="5.059cm" svg:height="0.5cm" svg:x="5.5cm" svg:y="4.5cm">
          <text:p><text:span text:style-name="T4">FEnabled</text:span></text:p>
        </draw:rect>
        <draw:rect draw:style-name="gr6" draw:text-style-name="P6" draw:layer="measurelines" svg:width="0.5cm" svg:height="0.5cm" svg:x="1.5cm" svg:y="4.5cm">
          <text:p text:style-name="P1"><text:span text:style-name="T4">*</text:span></text:p>
        </draw:rect>
        <draw:rect draw:style-name="gr6" draw:text-style-name="P6" draw:layer="measurelines" svg:width="0.5cm" svg:height="0.5cm" svg:x="2cm" svg:y="4.5cm">
          <text:p text:style-name="P1"><text:span text:style-name="T4">#</text:span></text:p>
        </draw:rect>
        <draw:rect draw:style-name="gr7" draw:text-style-name="P7" draw:layer="measurelines" svg:width="5.5cm" svg:height="0.5cm" svg:x="10.5cm" svg:y="4.5cm">
          <text:p/>
        </draw:rect>
        <draw:rect draw:style-name="gr8" draw:text-style-name="P8" draw:layer="measurelines" svg:width="3cm" svg:height="0.5cm" svg:x="2.5cm" svg:y="4.5cm">
          <text:p text:style-name="P1"><text:span text:style-name="T6">variable</text:span></text:p>
        </draw:rect>
        <draw:rect draw:style-name="gr5" draw:text-style-name="P9" draw:layer="measurelines" svg:width="4cm" svg:height="0.5cm" svg:x="16cm" svg:y="4.5cm">
          <text:p><text:span text:style-name="T7">: Boolean</text:span></text:p>
        </draw:rect>
        <draw:rect draw:style-name="gr9" draw:text-style-name="P9" draw:layer="measurelines" svg:width="6cm" svg:height="0.5cm" svg:x="20cm" svg:y="4.5cm">
          <text:p/>
        </draw:rect>
        <draw:rect draw:style-name="gr5" draw:text-style-name="P5" draw:layer="measurelines" svg:width="5.059cm" svg:height="0.5cm" svg:x="5.5cm" svg:y="4.5cm">
          <text:p><text:span text:style-name="T4">FEnabled</text:span></text:p>
        </draw:rect>
        <draw:rect draw:style-name="gr6" draw:text-style-name="P6" draw:layer="measurelines" svg:width="0.5cm" svg:height="0.5cm" svg:x="1.5cm" svg:y="4.5cm">
          <text:p text:style-name="P1"><text:span text:style-name="T4">*</text:span></text:p>
        </draw:rect>
        <draw:rect draw:style-name="gr6" draw:text-style-name="P6" draw:layer="measurelines" svg:width="0.5cm" svg:height="0.5cm" svg:x="2cm" svg:y="4.5cm">
          <text:p text:style-name="P1"><text:span text:style-name="T4">#</text:span></text:p>
        </draw:rect>
        <draw:rect draw:style-name="gr7" draw:text-style-name="P7" draw:layer="measurelines" svg:width="5.5cm" svg:height="0.5cm" svg:x="10.5cm" svg:y="4.5cm">
          <text:p/>
        </draw:rect>
        <draw:rect draw:style-name="gr8" draw:text-style-name="P8" draw:layer="measurelines" svg:width="3cm" svg:height="0.5cm" svg:x="2.5cm" svg:y="4.5cm">
          <text:p text:style-name="P1"><text:span text:style-name="T6">variable</text:span></text:p>
        </draw:rect>
        <draw:rect draw:style-name="gr5" draw:text-style-name="P9" draw:layer="measurelines" svg:width="4cm" svg:height="0.5cm" svg:x="16cm" svg:y="4.5cm">
          <text:p><text:span text:style-name="T7">: Boolean</text:span></text:p>
        </draw:rect>
        <draw:rect draw:style-name="gr9" draw:text-style-name="P9" draw:layer="measurelines" svg:width="6cm" svg:height="0.5cm" svg:x="20cm" svg:y="4.5cm">
          <text:p/>
        </draw:rect>
        <draw:rect draw:style-name="gr5" draw:text-style-name="P5" draw:layer="measurelines" svg:width="5.059cm" svg:height="0.5cm" svg:x="5.5cm" svg:y="4.5cm">
          <text:p><text:span text:style-name="T4">FBeforeEmpty</text:span></text:p>
        </draw:rect>
        <draw:rect draw:style-name="gr6" draw:text-style-name="P6" draw:layer="measurelines" svg:width="0.5cm" svg:height="0.5cm" svg:x="1.5cm" svg:y="4.5cm">
          <text:p text:style-name="P1"><text:span text:style-name="T4">*</text:span></text:p>
        </draw:rect>
        <draw:rect draw:style-name="gr6" draw:text-style-name="P6" draw:layer="measurelines" svg:width="0.5cm" svg:height="0.5cm" svg:x="2cm" svg:y="4.5cm">
          <text:p text:style-name="P1"><text:span text:style-name="T4">#</text:span></text:p>
        </draw:rect>
        <draw:rect draw:style-name="gr7" draw:text-style-name="P7" draw:layer="measurelines" svg:width="5.5cm" svg:height="0.5cm" svg:x="10.5cm" svg:y="4.5cm">
          <text:p/>
        </draw:rect>
        <draw:rect draw:style-name="gr8" draw:text-style-name="P8" draw:layer="measurelines" svg:width="3cm" svg:height="0.5cm" svg:x="2.5cm" svg:y="4.5cm">
          <text:p text:style-name="P1"><text:span text:style-name="T6">variable</text:span></text:p>
        </draw:rect>
        <draw:rect draw:style-name="gr5" draw:text-style-name="P9" draw:layer="measurelines" svg:width="4cm" svg:height="0.5cm" svg:x="16cm" svg:y="4.5cm">
          <text:p><text:span text:style-name="T7">: TOnSDVControlTreeNodeEvent</text:span></text:p>
        </draw:rect>
        <draw:rect draw:style-name="gr5" draw:text-style-name="P9" draw:layer="measurelines" svg:width="6cm" svg:height="0.5cm" svg:x="20cm" svg:y="4.5cm">
          <text:p><text:span text:style-name="T7">&lt;&lt;functor&gt;&gt;</text:span></text:p>
        </draw:rect>
        <draw:rect draw:style-name="gr5" draw:text-style-name="P5" draw:layer="measurelines" svg:width="5.059cm" svg:height="0.5cm" svg:x="5.5cm" svg:y="5.5cm">
          <text:p><text:span text:style-name="T4">FEnabled</text:span></text:p>
        </draw:rect>
        <draw:rect draw:style-name="gr6" draw:text-style-name="P6" draw:layer="measurelines" svg:width="0.5cm" svg:height="0.5cm" svg:x="1.5cm" svg:y="5.5cm">
          <text:p text:style-name="P1"><text:span text:style-name="T4">*</text:span></text:p>
        </draw:rect>
        <draw:rect draw:style-name="gr6" draw:text-style-name="P6" draw:layer="measurelines" svg:width="0.5cm" svg:height="0.5cm" svg:x="2cm" svg:y="5.5cm">
          <text:p text:style-name="P1"><text:span text:style-name="T4">#</text:span></text:p>
        </draw:rect>
        <draw:rect draw:style-name="gr7" draw:text-style-name="P7" draw:layer="measurelines" svg:width="5.5cm" svg:height="0.5cm" svg:x="10.5cm" svg:y="5.5cm">
          <text:p/>
        </draw:rect>
        <draw:rect draw:style-name="gr8" draw:text-style-name="P8" draw:layer="measurelines" svg:width="3cm" svg:height="0.5cm" svg:x="2.5cm" svg:y="5.5cm">
          <text:p text:style-name="P1"><text:span text:style-name="T6">variable</text:span></text:p>
        </draw:rect>
        <draw:rect draw:style-name="gr5" draw:text-style-name="P9" draw:layer="measurelines" svg:width="4cm" svg:height="0.5cm" svg:x="16cm" svg:y="5.5cm">
          <text:p><text:span text:style-name="T7">: Boolean</text:span></text:p>
        </draw:rect>
        <draw:rect draw:style-name="gr9" draw:text-style-name="P9" draw:layer="measurelines" svg:width="6cm" svg:height="0.5cm" svg:x="20cm" svg:y="5.5cm">
          <text:p/>
        </draw:rect>
        <draw:rect draw:style-name="gr5" draw:text-style-name="P5" draw:layer="measurelines" svg:width="5.059cm" svg:height="0.5cm" svg:x="5.5cm" svg:y="5.5cm">
          <text:p><text:span text:style-name="T4">FEnabled</text:span></text:p>
        </draw:rect>
        <draw:rect draw:style-name="gr6" draw:text-style-name="P6" draw:layer="measurelines" svg:width="0.5cm" svg:height="0.5cm" svg:x="1.5cm" svg:y="5.5cm">
          <text:p text:style-name="P1"><text:span text:style-name="T4">*</text:span></text:p>
        </draw:rect>
        <draw:rect draw:style-name="gr6" draw:text-style-name="P6" draw:layer="measurelines" svg:width="0.5cm" svg:height="0.5cm" svg:x="2cm" svg:y="5.5cm">
          <text:p text:style-name="P1"><text:span text:style-name="T4">#</text:span></text:p>
        </draw:rect>
        <draw:rect draw:style-name="gr7" draw:text-style-name="P7" draw:layer="measurelines" svg:width="5.5cm" svg:height="0.5cm" svg:x="10.5cm" svg:y="5.5cm">
          <text:p/>
        </draw:rect>
        <draw:rect draw:style-name="gr8" draw:text-style-name="P8" draw:layer="measurelines" svg:width="3cm" svg:height="0.5cm" svg:x="2.5cm" svg:y="5.5cm">
          <text:p text:style-name="P1"><text:span text:style-name="T6">variable</text:span></text:p>
        </draw:rect>
        <draw:rect draw:style-name="gr5" draw:text-style-name="P9" draw:layer="measurelines" svg:width="4cm" svg:height="0.5cm" svg:x="16cm" svg:y="5.5cm">
          <text:p><text:span text:style-name="T7">: Boolean</text:span></text:p>
        </draw:rect>
        <draw:rect draw:style-name="gr9" draw:text-style-name="P9" draw:layer="measurelines" svg:width="6cm" svg:height="0.5cm" svg:x="20cm" svg:y="5.5cm">
          <text:p/>
        </draw:rect>
        <draw:rect draw:style-name="gr5" draw:text-style-name="P5" draw:layer="measurelines" svg:width="5.059cm" svg:height="0.5cm" svg:x="5.5cm" svg:y="5.5cm">
          <text:p><text:span text:style-name="T4">FOnExplore</text:span></text:p>
        </draw:rect>
        <draw:rect draw:style-name="gr6" draw:text-style-name="P6" draw:layer="measurelines" svg:width="0.5cm" svg:height="0.5cm" svg:x="1.5cm" svg:y="5.5cm">
          <text:p text:style-name="P1"><text:span text:style-name="T4">*</text:span></text:p>
        </draw:rect>
        <draw:rect draw:style-name="gr6" draw:text-style-name="P6" draw:layer="measurelines" svg:width="0.5cm" svg:height="0.5cm" svg:x="2cm" svg:y="5.5cm">
          <text:p text:style-name="P1"><text:span text:style-name="T4">#</text:span></text:p>
        </draw:rect>
        <draw:rect draw:style-name="gr7" draw:text-style-name="P7" draw:layer="measurelines" svg:width="5.5cm" svg:height="0.5cm" svg:x="10.5cm" svg:y="5.5cm">
          <text:p/>
        </draw:rect>
        <draw:rect draw:style-name="gr8" draw:text-style-name="P8" draw:layer="measurelines" svg:width="3cm" svg:height="0.5cm" svg:x="2.5cm" svg:y="5.5cm">
          <text:p text:style-name="P1"><text:span text:style-name="T6">variable</text:span></text:p>
        </draw:rect>
        <draw:rect draw:style-name="gr5" draw:text-style-name="P9" draw:layer="measurelines" svg:width="4cm" svg:height="0.5cm" svg:x="16cm" svg:y="5.5cm">
          <text:p><text:span text:style-name="T7">: TOnSDVControlTreeNodeEvent</text:span></text:p>
        </draw:rect>
        <draw:rect draw:style-name="gr5" draw:text-style-name="P9" draw:layer="measurelines" svg:width="6cm" svg:height="0.5cm" svg:x="20cm" svg:y="5.5cm">
          <text:p><text:span text:style-name="T7">&lt;&lt;functor&gt;&gt;</text:span></text:p>
        </draw:rect>
        <draw:rect draw:style-name="gr5" draw:text-style-name="P5" draw:layer="measurelines" svg:width="5.059cm" svg:height="0.5cm" svg:x="5.5cm" svg:y="5cm">
          <text:p><text:span text:style-name="T4">FEnabled</text:span></text:p>
        </draw:rect>
        <draw:rect draw:style-name="gr6" draw:text-style-name="P6" draw:layer="measurelines" svg:width="0.5cm" svg:height="0.5cm" svg:x="1.5cm" svg:y="5cm">
          <text:p text:style-name="P1"><text:span text:style-name="T4">*</text:span></text:p>
        </draw:rect>
        <draw:rect draw:style-name="gr6" draw:text-style-name="P6" draw:layer="measurelines" svg:width="0.5cm" svg:height="0.5cm" svg:x="2cm" svg:y="5cm">
          <text:p text:style-name="P1"><text:span text:style-name="T4">#</text:span></text:p>
        </draw:rect>
        <draw:rect draw:style-name="gr7" draw:text-style-name="P7" draw:layer="measurelines" svg:width="5.5cm" svg:height="0.5cm" svg:x="10.5cm" svg:y="5cm">
          <text:p/>
        </draw:rect>
        <draw:rect draw:style-name="gr8" draw:text-style-name="P8" draw:layer="measurelines" svg:width="3cm" svg:height="0.5cm" svg:x="2.5cm" svg:y="5cm">
          <text:p text:style-name="P1"><text:span text:style-name="T6">variable</text:span></text:p>
        </draw:rect>
        <draw:rect draw:style-name="gr5" draw:text-style-name="P9" draw:layer="measurelines" svg:width="4cm" svg:height="0.5cm" svg:x="16cm" svg:y="5cm">
          <text:p><text:span text:style-name="T7">: Boolean</text:span></text:p>
        </draw:rect>
        <draw:rect draw:style-name="gr9" draw:text-style-name="P9" draw:layer="measurelines" svg:width="6cm" svg:height="0.5cm" svg:x="20cm" svg:y="5cm">
          <text:p/>
        </draw:rect>
        <draw:rect draw:style-name="gr5" draw:text-style-name="P5" draw:layer="measurelines" svg:width="5.059cm" svg:height="0.5cm" svg:x="5.5cm" svg:y="5cm">
          <text:p><text:span text:style-name="T4">FEnabled</text:span></text:p>
        </draw:rect>
        <draw:rect draw:style-name="gr6" draw:text-style-name="P6" draw:layer="measurelines" svg:width="0.5cm" svg:height="0.5cm" svg:x="1.5cm" svg:y="5cm">
          <text:p text:style-name="P1"><text:span text:style-name="T4">*</text:span></text:p>
        </draw:rect>
        <draw:rect draw:style-name="gr6" draw:text-style-name="P6" draw:layer="measurelines" svg:width="0.5cm" svg:height="0.5cm" svg:x="2cm" svg:y="5cm">
          <text:p text:style-name="P1"><text:span text:style-name="T4">#</text:span></text:p>
        </draw:rect>
        <draw:rect draw:style-name="gr7" draw:text-style-name="P7" draw:layer="measurelines" svg:width="5.5cm" svg:height="0.5cm" svg:x="10.5cm" svg:y="5cm">
          <text:p/>
        </draw:rect>
        <draw:rect draw:style-name="gr8" draw:text-style-name="P8" draw:layer="measurelines" svg:width="3cm" svg:height="0.5cm" svg:x="2.5cm" svg:y="5cm">
          <text:p text:style-name="P1"><text:span text:style-name="T6">variable</text:span></text:p>
        </draw:rect>
        <draw:rect draw:style-name="gr5" draw:text-style-name="P9" draw:layer="measurelines" svg:width="4cm" svg:height="0.5cm" svg:x="16cm" svg:y="5cm">
          <text:p><text:span text:style-name="T7">: Boolean</text:span></text:p>
        </draw:rect>
        <draw:rect draw:style-name="gr9" draw:text-style-name="P9" draw:layer="measurelines" svg:width="6cm" svg:height="0.5cm" svg:x="20cm" svg:y="5cm">
          <text:p/>
        </draw:rect>
        <draw:rect draw:style-name="gr5" draw:text-style-name="P5" draw:layer="measurelines" svg:width="5.059cm" svg:height="0.5cm" svg:x="5.5cm" svg:y="5cm">
          <text:p><text:span text:style-name="T4">FAfterExplore</text:span></text:p>
        </draw:rect>
        <draw:rect draw:style-name="gr6" draw:text-style-name="P6" draw:layer="measurelines" svg:width="0.5cm" svg:height="0.5cm" svg:x="1.5cm" svg:y="5cm">
          <text:p text:style-name="P1"><text:span text:style-name="T4">*</text:span></text:p>
        </draw:rect>
        <draw:rect draw:style-name="gr6" draw:text-style-name="P6" draw:layer="measurelines" svg:width="0.5cm" svg:height="0.5cm" svg:x="2cm" svg:y="5cm">
          <text:p text:style-name="P1"><text:span text:style-name="T4">#</text:span></text:p>
        </draw:rect>
        <draw:rect draw:style-name="gr7" draw:text-style-name="P7" draw:layer="measurelines" svg:width="5.5cm" svg:height="0.5cm" svg:x="10.5cm" svg:y="5cm">
          <text:p/>
        </draw:rect>
        <draw:rect draw:style-name="gr8" draw:text-style-name="P8" draw:layer="measurelines" svg:width="3cm" svg:height="0.5cm" svg:x="2.5cm" svg:y="5cm">
          <text:p text:style-name="P1"><text:span text:style-name="T6">variable</text:span></text:p>
        </draw:rect>
        <draw:rect draw:style-name="gr5" draw:text-style-name="P9" draw:layer="measurelines" svg:width="4cm" svg:height="0.5cm" svg:x="16cm" svg:y="5cm">
          <text:p><text:span text:style-name="T7">: TOnSDVControlTreeNodeEvent</text:span></text:p>
        </draw:rect>
        <draw:rect draw:style-name="gr5" draw:text-style-name="P9" draw:layer="measurelines" svg:width="6cm" svg:height="0.5cm" svg:x="20cm" svg:y="5cm">
          <text:p><text:span text:style-name="T7">&lt;&lt;functor&gt;&gt;</text:span></text:p>
        </draw:rect>
        <draw:rect draw:style-name="gr5" draw:text-style-name="P5" draw:layer="measurelines" svg:width="5.059cm" svg:height="0.5cm" svg:x="5.5cm" svg:y="5.5cm">
          <text:p><text:span text:style-name="T4">FEnabled</text:span></text:p>
        </draw:rect>
        <draw:rect draw:style-name="gr6" draw:text-style-name="P6" draw:layer="measurelines" svg:width="0.5cm" svg:height="0.5cm" svg:x="1.5cm" svg:y="5.5cm">
          <text:p text:style-name="P1"><text:span text:style-name="T4">*</text:span></text:p>
        </draw:rect>
        <draw:rect draw:style-name="gr6" draw:text-style-name="P6" draw:layer="measurelines" svg:width="0.5cm" svg:height="0.5cm" svg:x="2cm" svg:y="5.5cm">
          <text:p text:style-name="P1"><text:span text:style-name="T4">#</text:span></text:p>
        </draw:rect>
        <draw:rect draw:style-name="gr7" draw:text-style-name="P7" draw:layer="measurelines" svg:width="5.5cm" svg:height="0.5cm" svg:x="10.5cm" svg:y="5.5cm">
          <text:p/>
        </draw:rect>
        <draw:rect draw:style-name="gr8" draw:text-style-name="P8" draw:layer="measurelines" svg:width="3cm" svg:height="0.5cm" svg:x="2.5cm" svg:y="5.5cm">
          <text:p text:style-name="P1"><text:span text:style-name="T6">variable</text:span></text:p>
        </draw:rect>
        <draw:rect draw:style-name="gr5" draw:text-style-name="P9" draw:layer="measurelines" svg:width="4cm" svg:height="0.5cm" svg:x="16cm" svg:y="5.5cm">
          <text:p><text:span text:style-name="T7">: Boolean</text:span></text:p>
        </draw:rect>
        <draw:rect draw:style-name="gr9" draw:text-style-name="P9" draw:layer="measurelines" svg:width="6cm" svg:height="0.5cm" svg:x="20cm" svg:y="5.5cm">
          <text:p/>
        </draw:rect>
        <draw:rect draw:style-name="gr5" draw:text-style-name="P5" draw:layer="measurelines" svg:width="5.059cm" svg:height="0.5cm" svg:x="5.5cm" svg:y="5.5cm">
          <text:p><text:span text:style-name="T4">FEnabled</text:span></text:p>
        </draw:rect>
        <draw:rect draw:style-name="gr6" draw:text-style-name="P6" draw:layer="measurelines" svg:width="0.5cm" svg:height="0.5cm" svg:x="1.5cm" svg:y="5.5cm">
          <text:p text:style-name="P1"><text:span text:style-name="T4">*</text:span></text:p>
        </draw:rect>
        <draw:rect draw:style-name="gr6" draw:text-style-name="P6" draw:layer="measurelines" svg:width="0.5cm" svg:height="0.5cm" svg:x="2cm" svg:y="5.5cm">
          <text:p text:style-name="P1"><text:span text:style-name="T4">#</text:span></text:p>
        </draw:rect>
        <draw:rect draw:style-name="gr7" draw:text-style-name="P7" draw:layer="measurelines" svg:width="5.5cm" svg:height="0.5cm" svg:x="10.5cm" svg:y="5.5cm">
          <text:p/>
        </draw:rect>
        <draw:rect draw:style-name="gr8" draw:text-style-name="P8" draw:layer="measurelines" svg:width="3cm" svg:height="0.5cm" svg:x="2.5cm" svg:y="5.5cm">
          <text:p text:style-name="P1"><text:span text:style-name="T6">variable</text:span></text:p>
        </draw:rect>
        <draw:rect draw:style-name="gr5" draw:text-style-name="P9" draw:layer="measurelines" svg:width="4cm" svg:height="0.5cm" svg:x="16cm" svg:y="5.5cm">
          <text:p><text:span text:style-name="T7">: Boolean</text:span></text:p>
        </draw:rect>
        <draw:rect draw:style-name="gr9" draw:text-style-name="P9" draw:layer="measurelines" svg:width="6cm" svg:height="0.5cm" svg:x="20cm" svg:y="5.5cm">
          <text:p/>
        </draw:rect>
        <draw:rect draw:style-name="gr5" draw:text-style-name="P5" draw:layer="measurelines" svg:width="5.059cm" svg:height="0.5cm" svg:x="5.5cm" svg:y="5.5cm">
          <text:p><text:span text:style-name="T4">FAfterCollapse</text:span></text:p>
        </draw:rect>
        <draw:rect draw:style-name="gr6" draw:text-style-name="P6" draw:layer="measurelines" svg:width="0.5cm" svg:height="0.5cm" svg:x="1.5cm" svg:y="5.5cm">
          <text:p text:style-name="P1"><text:span text:style-name="T4">*</text:span></text:p>
        </draw:rect>
        <draw:rect draw:style-name="gr6" draw:text-style-name="P6" draw:layer="measurelines" svg:width="0.5cm" svg:height="0.5cm" svg:x="2cm" svg:y="5.5cm">
          <text:p text:style-name="P1"><text:span text:style-name="T4">#</text:span></text:p>
        </draw:rect>
        <draw:rect draw:style-name="gr7" draw:text-style-name="P7" draw:layer="measurelines" svg:width="5.5cm" svg:height="0.5cm" svg:x="10.5cm" svg:y="5.5cm">
          <text:p/>
        </draw:rect>
        <draw:rect draw:style-name="gr8" draw:text-style-name="P8" draw:layer="measurelines" svg:width="3cm" svg:height="0.5cm" svg:x="2.5cm" svg:y="5.5cm">
          <text:p text:style-name="P1"><text:span text:style-name="T6">variable</text:span></text:p>
        </draw:rect>
        <draw:rect draw:style-name="gr5" draw:text-style-name="P9" draw:layer="measurelines" svg:width="4cm" svg:height="0.5cm" svg:x="16cm" svg:y="5.5cm">
          <text:p><text:span text:style-name="T7">: TOnSDVControlTreeNodeEvent</text:span></text:p>
        </draw:rect>
        <draw:rect draw:style-name="gr5" draw:text-style-name="P9" draw:layer="measurelines" svg:width="6cm" svg:height="0.5cm" svg:x="20cm" svg:y="5.5cm">
          <text:p><text:span text:style-name="T7">&lt;&lt;functor&gt;&gt;</text:span></text:p>
        </draw:rect>
        <draw:rect draw:style-name="gr5" draw:text-style-name="P5" draw:layer="measurelines" svg:width="5.059cm" svg:height="0.5cm" svg:x="5.5cm" svg:y="6cm">
          <text:p><text:span text:style-name="T4">FEnabled</text:span></text:p>
        </draw:rect>
        <draw:rect draw:style-name="gr6" draw:text-style-name="P6" draw:layer="measurelines" svg:width="0.5cm" svg:height="0.5cm" svg:x="1.5cm" svg:y="6cm">
          <text:p text:style-name="P1"><text:span text:style-name="T4">*</text:span></text:p>
        </draw:rect>
        <draw:rect draw:style-name="gr6" draw:text-style-name="P6" draw:layer="measurelines" svg:width="0.5cm" svg:height="0.5cm" svg:x="2cm" svg:y="6cm">
          <text:p text:style-name="P1"><text:span text:style-name="T4">#</text:span></text:p>
        </draw:rect>
        <draw:rect draw:style-name="gr7" draw:text-style-name="P7" draw:layer="measurelines" svg:width="5.5cm" svg:height="0.5cm" svg:x="10.5cm" svg:y="6cm">
          <text:p/>
        </draw:rect>
        <draw:rect draw:style-name="gr8" draw:text-style-name="P8" draw:layer="measurelines" svg:width="3cm" svg:height="0.5cm" svg:x="2.5cm" svg:y="6cm">
          <text:p text:style-name="P1"><text:span text:style-name="T6">variable</text:span></text:p>
        </draw:rect>
        <draw:rect draw:style-name="gr5" draw:text-style-name="P9" draw:layer="measurelines" svg:width="4cm" svg:height="0.5cm" svg:x="16cm" svg:y="6cm">
          <text:p><text:span text:style-name="T7">: Boolean</text:span></text:p>
        </draw:rect>
        <draw:rect draw:style-name="gr9" draw:text-style-name="P9" draw:layer="measurelines" svg:width="6cm" svg:height="0.5cm" svg:x="20cm" svg:y="6cm">
          <text:p/>
        </draw:rect>
        <draw:rect draw:style-name="gr5" draw:text-style-name="P5" draw:layer="measurelines" svg:width="5.059cm" svg:height="0.5cm" svg:x="5.5cm" svg:y="6cm">
          <text:p><text:span text:style-name="T4">FEnabled</text:span></text:p>
        </draw:rect>
        <draw:rect draw:style-name="gr6" draw:text-style-name="P6" draw:layer="measurelines" svg:width="0.5cm" svg:height="0.5cm" svg:x="1.5cm" svg:y="6cm">
          <text:p text:style-name="P1"><text:span text:style-name="T4">*</text:span></text:p>
        </draw:rect>
        <draw:rect draw:style-name="gr6" draw:text-style-name="P6" draw:layer="measurelines" svg:width="0.5cm" svg:height="0.5cm" svg:x="2cm" svg:y="6cm">
          <text:p text:style-name="P1"><text:span text:style-name="T4">#</text:span></text:p>
        </draw:rect>
        <draw:rect draw:style-name="gr7" draw:text-style-name="P7" draw:layer="measurelines" svg:width="5.5cm" svg:height="0.5cm" svg:x="10.5cm" svg:y="6cm">
          <text:p/>
        </draw:rect>
        <draw:rect draw:style-name="gr8" draw:text-style-name="P8" draw:layer="measurelines" svg:width="3cm" svg:height="0.5cm" svg:x="2.5cm" svg:y="6cm">
          <text:p text:style-name="P1"><text:span text:style-name="T6">variable</text:span></text:p>
        </draw:rect>
        <draw:rect draw:style-name="gr5" draw:text-style-name="P9" draw:layer="measurelines" svg:width="4cm" svg:height="0.5cm" svg:x="16cm" svg:y="6cm">
          <text:p><text:span text:style-name="T7">: Boolean</text:span></text:p>
        </draw:rect>
        <draw:rect draw:style-name="gr9" draw:text-style-name="P9" draw:layer="measurelines" svg:width="6cm" svg:height="0.5cm" svg:x="20cm" svg:y="6cm">
          <text:p/>
        </draw:rect>
        <draw:rect draw:style-name="gr5" draw:text-style-name="P5" draw:layer="measurelines" svg:width="5.059cm" svg:height="0.5cm" svg:x="5.5cm" svg:y="6cm">
          <text:p><text:span text:style-name="T4">FAfterExpand</text:span></text:p>
        </draw:rect>
        <draw:rect draw:style-name="gr6" draw:text-style-name="P6" draw:layer="measurelines" svg:width="0.5cm" svg:height="0.5cm" svg:x="1.5cm" svg:y="6cm">
          <text:p text:style-name="P1"><text:span text:style-name="T4">*</text:span></text:p>
        </draw:rect>
        <draw:rect draw:style-name="gr6" draw:text-style-name="P6" draw:layer="measurelines" svg:width="0.5cm" svg:height="0.5cm" svg:x="2cm" svg:y="6cm">
          <text:p text:style-name="P1"><text:span text:style-name="T4">#</text:span></text:p>
        </draw:rect>
        <draw:rect draw:style-name="gr7" draw:text-style-name="P7" draw:layer="measurelines" svg:width="5.5cm" svg:height="0.5cm" svg:x="10.5cm" svg:y="6cm">
          <text:p/>
        </draw:rect>
        <draw:rect draw:style-name="gr8" draw:text-style-name="P8" draw:layer="measurelines" svg:width="3cm" svg:height="0.5cm" svg:x="2.5cm" svg:y="6cm">
          <text:p text:style-name="P1"><text:span text:style-name="T6">variable</text:span></text:p>
        </draw:rect>
        <draw:rect draw:style-name="gr5" draw:text-style-name="P9" draw:layer="measurelines" svg:width="4cm" svg:height="0.5cm" svg:x="16cm" svg:y="6cm">
          <text:p><text:span text:style-name="T7">: TOnSDVControlTreeNodeEvent</text:span></text:p>
        </draw:rect>
        <draw:rect draw:style-name="gr5" draw:text-style-name="P9" draw:layer="measurelines" svg:width="6cm" svg:height="0.5cm" svg:x="20cm" svg:y="6cm">
          <text:p><text:span text:style-name="T7">&lt;&lt;functor&gt;&gt;</text:span></text:p>
        </draw:rect>
        <draw:rect draw:style-name="gr5" draw:text-style-name="P5" draw:layer="measurelines" svg:width="5.059cm" svg:height="0.5cm" svg:x="5.5cm" svg:y="6.5cm">
          <text:p><text:span text:style-name="T4">FEnabled</text:span></text:p>
        </draw:rect>
        <draw:rect draw:style-name="gr6" draw:text-style-name="P6" draw:layer="measurelines" svg:width="0.5cm" svg:height="0.5cm" svg:x="1.5cm" svg:y="6.5cm">
          <text:p text:style-name="P1"><text:span text:style-name="T4">*</text:span></text:p>
        </draw:rect>
        <draw:rect draw:style-name="gr6" draw:text-style-name="P6" draw:layer="measurelines" svg:width="0.5cm" svg:height="0.5cm" svg:x="2cm" svg:y="6.5cm">
          <text:p text:style-name="P1"><text:span text:style-name="T4">#</text:span></text:p>
        </draw:rect>
        <draw:rect draw:style-name="gr7" draw:text-style-name="P7" draw:layer="measurelines" svg:width="5.5cm" svg:height="0.5cm" svg:x="10.5cm" svg:y="6.5cm">
          <text:p/>
        </draw:rect>
        <draw:rect draw:style-name="gr8" draw:text-style-name="P8" draw:layer="measurelines" svg:width="3cm" svg:height="0.5cm" svg:x="2.5cm" svg:y="6.5cm">
          <text:p text:style-name="P1"><text:span text:style-name="T6">variable</text:span></text:p>
        </draw:rect>
        <draw:rect draw:style-name="gr5" draw:text-style-name="P9" draw:layer="measurelines" svg:width="4cm" svg:height="0.5cm" svg:x="16cm" svg:y="6.5cm">
          <text:p><text:span text:style-name="T7">: Boolean</text:span></text:p>
        </draw:rect>
        <draw:rect draw:style-name="gr9" draw:text-style-name="P9" draw:layer="measurelines" svg:width="6cm" svg:height="0.5cm" svg:x="20cm" svg:y="6.5cm">
          <text:p/>
        </draw:rect>
        <draw:rect draw:style-name="gr5" draw:text-style-name="P5" draw:layer="measurelines" svg:width="5.059cm" svg:height="0.5cm" svg:x="5.5cm" svg:y="6.5cm">
          <text:p><text:span text:style-name="T4">FEnabled</text:span></text:p>
        </draw:rect>
        <draw:rect draw:style-name="gr6" draw:text-style-name="P6" draw:layer="measurelines" svg:width="0.5cm" svg:height="0.5cm" svg:x="1.5cm" svg:y="6.5cm">
          <text:p text:style-name="P1"><text:span text:style-name="T4">*</text:span></text:p>
        </draw:rect>
        <draw:rect draw:style-name="gr6" draw:text-style-name="P6" draw:layer="measurelines" svg:width="0.5cm" svg:height="0.5cm" svg:x="2cm" svg:y="6.5cm">
          <text:p text:style-name="P1"><text:span text:style-name="T4">#</text:span></text:p>
        </draw:rect>
        <draw:rect draw:style-name="gr7" draw:text-style-name="P7" draw:layer="measurelines" svg:width="5.5cm" svg:height="0.5cm" svg:x="10.5cm" svg:y="6.5cm">
          <text:p/>
        </draw:rect>
        <draw:rect draw:style-name="gr8" draw:text-style-name="P8" draw:layer="measurelines" svg:width="3cm" svg:height="0.5cm" svg:x="2.5cm" svg:y="6.5cm">
          <text:p text:style-name="P1"><text:span text:style-name="T6">variable</text:span></text:p>
        </draw:rect>
        <draw:rect draw:style-name="gr5" draw:text-style-name="P9" draw:layer="measurelines" svg:width="4cm" svg:height="0.5cm" svg:x="16cm" svg:y="6.5cm">
          <text:p><text:span text:style-name="T7">: Boolean</text:span></text:p>
        </draw:rect>
        <draw:rect draw:style-name="gr9" draw:text-style-name="P9" draw:layer="measurelines" svg:width="6cm" svg:height="0.5cm" svg:x="20cm" svg:y="6.5cm">
          <text:p/>
        </draw:rect>
        <draw:rect draw:style-name="gr5" draw:text-style-name="P5" draw:layer="measurelines" svg:width="5.059cm" svg:height="0.5cm" svg:x="5.5cm" svg:y="6.5cm">
          <text:p><text:span text:style-name="T4">FAfterEmpty</text:span></text:p>
        </draw:rect>
        <draw:rect draw:style-name="gr6" draw:text-style-name="P6" draw:layer="measurelines" svg:width="0.5cm" svg:height="0.5cm" svg:x="1.5cm" svg:y="6.5cm">
          <text:p text:style-name="P1"><text:span text:style-name="T4">*</text:span></text:p>
        </draw:rect>
        <draw:rect draw:style-name="gr6" draw:text-style-name="P6" draw:layer="measurelines" svg:width="0.5cm" svg:height="0.5cm" svg:x="2cm" svg:y="6.5cm">
          <text:p text:style-name="P1"><text:span text:style-name="T4">#</text:span></text:p>
        </draw:rect>
        <draw:rect draw:style-name="gr7" draw:text-style-name="P7" draw:layer="measurelines" svg:width="5.5cm" svg:height="0.5cm" svg:x="10.5cm" svg:y="6.5cm">
          <text:p/>
        </draw:rect>
        <draw:rect draw:style-name="gr8" draw:text-style-name="P8" draw:layer="measurelines" svg:width="3cm" svg:height="0.5cm" svg:x="2.5cm" svg:y="6.5cm">
          <text:p text:style-name="P1"><text:span text:style-name="T6">variable</text:span></text:p>
        </draw:rect>
        <draw:rect draw:style-name="gr5" draw:text-style-name="P9" draw:layer="measurelines" svg:width="4cm" svg:height="0.5cm" svg:x="16cm" svg:y="6.5cm">
          <text:p><text:span text:style-name="T7">: TOnSDVControlTreeNodeEvent</text:span></text:p>
        </draw:rect>
        <draw:rect draw:style-name="gr5" draw:text-style-name="P9" draw:layer="measurelines" svg:width="6cm" svg:height="0.5cm" svg:x="20cm" svg:y="6.5cm">
          <text:p><text:span text:style-name="T7">&lt;&lt;functor&gt;&gt;</text:span></text:p>
        </draw:rect>
        <draw:rect draw:style-name="gr11" draw:text-style-name="P1" draw:layer="measurelines" svg:width="-24.5cm" svg:height="-4cm" svg:x="26cm" svg:y="7cm">
          <text:p/>
        </draw:rect>
        <draw:rect draw:style-name="gr5" draw:text-style-name="P5" draw:layer="measurelines" svg:width="5.059cm" svg:height="0.5cm" svg:x="5.5cm" svg:y="7cm">
          <text:p><text:span text:style-name="T4">CreateNodeByClass</text:span></text:p>
        </draw:rect>
        <draw:rect draw:style-name="gr6" draw:text-style-name="P6" draw:layer="measurelines" svg:width="0.5cm" svg:height="0.5cm" svg:x="1.5cm" svg:y="7cm">
          <text:p text:style-name="P1"><text:span text:style-name="T4">~</text:span></text:p>
        </draw:rect>
        <draw:rect draw:style-name="gr6" draw:text-style-name="P6" draw:layer="measurelines" svg:width="0.5cm" svg:height="0.5cm" svg:x="2cm" svg:y="7cm">
          <text:p text:style-name="P1"><text:span text:style-name="T4">#</text:span></text:p>
        </draw:rect>
        <draw:rect draw:style-name="gr5" draw:text-style-name="P9" draw:layer="measurelines" svg:width="5.5cm" svg:height="0.5cm" svg:x="10.5cm" svg:y="7cm">
          <text:p><text:span text:style-name="T7">()</text:span></text:p>
        </draw:rect>
        <draw:rect draw:style-name="gr6" draw:text-style-name="P10" draw:layer="measurelines" svg:width="3cm" svg:height="0.5cm" svg:x="2.5cm" svg:y="7cm">
          <text:p text:style-name="P1"><text:span text:style-name="T7">function</text:span></text:p>
        </draw:rect>
        <draw:rect draw:style-name="gr5" draw:text-style-name="P9" draw:layer="measurelines" svg:width="4cm" svg:height="0.5cm" svg:x="16cm" svg:y="7cm">
          <text:p><text:span text:style-name="T7">: TSDVTreeNode</text:span></text:p>
        </draw:rect>
        <draw:rect draw:style-name="gr5" draw:text-style-name="P9" draw:layer="measurelines" svg:width="6cm" svg:height="0.5cm" svg:x="20cm" svg:y="7cm">
          <text:p><text:span text:style-name="T7">&lt;&lt;override&gt;&gt;</text:span></text:p>
        </draw:rect>
        <draw:rect draw:style-name="gr11" draw:text-style-name="P1" draw:layer="measurelines" svg:width="-24.5cm" svg:height="-0.5cm" svg:x="26cm" svg:y="7.5cm">
          <text:p/>
        </draw:rect>
      </draw:page>
      <draw:page draw:name="page4" draw:style-name="dp1" draw:master-page-name="Predeterminado">
        <office:forms form:automatic-focus="false" form:apply-design-mode="false"/>
        <draw:rect draw:style-name="gr5" draw:text-style-name="P5" draw:layer="layout" svg:width="5.059cm" svg:height="0.5cm" svg:x="5.5cm" svg:y="9.5cm">
          <text:p><text:span text:style-name="T4">InternalExplore</text:span></text:p>
        </draw:rect>
        <draw:rect draw:style-name="gr6" draw:text-style-name="P6" draw:layer="layout" svg:width="0.5cm" svg:height="0.5cm" svg:x="1.5cm" svg:y="9.5cm">
          <text:p text:style-name="P1"><text:span text:style-name="T4">*</text:span></text:p>
        </draw:rect>
        <draw:rect draw:style-name="gr6" draw:text-style-name="P6" draw:layer="layout" svg:width="0.5cm" svg:height="0.5cm" svg:x="2cm" svg:y="9.5cm">
          <text:p text:style-name="P1"><text:span text:style-name="T4">##</text:span></text:p>
        </draw:rect>
        <draw:rect draw:style-name="gr5" draw:text-style-name="P9" draw:layer="layout" svg:width="5.5cm" svg:height="0.5cm" svg:x="10.5cm" svg:y="9.5cm">
          <text:p><text:span text:style-name="T7">()</text:span></text:p>
        </draw:rect>
        <draw:rect draw:style-name="gr6" draw:text-style-name="P10" draw:layer="layout" svg:width="3cm" svg:height="0.5cm" svg:x="2.5cm" svg:y="9.5cm">
          <text:p text:style-name="P1"><text:span text:style-name="T7">procedure</text:span></text:p>
        </draw:rect>
        <draw:rect draw:style-name="gr5" draw:text-style-name="P9" draw:layer="layout" svg:width="4cm" svg:height="0.5cm" svg:x="16cm" svg:y="9.5cm">
          <text:p><text:span text:style-name="T7">: void</text:span></text:p>
        </draw:rect>
        <draw:rect draw:style-name="gr5" draw:text-style-name="P9" draw:layer="layout" svg:width="6cm" svg:height="0.5cm" svg:x="20cm" svg:y="9.5cm">
          <text:p><text:span text:style-name="T7">&lt;&lt;dynamic&gt;&gt;</text:span></text:p>
        </draw:rect>
        <draw:rect draw:style-name="gr5" draw:text-style-name="P5" draw:layer="layout" svg:width="5.059cm" svg:height="0.5cm" svg:x="5.5cm" svg:y="10cm">
          <text:p><text:span text:style-name="T4">InternalCollapse</text:span></text:p>
        </draw:rect>
        <draw:rect draw:style-name="gr6" draw:text-style-name="P6" draw:layer="layout" svg:width="0.5cm" svg:height="0.5cm" svg:x="1.5cm" svg:y="10cm">
          <text:p text:style-name="P1"><text:span text:style-name="T4">*</text:span></text:p>
        </draw:rect>
        <draw:rect draw:style-name="gr6" draw:text-style-name="P6" draw:layer="layout" svg:width="0.5cm" svg:height="0.5cm" svg:x="2cm" svg:y="10cm">
          <text:p text:style-name="P1"><text:span text:style-name="T4">##</text:span></text:p>
        </draw:rect>
        <draw:rect draw:style-name="gr5" draw:text-style-name="P9" draw:layer="layout" svg:width="5.5cm" svg:height="0.5cm" svg:x="10.5cm" svg:y="10cm">
          <text:p><text:span text:style-name="T7">()</text:span></text:p>
        </draw:rect>
        <draw:rect draw:style-name="gr6" draw:text-style-name="P10" draw:layer="layout" svg:width="3cm" svg:height="0.5cm" svg:x="2.5cm" svg:y="10cm">
          <text:p text:style-name="P1"><text:span text:style-name="T7">procedure</text:span></text:p>
        </draw:rect>
        <draw:rect draw:style-name="gr5" draw:text-style-name="P9" draw:layer="layout" svg:width="4cm" svg:height="0.5cm" svg:x="16cm" svg:y="10cm">
          <text:p><text:span text:style-name="T7">: void</text:span></text:p>
        </draw:rect>
        <draw:rect draw:style-name="gr5" draw:text-style-name="P9" draw:layer="layout" svg:width="6cm" svg:height="0.5cm" svg:x="20cm" svg:y="10cm">
          <text:p><text:span text:style-name="T7">&lt;&lt;dynamic&gt;&gt;</text:span></text:p>
        </draw:rect>
        <draw:rect draw:style-name="gr5" draw:text-style-name="P5" draw:layer="layout" svg:width="5.059cm" svg:height="0.5cm" svg:x="5.5cm" svg:y="10.5cm">
          <text:p><text:span text:style-name="T4">InternalExpand</text:span></text:p>
        </draw:rect>
        <draw:rect draw:style-name="gr6" draw:text-style-name="P6" draw:layer="layout" svg:width="0.5cm" svg:height="0.5cm" svg:x="1.5cm" svg:y="10.5cm">
          <text:p text:style-name="P1"><text:span text:style-name="T4">*</text:span></text:p>
        </draw:rect>
        <draw:rect draw:style-name="gr6" draw:text-style-name="P6" draw:layer="layout" svg:width="0.5cm" svg:height="0.5cm" svg:x="2cm" svg:y="10.5cm">
          <text:p text:style-name="P1"><text:span text:style-name="T4">##</text:span></text:p>
        </draw:rect>
        <draw:rect draw:style-name="gr5" draw:text-style-name="P9" draw:layer="layout" svg:width="5.5cm" svg:height="0.5cm" svg:x="10.5cm" svg:y="10.5cm">
          <text:p><text:span text:style-name="T7">()</text:span></text:p>
        </draw:rect>
        <draw:rect draw:style-name="gr6" draw:text-style-name="P10" draw:layer="layout" svg:width="3cm" svg:height="0.5cm" svg:x="2.5cm" svg:y="10.5cm">
          <text:p text:style-name="P1"><text:span text:style-name="T7">procedure</text:span></text:p>
        </draw:rect>
        <draw:rect draw:style-name="gr5" draw:text-style-name="P9" draw:layer="layout" svg:width="4cm" svg:height="0.5cm" svg:x="16cm" svg:y="10.5cm">
          <text:p><text:span text:style-name="T7">: void</text:span></text:p>
        </draw:rect>
        <draw:rect draw:style-name="gr5" draw:text-style-name="P9" draw:layer="layout" svg:width="6cm" svg:height="0.5cm" svg:x="20cm" svg:y="10.5cm">
          <text:p><text:span text:style-name="T7">&lt;&lt;dynamic&gt;&gt;</text:span></text:p>
        </draw:rect>
        <draw:rect draw:style-name="gr5" draw:text-style-name="P5" draw:layer="layout" svg:width="5.059cm" svg:height="0.5cm" svg:x="5.5cm" svg:y="11cm">
          <text:p><text:span text:style-name="T4">InternalEmpty</text:span></text:p>
        </draw:rect>
        <draw:rect draw:style-name="gr6" draw:text-style-name="P6" draw:layer="layout" svg:width="0.5cm" svg:height="0.5cm" svg:x="1.5cm" svg:y="11cm">
          <text:p text:style-name="P1"><text:span text:style-name="T4">*</text:span></text:p>
        </draw:rect>
        <draw:rect draw:style-name="gr6" draw:text-style-name="P6" draw:layer="layout" svg:width="0.5cm" svg:height="0.5cm" svg:x="2cm" svg:y="11cm">
          <text:p text:style-name="P1"><text:span text:style-name="T4">##</text:span></text:p>
        </draw:rect>
        <draw:rect draw:style-name="gr5" draw:text-style-name="P9" draw:layer="layout" svg:width="5.5cm" svg:height="0.5cm" svg:x="10.5cm" svg:y="11cm">
          <text:p><text:span text:style-name="T7">()</text:span></text:p>
        </draw:rect>
        <draw:rect draw:style-name="gr6" draw:text-style-name="P10" draw:layer="layout" svg:width="3cm" svg:height="0.5cm" svg:x="2.5cm" svg:y="11cm">
          <text:p text:style-name="P1"><text:span text:style-name="T7">procedure</text:span></text:p>
        </draw:rect>
        <draw:rect draw:style-name="gr5" draw:text-style-name="P9" draw:layer="layout" svg:width="4cm" svg:height="0.5cm" svg:x="16cm" svg:y="11cm">
          <text:p><text:span text:style-name="T7">: void</text:span></text:p>
        </draw:rect>
        <draw:rect draw:style-name="gr5" draw:text-style-name="P9" draw:layer="layout" svg:width="6cm" svg:height="0.5cm" svg:x="20cm" svg:y="11cm">
          <text:p><text:span text:style-name="T7">&lt;&lt;dynamic&gt;&gt;</text:span></text:p>
        </draw:rect>
        <draw:rect draw:style-name="gr5" draw:text-style-name="P5" draw:layer="layout" svg:width="5.059cm" svg:height="0.5cm" svg:x="5.5cm" svg:y="11.5cm">
          <text:p><text:span text:style-name="T4">InternalHide</text:span></text:p>
        </draw:rect>
        <draw:rect draw:style-name="gr6" draw:text-style-name="P6" draw:layer="layout" svg:width="0.5cm" svg:height="0.5cm" svg:x="1.5cm" svg:y="11.5cm">
          <text:p text:style-name="P1"><text:span text:style-name="T4">*</text:span></text:p>
        </draw:rect>
        <draw:rect draw:style-name="gr6" draw:text-style-name="P6" draw:layer="layout" svg:width="0.5cm" svg:height="0.5cm" svg:x="2cm" svg:y="11.5cm">
          <text:p text:style-name="P1"><text:span text:style-name="T4">##</text:span></text:p>
        </draw:rect>
        <draw:rect draw:style-name="gr5" draw:text-style-name="P9" draw:layer="layout" svg:width="5.5cm" svg:height="0.5cm" svg:x="10.5cm" svg:y="11.5cm">
          <text:p><text:span text:style-name="T7">()</text:span></text:p>
        </draw:rect>
        <draw:rect draw:style-name="gr6" draw:text-style-name="P10" draw:layer="layout" svg:width="3cm" svg:height="0.5cm" svg:x="2.5cm" svg:y="11.5cm">
          <text:p text:style-name="P1"><text:span text:style-name="T7">procedure</text:span></text:p>
        </draw:rect>
        <draw:rect draw:style-name="gr5" draw:text-style-name="P9" draw:layer="layout" svg:width="4cm" svg:height="0.5cm" svg:x="16cm" svg:y="11.5cm">
          <text:p><text:span text:style-name="T7">: void</text:span></text:p>
        </draw:rect>
        <draw:rect draw:style-name="gr5" draw:text-style-name="P9" draw:layer="layout" svg:width="6cm" svg:height="0.5cm" svg:x="20cm" svg:y="11.5cm">
          <text:p><text:span text:style-name="T7">&lt;&lt;dynamic&gt;&gt;</text:span></text:p>
        </draw:rect>
        <draw:rect draw:style-name="gr1" draw:text-style-name="P2" draw:layer="layout" svg:width="24.5cm" svg:height="1.6cm" svg:x="1.5cm" svg:y="1.4cm">
          <text:p text:style-name="P1"><text:span text:style-name="T5">&lt;&lt;class&gt;&gt;</text:span></text:p>
          <text:p text:style-name="P1"><text:span text:style-name="T2">TSDVControlTreeCollection</text:span></text:p>
        </draw:rect>
        <draw:rect draw:style-name="gr5" draw:text-style-name="P5" draw:layer="layout" svg:width="5.059cm" svg:height="0.5cm" svg:x="5.5cm" svg:y="13cm">
          <text:p><text:span text:style-name="T4">Explore</text:span></text:p>
        </draw:rect>
        <draw:rect draw:style-name="gr6" draw:text-style-name="P6" draw:layer="layout" svg:width="0.5cm" svg:height="0.5cm" svg:x="1.5cm" svg:y="13cm">
          <text:p text:style-name="P1"><text:span text:style-name="T4">*</text:span></text:p>
        </draw:rect>
        <draw:rect draw:style-name="gr6" draw:text-style-name="P6" draw:layer="layout" svg:width="0.5cm" svg:height="0.5cm" svg:x="2cm" svg:y="13cm">
          <text:p text:style-name="P1"><text:span text:style-name="T4">+</text:span></text:p>
        </draw:rect>
        <draw:rect draw:style-name="gr5" draw:text-style-name="P9" draw:layer="layout" svg:width="5.5cm" svg:height="0.5cm" svg:x="10.5cm" svg:y="13cm">
          <text:p><text:span text:style-name="T7">()</text:span></text:p>
        </draw:rect>
        <draw:rect draw:style-name="gr6" draw:text-style-name="P10" draw:layer="layout" svg:width="3cm" svg:height="0.5cm" svg:x="2.5cm" svg:y="13cm">
          <text:p text:style-name="P1"><text:span text:style-name="T7">procedure</text:span></text:p>
        </draw:rect>
        <draw:rect draw:style-name="gr5" draw:text-style-name="P9" draw:layer="layout" svg:width="4cm" svg:height="0.5cm" svg:x="16cm" svg:y="13cm">
          <text:p><text:span text:style-name="T7">: void</text:span></text:p>
        </draw:rect>
        <draw:rect draw:style-name="gr9" draw:text-style-name="P9" draw:layer="layout" svg:width="6cm" svg:height="0.5cm" svg:x="20cm" svg:y="13cm">
          <text:p/>
        </draw:rect>
        <draw:rect draw:style-name="gr5" draw:text-style-name="P5" draw:layer="layout" svg:width="5.059cm" svg:height="0.5cm" svg:x="5.5cm" svg:y="13.5cm">
          <text:p><text:span text:style-name="T4">Collapse</text:span></text:p>
        </draw:rect>
        <draw:rect draw:style-name="gr6" draw:text-style-name="P6" draw:layer="layout" svg:width="0.5cm" svg:height="0.5cm" svg:x="1.5cm" svg:y="13.5cm">
          <text:p text:style-name="P1"><text:span text:style-name="T4">*</text:span></text:p>
        </draw:rect>
        <draw:rect draw:style-name="gr6" draw:text-style-name="P6" draw:layer="layout" svg:width="0.5cm" svg:height="0.5cm" svg:x="2cm" svg:y="13.5cm">
          <text:p text:style-name="P1"><text:span text:style-name="T4">+</text:span></text:p>
        </draw:rect>
        <draw:rect draw:style-name="gr5" draw:text-style-name="P9" draw:layer="layout" svg:width="5.5cm" svg:height="0.5cm" svg:x="10.5cm" svg:y="13.5cm">
          <text:p><text:span text:style-name="T7">()</text:span></text:p>
        </draw:rect>
        <draw:rect draw:style-name="gr6" draw:text-style-name="P10" draw:layer="layout" svg:width="3cm" svg:height="0.5cm" svg:x="2.5cm" svg:y="13.5cm">
          <text:p text:style-name="P1"><text:span text:style-name="T7">procedure</text:span></text:p>
        </draw:rect>
        <draw:rect draw:style-name="gr5" draw:text-style-name="P9" draw:layer="layout" svg:width="4cm" svg:height="0.5cm" svg:x="16cm" svg:y="13.5cm">
          <text:p><text:span text:style-name="T7">: void</text:span></text:p>
        </draw:rect>
        <draw:rect draw:style-name="gr9" draw:text-style-name="P9" draw:layer="layout" svg:width="6cm" svg:height="0.5cm" svg:x="20cm" svg:y="13.5cm">
          <text:p/>
        </draw:rect>
        <draw:rect draw:style-name="gr5" draw:text-style-name="P5" draw:layer="layout" svg:width="5.059cm" svg:height="0.5cm" svg:x="5.5cm" svg:y="14cm">
          <text:p><text:span text:style-name="T4">Expand</text:span></text:p>
        </draw:rect>
        <draw:rect draw:style-name="gr6" draw:text-style-name="P6" draw:layer="layout" svg:width="0.5cm" svg:height="0.5cm" svg:x="1.5cm" svg:y="14cm">
          <text:p text:style-name="P1"><text:span text:style-name="T4">*</text:span></text:p>
        </draw:rect>
        <draw:rect draw:style-name="gr6" draw:text-style-name="P6" draw:layer="layout" svg:width="0.5cm" svg:height="0.5cm" svg:x="2cm" svg:y="14cm">
          <text:p text:style-name="P1"><text:span text:style-name="T4">+</text:span></text:p>
        </draw:rect>
        <draw:rect draw:style-name="gr5" draw:text-style-name="P9" draw:layer="layout" svg:width="5.5cm" svg:height="0.5cm" svg:x="10.5cm" svg:y="14cm">
          <text:p><text:span text:style-name="T7">()</text:span></text:p>
        </draw:rect>
        <draw:rect draw:style-name="gr6" draw:text-style-name="P10" draw:layer="layout" svg:width="3cm" svg:height="0.5cm" svg:x="2.5cm" svg:y="14cm">
          <text:p text:style-name="P1"><text:span text:style-name="T7">procedure</text:span></text:p>
        </draw:rect>
        <draw:rect draw:style-name="gr5" draw:text-style-name="P9" draw:layer="layout" svg:width="4cm" svg:height="0.5cm" svg:x="16cm" svg:y="14cm">
          <text:p><text:span text:style-name="T7">: void</text:span></text:p>
        </draw:rect>
        <draw:rect draw:style-name="gr9" draw:text-style-name="P9" draw:layer="layout" svg:width="6cm" svg:height="0.5cm" svg:x="20cm" svg:y="14cm">
          <text:p/>
        </draw:rect>
        <draw:rect draw:style-name="gr5" draw:text-style-name="P5" draw:layer="layout" svg:width="5.059cm" svg:height="0.5cm" svg:x="5.5cm" svg:y="14.5cm">
          <text:p><text:span text:style-name="T4">Empty</text:span></text:p>
        </draw:rect>
        <draw:rect draw:style-name="gr6" draw:text-style-name="P6" draw:layer="layout" svg:width="0.5cm" svg:height="0.5cm" svg:x="1.5cm" svg:y="14.5cm">
          <text:p text:style-name="P1"><text:span text:style-name="T4">*</text:span></text:p>
        </draw:rect>
        <draw:rect draw:style-name="gr6" draw:text-style-name="P6" draw:layer="layout" svg:width="0.5cm" svg:height="0.5cm" svg:x="2cm" svg:y="14.5cm">
          <text:p text:style-name="P1"><text:span text:style-name="T4">+</text:span></text:p>
        </draw:rect>
        <draw:rect draw:style-name="gr5" draw:text-style-name="P9" draw:layer="layout" svg:width="5.5cm" svg:height="0.5cm" svg:x="10.5cm" svg:y="14.5cm">
          <text:p><text:span text:style-name="T7">()</text:span></text:p>
        </draw:rect>
        <draw:rect draw:style-name="gr6" draw:text-style-name="P10" draw:layer="layout" svg:width="3cm" svg:height="0.5cm" svg:x="2.5cm" svg:y="14.5cm">
          <text:p text:style-name="P1"><text:span text:style-name="T7">procedure</text:span></text:p>
        </draw:rect>
        <draw:rect draw:style-name="gr5" draw:text-style-name="P9" draw:layer="layout" svg:width="4cm" svg:height="0.5cm" svg:x="16cm" svg:y="14.5cm">
          <text:p><text:span text:style-name="T7">: void</text:span></text:p>
        </draw:rect>
        <draw:rect draw:style-name="gr9" draw:text-style-name="P9" draw:layer="layout" svg:width="6cm" svg:height="0.5cm" svg:x="20cm" svg:y="14.5cm">
          <text:p/>
        </draw:rect>
        <draw:rect draw:style-name="gr11" draw:text-style-name="P1" draw:layer="layout" svg:width="-24.5cm" svg:height="-2.5cm" svg:x="26cm" svg:y="12cm">
          <text:p/>
        </draw:rect>
        <draw:rect draw:style-name="gr5" draw:text-style-name="P5" draw:layer="measurelines" svg:width="5.059cm" svg:height="0.5cm" svg:x="5.5cm" svg:y="15cm">
          <text:p><text:span text:style-name="T4">Hide</text:span></text:p>
        </draw:rect>
        <draw:rect draw:style-name="gr6" draw:text-style-name="P6" draw:layer="measurelines" svg:width="0.5cm" svg:height="0.5cm" svg:x="1.5cm" svg:y="15cm">
          <text:p text:style-name="P1"><text:span text:style-name="T4">*</text:span></text:p>
        </draw:rect>
        <draw:rect draw:style-name="gr6" draw:text-style-name="P6" draw:layer="measurelines" svg:width="0.5cm" svg:height="0.5cm" svg:x="2cm" svg:y="15cm">
          <text:p text:style-name="P1"><text:span text:style-name="T4">+</text:span></text:p>
        </draw:rect>
        <draw:rect draw:style-name="gr5" draw:text-style-name="P9" draw:layer="measurelines" svg:width="5.5cm" svg:height="0.5cm" svg:x="10.5cm" svg:y="15cm">
          <text:p><text:span text:style-name="T7">()</text:span></text:p>
        </draw:rect>
        <draw:rect draw:style-name="gr6" draw:text-style-name="P10" draw:layer="measurelines" svg:width="3cm" svg:height="0.5cm" svg:x="2.5cm" svg:y="15cm">
          <text:p text:style-name="P1"><text:span text:style-name="T7">procedure</text:span></text:p>
        </draw:rect>
        <draw:rect draw:style-name="gr5" draw:text-style-name="P9" draw:layer="measurelines" svg:width="4cm" svg:height="0.5cm" svg:x="16cm" svg:y="15cm">
          <text:p><text:span text:style-name="T7">: void</text:span></text:p>
        </draw:rect>
        <draw:rect draw:style-name="gr9" draw:text-style-name="P9" draw:layer="measurelines" svg:width="6cm" svg:height="0.5cm" svg:x="20cm" svg:y="15cm">
          <text:p/>
        </draw:rect>
        <draw:rect draw:style-name="gr11" draw:text-style-name="P1" draw:layer="measurelines" svg:width="-24.5cm" svg:height="-2.5cm" svg:x="26cm" svg:y="15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. .</meta:initial-creator>
    <meta:creation-date>1980-01-04T00:59:16.39</meta:creation-date>
    <dc:date>1980-01-12T01:36:36.46</dc:date>
    <meta:editing-duration>P1DT12H56M43S</meta:editing-duration>
    <meta:editing-cycles>241</meta:editing-cycles>
    <meta:generator>LibreOffice/3.4$Win32 LibreOffice_project/340m1$Build-502</meta:generator>
    <meta:document-statistic meta:object-count="689"/>
  </office:meta>
</office:document-meta>
</file>